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0.7398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0.94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formance_result_100_it_drm-nvm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It-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ter time</text:p>
          </table:table-cell>
          <table:table-cell office:value-type="string" calcext:value-type="string">
            <text:p>iter idle</text:p>
          </table:table-cell>
          <table:table-cell office:value-type="string" calcext:value-type="string">
            <text:p>transfer t</text:p>
          </table:table-cell>
          <table:table-cell office:value-type="string" calcext:value-type="string">
            <text:p>tran idle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analys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77308" calcext:value-type="float">
            <text:p>1.67730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1.67781" calcext:value-type="float">
            <text:p>1.67781</text:p>
          </table:table-cell>
          <table:table-cell office:value-type="float" office:value="1.432297" calcext:value-type="float">
            <text:p>1.432297</text:p>
          </table:table-cell>
          <table:table-cell office:value-type="float" office:value="0.24181" calcext:value-type="float">
            <text:p>0.24181</text:p>
          </table:table-cell>
          <table:table-cell office:value-type="float" office:value="0.245285" calcext:value-type="float">
            <text:p>0.245285</text:p>
          </table:table-cell>
          <table:table-cell office:value-type="float" office:value="1.677934" calcext:value-type="float">
            <text:p>1.677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09727" calcext:value-type="float">
            <text:p>1.709727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1.710011" calcext:value-type="float">
            <text:p>1.710011</text:p>
          </table:table-cell>
          <table:table-cell office:value-type="float" office:value="1.574235" calcext:value-type="float">
            <text:p>1.574235</text:p>
          </table:table-cell>
          <table:table-cell office:value-type="float" office:value="0.250189" calcext:value-type="float">
            <text:p>0.250189</text:p>
          </table:table-cell>
          <table:table-cell office:value-type="float" office:value="0.135364" calcext:value-type="float">
            <text:p>0.135364</text:p>
          </table:table-cell>
          <table:table-cell office:value-type="float" office:value="1.710128" calcext:value-type="float">
            <text:p>1.710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15648" calcext:value-type="float">
            <text:p>1.71564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1.715851" calcext:value-type="float">
            <text:p>1.715851</text:p>
          </table:table-cell>
          <table:table-cell office:value-type="float" office:value="1.622681" calcext:value-type="float">
            <text:p>1.622681</text:p>
          </table:table-cell>
          <table:table-cell office:value-type="float" office:value="0.249126" calcext:value-type="float">
            <text:p>0.249126</text:p>
          </table:table-cell>
          <table:table-cell office:value-type="float" office:value="0.092719" calcext:value-type="float">
            <text:p>0.092719</text:p>
          </table:table-cell>
          <table:table-cell office:value-type="float" office:value="1.715968" calcext:value-type="float">
            <text:p>1.715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728153" calcext:value-type="float">
            <text:p>1.728153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1.728311" calcext:value-type="float">
            <text:p>1.728311</text:p>
          </table:table-cell>
          <table:table-cell office:value-type="float" office:value="1.657111" calcext:value-type="float">
            <text:p>1.657111</text:p>
          </table:table-cell>
          <table:table-cell office:value-type="float" office:value="0.251945" calcext:value-type="float">
            <text:p>0.251945</text:p>
          </table:table-cell>
          <table:table-cell office:value-type="float" office:value="0.070672" calcext:value-type="float">
            <text:p>0.070672</text:p>
          </table:table-cell>
          <table:table-cell office:value-type="float" office:value="1.728431" calcext:value-type="float">
            <text:p>1.7284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29062" calcext:value-type="float">
            <text:p>1.729062</text:p>
          </table:table-cell>
          <table:table-cell office:value-type="float" office:value="0.00007" calcext:value-type="float">
            <text:p>7E-05</text:p>
          </table:table-cell>
          <table:table-cell office:value-type="float" office:value="1.72919" calcext:value-type="float">
            <text:p>1.72919</text:p>
          </table:table-cell>
          <table:table-cell office:value-type="float" office:value="1.671368" calcext:value-type="float">
            <text:p>1.671368</text:p>
          </table:table-cell>
          <table:table-cell office:value-type="float" office:value="0.252504" calcext:value-type="float">
            <text:p>0.252504</text:p>
          </table:table-cell>
          <table:table-cell office:value-type="float" office:value="0.057173" calcext:value-type="float">
            <text:p>0.057173</text:p>
          </table:table-cell>
          <table:table-cell office:value-type="float" office:value="1.729311" calcext:value-type="float">
            <text:p>1.729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74407" calcext:value-type="float">
            <text:p>1.7440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744181" calcext:value-type="float">
            <text:p>1.744181</text:p>
          </table:table-cell>
          <table:table-cell office:value-type="float" office:value="1.694821" calcext:value-type="float">
            <text:p>1.694821</text:p>
          </table:table-cell>
          <table:table-cell office:value-type="float" office:value="0.254835" calcext:value-type="float">
            <text:p>0.254835</text:p>
          </table:table-cell>
          <table:table-cell office:value-type="float" office:value="0.048584" calcext:value-type="float">
            <text:p>0.048584</text:p>
          </table:table-cell>
          <table:table-cell office:value-type="float" office:value="1.744302" calcext:value-type="float">
            <text:p>1.7443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01083" calcext:value-type="float">
            <text:p>1.80108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1.801185" calcext:value-type="float">
            <text:p>1.801185</text:p>
          </table:table-cell>
          <table:table-cell office:value-type="float" office:value="1.756616" calcext:value-type="float">
            <text:p>1.756616</text:p>
          </table:table-cell>
          <table:table-cell office:value-type="float" office:value="0.264759" calcext:value-type="float">
            <text:p>0.264759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1.801305" calcext:value-type="float">
            <text:p>1.801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71305" calcext:value-type="float">
            <text:p>1.8713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1.871396" calcext:value-type="float">
            <text:p>1.871396</text:p>
          </table:table-cell>
          <table:table-cell office:value-type="float" office:value="1.830549" calcext:value-type="float">
            <text:p>1.830549</text:p>
          </table:table-cell>
          <table:table-cell office:value-type="float" office:value="0.276399" calcext:value-type="float">
            <text:p>0.276399</text:p>
          </table:table-cell>
          <table:table-cell office:value-type="float" office:value="0.039814" calcext:value-type="float">
            <text:p>0.039814</text:p>
          </table:table-cell>
          <table:table-cell office:value-type="float" office:value="1.871515" calcext:value-type="float">
            <text:p>1.8715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007" calcext:value-type="float">
            <text:p>1.87007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1.870154" calcext:value-type="float">
            <text:p>1.870154</text:p>
          </table:table-cell>
          <table:table-cell office:value-type="float" office:value="1.833015" calcext:value-type="float">
            <text:p>1.833015</text:p>
          </table:table-cell>
          <table:table-cell office:value-type="float" office:value="0.276368" calcext:value-type="float">
            <text:p>0.276368</text:p>
          </table:table-cell>
          <table:table-cell office:value-type="float" office:value="0.035973" calcext:value-type="float">
            <text:p>0.035973</text:p>
          </table:table-cell>
          <table:table-cell office:value-type="float" office:value="1.870272" calcext:value-type="float">
            <text:p>1.8702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877923" calcext:value-type="float">
            <text:p>1.87792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1.878001" calcext:value-type="float">
            <text:p>1.878001</text:p>
          </table:table-cell>
          <table:table-cell office:value-type="float" office:value="1.843489" calcext:value-type="float">
            <text:p>1.843489</text:p>
          </table:table-cell>
          <table:table-cell office:value-type="float" office:value="0.277894" calcext:value-type="float">
            <text:p>0.277894</text:p>
          </table:table-cell>
          <table:table-cell office:value-type="float" office:value="0.033217" calcext:value-type="float">
            <text:p>0.033217</text:p>
          </table:table-cell>
          <table:table-cell office:value-type="float" office:value="1.878121" calcext:value-type="float">
            <text:p>1.8781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951744" calcext:value-type="float">
            <text:p>1.95174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1.95182" calcext:value-type="float">
            <text:p>1.95182</text:p>
          </table:table-cell>
          <table:table-cell office:value-type="float" office:value="1.918479" calcext:value-type="float">
            <text:p>1.918479</text:p>
          </table:table-cell>
          <table:table-cell office:value-type="float" office:value="0.29021" calcext:value-type="float">
            <text:p>0.29021</text:p>
          </table:table-cell>
          <table:table-cell office:value-type="float" office:value="0.031894" calcext:value-type="float">
            <text:p>0.031894</text:p>
          </table:table-cell>
          <table:table-cell office:value-type="float" office:value="1.951937" calcext:value-type="float">
            <text:p>1.9519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042867" calcext:value-type="float">
            <text:p>2.042867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2.042939" calcext:value-type="float">
            <text:p>2.042939</text:p>
          </table:table-cell>
          <table:table-cell office:value-type="float" office:value="2.010985" calcext:value-type="float">
            <text:p>2.010985</text:p>
          </table:table-cell>
          <table:table-cell office:value-type="float" office:value="0.30493" calcext:value-type="float">
            <text:p>0.30493</text:p>
          </table:table-cell>
          <table:table-cell office:value-type="float" office:value="0.030363" calcext:value-type="float">
            <text:p>0.030363</text:p>
          </table:table-cell>
          <table:table-cell office:value-type="float" office:value="2.04306" calcext:value-type="float">
            <text:p>2.04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045624" calcext:value-type="float">
            <text:p>2.04562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2.045694" calcext:value-type="float">
            <text:p>2.045694</text:p>
          </table:table-cell>
          <table:table-cell office:value-type="float" office:value="2.015164" calcext:value-type="float">
            <text:p>2.015164</text:p>
          </table:table-cell>
          <table:table-cell office:value-type="float" office:value="0.305243" calcext:value-type="float">
            <text:p>0.305243</text:p>
          </table:table-cell>
          <table:table-cell office:value-type="float" office:value="0.028808" calcext:value-type="float">
            <text:p>0.028808</text:p>
          </table:table-cell>
          <table:table-cell office:value-type="float" office:value="2.045813" calcext:value-type="float">
            <text:p>2.0458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.042977" calcext:value-type="float">
            <text:p>2.04297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2.043042" calcext:value-type="float">
            <text:p>2.043042</text:p>
          </table:table-cell>
          <table:table-cell office:value-type="float" office:value="2.014105" calcext:value-type="float">
            <text:p>2.014105</text:p>
          </table:table-cell>
          <table:table-cell office:value-type="float" office:value="0.304872" calcext:value-type="float">
            <text:p>0.304872</text:p>
          </table:table-cell>
          <table:table-cell office:value-type="float" office:value="0.027069" calcext:value-type="float">
            <text:p>0.027069</text:p>
          </table:table-cell>
          <table:table-cell office:value-type="float" office:value="2.043165" calcext:value-type="float">
            <text:p>2.043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031606" calcext:value-type="float">
            <text:p>2.03160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2.031671" calcext:value-type="float">
            <text:p>2.031671</text:p>
          </table:table-cell>
          <table:table-cell office:value-type="float" office:value="2.003531" calcext:value-type="float">
            <text:p>2.003531</text:p>
          </table:table-cell>
          <table:table-cell office:value-type="float" office:value="0.305067" calcext:value-type="float">
            <text:p>0.305067</text:p>
          </table:table-cell>
          <table:table-cell office:value-type="float" office:value="0.025939" calcext:value-type="float">
            <text:p>0.025939</text:p>
          </table:table-cell>
          <table:table-cell office:value-type="float" office:value="2.031794" calcext:value-type="float">
            <text:p>2.031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997684" calcext:value-type="float">
            <text:p>0.997684</text:p>
          </table:table-cell>
          <table:table-cell office:value-type="float" office:value="0.749854" calcext:value-type="float">
            <text:p>0.749854</text:p>
          </table:table-cell>
          <table:table-cell office:value-type="float" office:value="0.126721" calcext:value-type="float">
            <text:p>0.126721</text:p>
          </table:table-cell>
          <table:table-cell office:value-type="float" office:value="0.247565" calcext:value-type="float">
            <text:p>0.247565</text:p>
          </table:table-cell>
          <table:table-cell office:value-type="float" office:value="0.997801" calcext:value-type="float">
            <text:p>0.997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10785" calcext:value-type="float">
            <text:p>1.01078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1.01108" calcext:value-type="float">
            <text:p>1.01108</text:p>
          </table:table-cell>
          <table:table-cell office:value-type="float" office:value="0.877941" calcext:value-type="float">
            <text:p>0.877941</text:p>
          </table:table-cell>
          <table:table-cell office:value-type="float" office:value="0.131028" calcext:value-type="float">
            <text:p>0.131028</text:p>
          </table:table-cell>
          <table:table-cell office:value-type="float" office:value="0.132689" calcext:value-type="float">
            <text:p>0.132689</text:p>
          </table:table-cell>
          <table:table-cell office:value-type="float" office:value="1.011202" calcext:value-type="float">
            <text:p>1.011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10656" calcext:value-type="float">
            <text:p>1.01065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.010843" calcext:value-type="float">
            <text:p>1.010843</text:p>
          </table:table-cell>
          <table:table-cell office:value-type="float" office:value="0.920596" calcext:value-type="float">
            <text:p>0.920596</text:p>
          </table:table-cell>
          <table:table-cell office:value-type="float" office:value="0.130536" calcext:value-type="float">
            <text:p>0.130536</text:p>
          </table:table-cell>
          <table:table-cell office:value-type="float" office:value="0.089783" calcext:value-type="float">
            <text:p>0.089783</text:p>
          </table:table-cell>
          <table:table-cell office:value-type="float" office:value="1.010963" calcext:value-type="float">
            <text:p>1.0109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1164" calcext:value-type="float">
            <text:p>1.0116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011784" calcext:value-type="float">
            <text:p>1.011784</text:p>
          </table:table-cell>
          <table:table-cell office:value-type="float" office:value="0.942596" calcext:value-type="float">
            <text:p>0.942596</text:p>
          </table:table-cell>
          <table:table-cell office:value-type="float" office:value="0.130647" calcext:value-type="float">
            <text:p>0.130647</text:p>
          </table:table-cell>
          <table:table-cell office:value-type="float" office:value="0.068632" calcext:value-type="float">
            <text:p>0.068632</text:p>
          </table:table-cell>
          <table:table-cell office:value-type="float" office:value="1.011907" calcext:value-type="float">
            <text:p>1.0119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021698" calcext:value-type="float">
            <text:p>1.02169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021816" calcext:value-type="float">
            <text:p>1.021816</text:p>
          </table:table-cell>
          <table:table-cell office:value-type="float" office:value="0.965166" calcext:value-type="float">
            <text:p>0.965166</text:p>
          </table:table-cell>
          <table:table-cell office:value-type="float" office:value="0.131669" calcext:value-type="float">
            <text:p>0.131669</text:p>
          </table:table-cell>
          <table:table-cell office:value-type="float" office:value="0.055975" calcext:value-type="float">
            <text:p>0.055975</text:p>
          </table:table-cell>
          <table:table-cell office:value-type="float" office:value="1.021934" calcext:value-type="float">
            <text:p>1.021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57349" calcext:value-type="float">
            <text:p>1.05734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1.057453" calcext:value-type="float">
            <text:p>1.057453</text:p>
          </table:table-cell>
          <table:table-cell office:value-type="float" office:value="1.007913" calcext:value-type="float">
            <text:p>1.007913</text:p>
          </table:table-cell>
          <table:table-cell office:value-type="float" office:value="0.136913" calcext:value-type="float">
            <text:p>0.136913</text:p>
          </table:table-cell>
          <table:table-cell office:value-type="float" office:value="0.048737" calcext:value-type="float">
            <text:p>0.048737</text:p>
          </table:table-cell>
          <table:table-cell office:value-type="float" office:value="1.057571" calcext:value-type="float">
            <text:p>1.0575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091502" calcext:value-type="float">
            <text:p>1.091502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091595" calcext:value-type="float">
            <text:p>1.091595</text:p>
          </table:table-cell>
          <table:table-cell office:value-type="float" office:value="1.047099" calcext:value-type="float">
            <text:p>1.047099</text:p>
          </table:table-cell>
          <table:table-cell office:value-type="float" office:value="0.142092" calcext:value-type="float">
            <text:p>0.142092</text:p>
          </table:table-cell>
          <table:table-cell office:value-type="float" office:value="0.04356" calcext:value-type="float">
            <text:p>0.04356</text:p>
          </table:table-cell>
          <table:table-cell office:value-type="float" office:value="1.091712" calcext:value-type="float">
            <text:p>1.0917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095993" calcext:value-type="float">
            <text:p>1.09599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1.096078" calcext:value-type="float">
            <text:p>1.096078</text:p>
          </table:table-cell>
          <table:table-cell office:value-type="float" office:value="1.055627" calcext:value-type="float">
            <text:p>1.055627</text:p>
          </table:table-cell>
          <table:table-cell office:value-type="float" office:value="0.142331" calcext:value-type="float">
            <text:p>0.142331</text:p>
          </table:table-cell>
          <table:table-cell office:value-type="float" office:value="0.039398" calcext:value-type="float">
            <text:p>0.039398</text:p>
          </table:table-cell>
          <table:table-cell office:value-type="float" office:value="1.096197" calcext:value-type="float">
            <text:p>1.096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100483" calcext:value-type="float">
            <text:p>1.10048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100558" calcext:value-type="float">
            <text:p>1.100558</text:p>
          </table:table-cell>
          <table:table-cell office:value-type="float" office:value="1.064548" calcext:value-type="float">
            <text:p>1.064548</text:p>
          </table:table-cell>
          <table:table-cell office:value-type="float" office:value="0.143019" calcext:value-type="float">
            <text:p>0.143019</text:p>
          </table:table-cell>
          <table:table-cell office:value-type="float" office:value="0.034817" calcext:value-type="float">
            <text:p>0.034817</text:p>
          </table:table-cell>
          <table:table-cell office:value-type="float" office:value="1.100675" calcext:value-type="float">
            <text:p>1.1006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41781" calcext:value-type="float">
            <text:p>1.14178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1.141852" calcext:value-type="float">
            <text:p>1.141852</text:p>
          </table:table-cell>
          <table:table-cell office:value-type="float" office:value="1.107607" calcext:value-type="float">
            <text:p>1.107607</text:p>
          </table:table-cell>
          <table:table-cell office:value-type="float" office:value="0.148605" calcext:value-type="float">
            <text:p>0.148605</text:p>
          </table:table-cell>
          <table:table-cell office:value-type="float" office:value="0.032908" calcext:value-type="float">
            <text:p>0.032908</text:p>
          </table:table-cell>
          <table:table-cell office:value-type="float" office:value="1.141973" calcext:value-type="float">
            <text:p>1.1419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193896" calcext:value-type="float">
            <text:p>1.193896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193966" calcext:value-type="float">
            <text:p>1.193966</text:p>
          </table:table-cell>
          <table:table-cell office:value-type="float" office:value="1.160915" calcext:value-type="float">
            <text:p>1.160915</text:p>
          </table:table-cell>
          <table:table-cell office:value-type="float" office:value="0.155923" calcext:value-type="float">
            <text:p>0.155923</text:p>
          </table:table-cell>
          <table:table-cell office:value-type="float" office:value="0.031554" calcext:value-type="float">
            <text:p>0.031554</text:p>
          </table:table-cell>
          <table:table-cell office:value-type="float" office:value="1.194082" calcext:value-type="float">
            <text:p>1.1940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194255" calcext:value-type="float">
            <text:p>1.19425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19432" calcext:value-type="float">
            <text:p>1.19432</text:p>
          </table:table-cell>
          <table:table-cell office:value-type="float" office:value="1.163361" calcext:value-type="float">
            <text:p>1.163361</text:p>
          </table:table-cell>
          <table:table-cell office:value-type="float" office:value="0.155974" calcext:value-type="float">
            <text:p>0.155974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1.194442" calcext:value-type="float">
            <text:p>1.1944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192851" calcext:value-type="float">
            <text:p>1.19285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192914" calcext:value-type="float">
            <text:p>1.192914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0.15589" calcext:value-type="float">
            <text:p>0.15589</text:p>
          </table:table-cell>
          <table:table-cell office:value-type="float" office:value="0.027892" calcext:value-type="float">
            <text:p>0.027892</text:p>
          </table:table-cell>
          <table:table-cell office:value-type="float" office:value="1.193037" calcext:value-type="float">
            <text:p>1.193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187858" calcext:value-type="float">
            <text:p>1.187858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187917" calcext:value-type="float">
            <text:p>1.187917</text:p>
          </table:table-cell>
          <table:table-cell office:value-type="float" office:value="1.159061" calcext:value-type="float">
            <text:p>1.159061</text:p>
          </table:table-cell>
          <table:table-cell office:value-type="float" office:value="0.155554" calcext:value-type="float">
            <text:p>0.155554</text:p>
          </table:table-cell>
          <table:table-cell office:value-type="float" office:value="0.026908" calcext:value-type="float">
            <text:p>0.026908</text:p>
          </table:table-cell>
          <table:table-cell office:value-type="float" office:value="1.188039" calcext:value-type="float">
            <text:p>1.188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4194" calcext:value-type="float">
            <text:p>0.79419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794704" calcext:value-type="float">
            <text:p>0.794704</text:p>
          </table:table-cell>
          <table:table-cell office:value-type="float" office:value="0.542702" calcext:value-type="float">
            <text:p>0.542702</text:p>
          </table:table-cell>
          <table:table-cell office:value-type="float" office:value="0.08936" calcext:value-type="float">
            <text:p>0.08936</text:p>
          </table:table-cell>
          <table:table-cell office:value-type="float" office:value="0.251733" calcext:value-type="float">
            <text:p>0.251733</text:p>
          </table:table-cell>
          <table:table-cell office:value-type="float" office:value="0.794822" calcext:value-type="float">
            <text:p>0.7948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95466" calcext:value-type="float">
            <text:p>0.79546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795736" calcext:value-type="float">
            <text:p>0.795736</text:p>
          </table:table-cell>
          <table:table-cell office:value-type="float" office:value="0.665745" calcext:value-type="float">
            <text:p>0.665745</text:p>
          </table:table-cell>
          <table:table-cell office:value-type="float" office:value="0.090952" calcext:value-type="float">
            <text:p>0.090952</text:p>
          </table:table-cell>
          <table:table-cell office:value-type="float" office:value="0.129485" calcext:value-type="float">
            <text:p>0.129485</text:p>
          </table:table-cell>
          <table:table-cell office:value-type="float" office:value="0.795854" calcext:value-type="float">
            <text:p>0.7958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95672" calcext:value-type="float">
            <text:p>0.79567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79586" calcext:value-type="float">
            <text:p>0.79586</text:p>
          </table:table-cell>
          <table:table-cell office:value-type="float" office:value="0.706724" calcext:value-type="float">
            <text:p>0.706724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88519" calcext:value-type="float">
            <text:p>0.088519</text:p>
          </table:table-cell>
          <table:table-cell office:value-type="float" office:value="0.795979" calcext:value-type="float">
            <text:p>0.7959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1948" calcext:value-type="float">
            <text:p>0.80194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802096" calcext:value-type="float">
            <text:p>0.802096</text:p>
          </table:table-cell>
          <table:table-cell office:value-type="float" office:value="0.734608" calcext:value-type="float">
            <text:p>0.734608</text:p>
          </table:table-cell>
          <table:table-cell office:value-type="float" office:value="0.091923" calcext:value-type="float">
            <text:p>0.091923</text:p>
          </table:table-cell>
          <table:table-cell office:value-type="float" office:value="0.066863" calcext:value-type="float">
            <text:p>0.066863</text:p>
          </table:table-cell>
          <table:table-cell office:value-type="float" office:value="0.802213" calcext:value-type="float">
            <text:p>0.802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26872" calcext:value-type="float">
            <text:p>0.82687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826995" calcext:value-type="float">
            <text:p>0.826995</text:p>
          </table:table-cell>
          <table:table-cell office:value-type="float" office:value="0.770411" calcext:value-type="float">
            <text:p>0.770411</text:p>
          </table:table-cell>
          <table:table-cell office:value-type="float" office:value="0.094934" calcext:value-type="float">
            <text:p>0.094934</text:p>
          </table:table-cell>
          <table:table-cell office:value-type="float" office:value="0.055872" calcext:value-type="float">
            <text:p>0.055872</text:p>
          </table:table-cell>
          <table:table-cell office:value-type="float" office:value="0.827113" calcext:value-type="float">
            <text:p>0.827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85505" calcext:value-type="float">
            <text:p>0.855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85516" calcext:value-type="float">
            <text:p>0.85516</text:p>
          </table:table-cell>
          <table:table-cell office:value-type="float" office:value="0.804987" calcext:value-type="float">
            <text:p>0.804987</text:p>
          </table:table-cell>
          <table:table-cell office:value-type="float" office:value="0.09837" calcext:value-type="float">
            <text:p>0.09837</text:p>
          </table:table-cell>
          <table:table-cell office:value-type="float" office:value="0.049184" calcext:value-type="float">
            <text:p>0.049184</text:p>
          </table:table-cell>
          <table:table-cell office:value-type="float" office:value="0.855277" calcext:value-type="float">
            <text:p>0.855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856716" calcext:value-type="float">
            <text:p>0.85671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856812" calcext:value-type="float">
            <text:p>0.856812</text:p>
          </table:table-cell>
          <table:table-cell office:value-type="float" office:value="0.813487" calcext:value-type="float">
            <text:p>0.813487</text:p>
          </table:table-cell>
          <table:table-cell office:value-type="float" office:value="0.098231" calcext:value-type="float">
            <text:p>0.098231</text:p>
          </table:table-cell>
          <table:table-cell office:value-type="float" office:value="0.042357" calcext:value-type="float">
            <text:p>0.042357</text:p>
          </table:table-cell>
          <table:table-cell office:value-type="float" office:value="0.856929" calcext:value-type="float">
            <text:p>0.856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859881" calcext:value-type="float">
            <text:p>0.85988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859966" calcext:value-type="float">
            <text:p>0.859966</text:p>
          </table:table-cell>
          <table:table-cell office:value-type="float" office:value="0.821302" calcext:value-type="float">
            <text:p>0.821302</text:p>
          </table:table-cell>
          <table:table-cell office:value-type="float" office:value="0.098823" calcext:value-type="float">
            <text:p>0.098823</text:p>
          </table:table-cell>
          <table:table-cell office:value-type="float" office:value="0.037525" calcext:value-type="float">
            <text:p>0.037525</text:p>
          </table:table-cell>
          <table:table-cell office:value-type="float" office:value="0.860085" calcext:value-type="float">
            <text:p>0.8600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89353" calcext:value-type="float">
            <text:p>0.8935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893612" calcext:value-type="float">
            <text:p>0.893612</text:p>
          </table:table-cell>
          <table:table-cell office:value-type="float" office:value="0.856948" calcext:value-type="float">
            <text:p>0.856948</text:p>
          </table:table-cell>
          <table:table-cell office:value-type="float" office:value="0.102673" calcext:value-type="float">
            <text:p>0.102673</text:p>
          </table:table-cell>
          <table:table-cell office:value-type="float" office:value="0.035394" calcext:value-type="float">
            <text:p>0.035394</text:p>
          </table:table-cell>
          <table:table-cell office:value-type="float" office:value="0.893729" calcext:value-type="float">
            <text:p>0.8937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31357" calcext:value-type="float">
            <text:p>0.93135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931436" calcext:value-type="float">
            <text:p>0.931436</text:p>
          </table:table-cell>
          <table:table-cell office:value-type="float" office:value="0.896325" calcext:value-type="float">
            <text:p>0.896325</text:p>
          </table:table-cell>
          <table:table-cell office:value-type="float" office:value="0.107603" calcext:value-type="float">
            <text:p>0.107603</text:p>
          </table:table-cell>
          <table:table-cell office:value-type="float" office:value="0.033721" calcext:value-type="float">
            <text:p>0.033721</text:p>
          </table:table-cell>
          <table:table-cell office:value-type="float" office:value="0.931557" calcext:value-type="float">
            <text:p>0.9315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35546" calcext:value-type="float">
            <text:p>0.93554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935619" calcext:value-type="float">
            <text:p>0.935619</text:p>
          </table:table-cell>
          <table:table-cell office:value-type="float" office:value="0.902959" calcext:value-type="float">
            <text:p>0.902959</text:p>
          </table:table-cell>
          <table:table-cell office:value-type="float" office:value="0.107966" calcext:value-type="float">
            <text:p>0.107966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935735" calcext:value-type="float">
            <text:p>0.9357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31651" calcext:value-type="float">
            <text:p>0.93165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931718" calcext:value-type="float">
            <text:p>0.931718</text:p>
          </table:table-cell>
          <table:table-cell office:value-type="float" office:value="0.901038" calcext:value-type="float">
            <text:p>0.901038</text:p>
          </table:table-cell>
          <table:table-cell office:value-type="float" office:value="0.107636" calcext:value-type="float">
            <text:p>0.107636</text:p>
          </table:table-cell>
          <table:table-cell office:value-type="float" office:value="0.028908" calcext:value-type="float">
            <text:p>0.028908</text:p>
          </table:table-cell>
          <table:table-cell office:value-type="float" office:value="0.931839" calcext:value-type="float">
            <text:p>0.931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9061" calcext:value-type="float">
            <text:p>0.92906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929125" calcext:value-type="float">
            <text:p>0.929125</text:p>
          </table:table-cell>
          <table:table-cell office:value-type="float" office:value="0.899347" calcext:value-type="float">
            <text:p>0.899347</text:p>
          </table:table-cell>
          <table:table-cell office:value-type="float" office:value="0.10763" calcext:value-type="float">
            <text:p>0.10763</text:p>
          </table:table-cell>
          <table:table-cell office:value-type="float" office:value="0.027971" calcext:value-type="float">
            <text:p>0.027971</text:p>
          </table:table-cell>
          <table:table-cell office:value-type="float" office:value="0.929245" calcext:value-type="float">
            <text:p>0.9292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44179" calcext:value-type="float">
            <text:p>0.64417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644697" calcext:value-type="float">
            <text:p>0.644697</text:p>
          </table:table-cell>
          <table:table-cell office:value-type="float" office:value="0.389523" calcext:value-type="float">
            <text:p>0.389523</text:p>
          </table:table-cell>
          <table:table-cell office:value-type="float" office:value="0.068754" calcext:value-type="float">
            <text:p>0.068754</text:p>
          </table:table-cell>
          <table:table-cell office:value-type="float" office:value="0.254903" calcext:value-type="float">
            <text:p>0.254903</text:p>
          </table:table-cell>
          <table:table-cell office:value-type="float" office:value="0.644817" calcext:value-type="float">
            <text:p>0.6448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44949" calcext:value-type="float">
            <text:p>0.64494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64522" calcext:value-type="float">
            <text:p>0.64522</text:p>
          </table:table-cell>
          <table:table-cell office:value-type="float" office:value="0.516071" calcext:value-type="float">
            <text:p>0.516071</text:p>
          </table:table-cell>
          <table:table-cell office:value-type="float" office:value="0.069482" calcext:value-type="float">
            <text:p>0.069482</text:p>
          </table:table-cell>
          <table:table-cell office:value-type="float" office:value="0.128616" calcext:value-type="float">
            <text:p>0.128616</text:p>
          </table:table-cell>
          <table:table-cell office:value-type="float" office:value="0.645338" calcext:value-type="float">
            <text:p>0.645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47363" calcext:value-type="float">
            <text:p>0.64736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47549" calcext:value-type="float">
            <text:p>0.647549</text:p>
          </table:table-cell>
          <table:table-cell office:value-type="float" office:value="0.559847" calcext:value-type="float">
            <text:p>0.559847</text:p>
          </table:table-cell>
          <table:table-cell office:value-type="float" office:value="0.069822" calcext:value-type="float">
            <text:p>0.069822</text:p>
          </table:table-cell>
          <table:table-cell office:value-type="float" office:value="0.086944" calcext:value-type="float">
            <text:p>0.086944</text:p>
          </table:table-cell>
          <table:table-cell office:value-type="float" office:value="0.647668" calcext:value-type="float">
            <text:p>0.647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70746" calcext:value-type="float">
            <text:p>0.67074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70896" calcext:value-type="float">
            <text:p>0.670896</text:p>
          </table:table-cell>
          <table:table-cell office:value-type="float" office:value="0.600786" calcext:value-type="float">
            <text:p>0.600786</text:p>
          </table:table-cell>
          <table:table-cell office:value-type="float" office:value="0.07244" calcext:value-type="float">
            <text:p>0.07244</text:p>
          </table:table-cell>
          <table:table-cell office:value-type="float" office:value="0.069265" calcext:value-type="float">
            <text:p>0.069265</text:p>
          </table:table-cell>
          <table:table-cell office:value-type="float" office:value="0.671014" calcext:value-type="float">
            <text:p>0.6710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91346" calcext:value-type="float">
            <text:p>0.69134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691473" calcext:value-type="float">
            <text:p>0.691473</text:p>
          </table:table-cell>
          <table:table-cell office:value-type="float" office:value="0.63352" calcext:value-type="float">
            <text:p>0.63352</text:p>
          </table:table-cell>
          <table:table-cell office:value-type="float" office:value="0.074552" calcext:value-type="float">
            <text:p>0.074552</text:p>
          </table:table-cell>
          <table:table-cell office:value-type="float" office:value="0.057085" calcext:value-type="float">
            <text:p>0.057085</text:p>
          </table:table-cell>
          <table:table-cell office:value-type="float" office:value="0.69159" calcext:value-type="float">
            <text:p>0.69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93131" calcext:value-type="float">
            <text:p>0.69313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693239" calcext:value-type="float">
            <text:p>0.693239</text:p>
          </table:table-cell>
          <table:table-cell office:value-type="float" office:value="0.644025" calcext:value-type="float">
            <text:p>0.644025</text:p>
          </table:table-cell>
          <table:table-cell office:value-type="float" office:value="0.074833" calcext:value-type="float">
            <text:p>0.074833</text:p>
          </table:table-cell>
          <table:table-cell office:value-type="float" office:value="0.048183" calcext:value-type="float">
            <text:p>0.048183</text:p>
          </table:table-cell>
          <table:table-cell office:value-type="float" office:value="0.693358" calcext:value-type="float">
            <text:p>0.6933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98205" calcext:value-type="float">
            <text:p>0.6982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698301" calcext:value-type="float">
            <text:p>0.698301</text:p>
          </table:table-cell>
          <table:table-cell office:value-type="float" office:value="0.655203" calcext:value-type="float">
            <text:p>0.655203</text:p>
          </table:table-cell>
          <table:table-cell office:value-type="float" office:value="0.075213" calcext:value-type="float">
            <text:p>0.075213</text:p>
          </table:table-cell>
          <table:table-cell office:value-type="float" office:value="0.041818" calcext:value-type="float">
            <text:p>0.041818</text:p>
          </table:table-cell>
          <table:table-cell office:value-type="float" office:value="0.698419" calcext:value-type="float">
            <text:p>0.698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721843" calcext:value-type="float">
            <text:p>0.721843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721938" calcext:value-type="float">
            <text:p>0.721938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078132" calcext:value-type="float">
            <text:p>0.078132</text:p>
          </table:table-cell>
          <table:table-cell office:value-type="float" office:value="0.039699" calcext:value-type="float">
            <text:p>0.039699</text:p>
          </table:table-cell>
          <table:table-cell office:value-type="float" office:value="0.722057" calcext:value-type="float">
            <text:p>0.7220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75203" calcext:value-type="float">
            <text:p>0.7520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752118" calcext:value-type="float">
            <text:p>0.752118</text:p>
          </table:table-cell>
          <table:table-cell office:value-type="float" office:value="0.713469" calcext:value-type="float">
            <text:p>0.713469</text:p>
          </table:table-cell>
          <table:table-cell office:value-type="float" office:value="0.081658" calcext:value-type="float">
            <text:p>0.081658</text:p>
          </table:table-cell>
          <table:table-cell office:value-type="float" office:value="0.037174" calcext:value-type="float">
            <text:p>0.037174</text:p>
          </table:table-cell>
          <table:table-cell office:value-type="float" office:value="0.752234" calcext:value-type="float">
            <text:p>0.7522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754465" calcext:value-type="float">
            <text:p>0.75446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754545" calcext:value-type="float">
            <text:p>0.754545</text:p>
          </table:table-cell>
          <table:table-cell office:value-type="float" office:value="0.719021" calcext:value-type="float">
            <text:p>0.719021</text:p>
          </table:table-cell>
          <table:table-cell office:value-type="float" office:value="0.082153" calcext:value-type="float">
            <text:p>0.082153</text:p>
          </table:table-cell>
          <table:table-cell office:value-type="float" office:value="0.033891" calcext:value-type="float">
            <text:p>0.033891</text:p>
          </table:table-cell>
          <table:table-cell office:value-type="float" office:value="0.754665" calcext:value-type="float">
            <text:p>0.7546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754117" calcext:value-type="float">
            <text:p>0.75411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75419" calcext:value-type="float">
            <text:p>0.75419</text:p>
          </table:table-cell>
          <table:table-cell office:value-type="float" office:value="0.721216" calcext:value-type="float">
            <text:p>0.721216</text:p>
          </table:table-cell>
          <table:table-cell office:value-type="float" office:value="0.081927" calcext:value-type="float">
            <text:p>0.081927</text:p>
          </table:table-cell>
          <table:table-cell office:value-type="float" office:value="0.031275" calcext:value-type="float">
            <text:p>0.031275</text:p>
          </table:table-cell>
          <table:table-cell office:value-type="float" office:value="0.754309" calcext:value-type="float">
            <text:p>0.7543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50893" calcext:value-type="float">
            <text:p>0.75089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50962" calcext:value-type="float">
            <text:p>0.750962</text:p>
          </table:table-cell>
          <table:table-cell office:value-type="float" office:value="0.719547" calcext:value-type="float">
            <text:p>0.719547</text:p>
          </table:table-cell>
          <table:table-cell office:value-type="float" office:value="0.081712" calcext:value-type="float">
            <text:p>0.081712</text:p>
          </table:table-cell>
          <table:table-cell office:value-type="float" office:value="0.029595" calcext:value-type="float">
            <text:p>0.029595</text:p>
          </table:table-cell>
          <table:table-cell office:value-type="float" office:value="0.751083" calcext:value-type="float">
            <text:p>0.7510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58686" calcext:value-type="float">
            <text:p>0.65868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659208" calcext:value-type="float">
            <text:p>0.659208</text:p>
          </table:table-cell>
          <table:table-cell office:value-type="float" office:value="0.402934" calcext:value-type="float">
            <text:p>0.402934</text:p>
          </table:table-cell>
          <table:table-cell office:value-type="float" office:value="0.056425" calcext:value-type="float">
            <text:p>0.056425</text:p>
          </table:table-cell>
          <table:table-cell office:value-type="float" office:value="0.256004" calcext:value-type="float">
            <text:p>0.256004</text:p>
          </table:table-cell>
          <table:table-cell office:value-type="float" office:value="0.659325" calcext:value-type="float">
            <text:p>0.6593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63483" calcext:value-type="float">
            <text:p>0.66348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663757" calcext:value-type="float">
            <text:p>0.663757</text:p>
          </table:table-cell>
          <table:table-cell office:value-type="float" office:value="0.533851" calcext:value-type="float">
            <text:p>0.533851</text:p>
          </table:table-cell>
          <table:table-cell office:value-type="float" office:value="0.057329" calcext:value-type="float">
            <text:p>0.057329</text:p>
          </table:table-cell>
          <table:table-cell office:value-type="float" office:value="0.129061" calcext:value-type="float">
            <text:p>0.129061</text:p>
          </table:table-cell>
          <table:table-cell office:value-type="float" office:value="0.663876" calcext:value-type="float">
            <text:p>0.663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87693" calcext:value-type="float">
            <text:p>0.68769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687886" calcext:value-type="float">
            <text:p>0.687886</text:p>
          </table:table-cell>
          <table:table-cell office:value-type="float" office:value="0.596942" calcext:value-type="float">
            <text:p>0.596942</text:p>
          </table:table-cell>
          <table:table-cell office:value-type="float" office:value="0.059447" calcext:value-type="float">
            <text:p>0.059447</text:p>
          </table:table-cell>
          <table:table-cell office:value-type="float" office:value="0.090316" calcext:value-type="float">
            <text:p>0.090316</text:p>
          </table:table-cell>
          <table:table-cell office:value-type="float" office:value="0.688004" calcext:value-type="float">
            <text:p>0.688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07629" calcext:value-type="float">
            <text:p>0.70762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07783" calcext:value-type="float">
            <text:p>0.707783</text:p>
          </table:table-cell>
          <table:table-cell office:value-type="float" office:value="0.636414" calcext:value-type="float">
            <text:p>0.636414</text:p>
          </table:table-cell>
          <table:table-cell office:value-type="float" office:value="0.060858" calcext:value-type="float">
            <text:p>0.060858</text:p>
          </table:table-cell>
          <table:table-cell office:value-type="float" office:value="0.070549" calcext:value-type="float">
            <text:p>0.070549</text:p>
          </table:table-cell>
          <table:table-cell office:value-type="float" office:value="0.707901" calcext:value-type="float">
            <text:p>0.707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07802" calcext:value-type="float">
            <text:p>0.70780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707929" calcext:value-type="float">
            <text:p>0.707929</text:p>
          </table:table-cell>
          <table:table-cell office:value-type="float" office:value="0.649889" calcext:value-type="float">
            <text:p>0.649889</text:p>
          </table:table-cell>
          <table:table-cell office:value-type="float" office:value="0.060814" calcext:value-type="float">
            <text:p>0.060814</text:p>
          </table:table-cell>
          <table:table-cell office:value-type="float" office:value="0.057179" calcext:value-type="float">
            <text:p>0.057179</text:p>
          </table:table-cell>
          <table:table-cell office:value-type="float" office:value="0.708044" calcext:value-type="float">
            <text:p>0.708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16988" calcext:value-type="float">
            <text:p>0.71698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717098" calcext:value-type="float">
            <text:p>0.717098</text:p>
          </table:table-cell>
          <table:table-cell office:value-type="float" office:value="0.667855" calcext:value-type="float">
            <text:p>0.667855</text:p>
          </table:table-cell>
          <table:table-cell office:value-type="float" office:value="0.061266" calcext:value-type="float">
            <text:p>0.061266</text:p>
          </table:table-cell>
          <table:table-cell office:value-type="float" office:value="0.048238" calcext:value-type="float">
            <text:p>0.048238</text:p>
          </table:table-cell>
          <table:table-cell office:value-type="float" office:value="0.717216" calcext:value-type="float">
            <text:p>0.717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867" calcext:value-type="float">
            <text:p>0.7386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38772" calcext:value-type="float">
            <text:p>0.738772</text:p>
          </table:table-cell>
          <table:table-cell office:value-type="float" office:value="0.692938" calcext:value-type="float">
            <text:p>0.692938</text:p>
          </table:table-cell>
          <table:table-cell office:value-type="float" office:value="0.063599" calcext:value-type="float">
            <text:p>0.063599</text:p>
          </table:table-cell>
          <table:table-cell office:value-type="float" office:value="0.044657" calcext:value-type="float">
            <text:p>0.044657</text:p>
          </table:table-cell>
          <table:table-cell office:value-type="float" office:value="0.738891" calcext:value-type="float">
            <text:p>0.7388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770768" calcext:value-type="float">
            <text:p>0.770768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770866" calcext:value-type="float">
            <text:p>0.770866</text:p>
          </table:table-cell>
          <table:table-cell office:value-type="float" office:value="0.727905" calcext:value-type="float">
            <text:p>0.727905</text:p>
          </table:table-cell>
          <table:table-cell office:value-type="float" office:value="0.066606" calcext:value-type="float">
            <text:p>0.066606</text:p>
          </table:table-cell>
          <table:table-cell office:value-type="float" office:value="0.041639" calcext:value-type="float">
            <text:p>0.041639</text:p>
          </table:table-cell>
          <table:table-cell office:value-type="float" office:value="0.770984" calcext:value-type="float">
            <text:p>0.7709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771136" calcext:value-type="float">
            <text:p>0.771136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771226" calcext:value-type="float">
            <text:p>0.771226</text:p>
          </table:table-cell>
          <table:table-cell office:value-type="float" office:value="0.732146" calcext:value-type="float">
            <text:p>0.732146</text:p>
          </table:table-cell>
          <table:table-cell office:value-type="float" office:value="0.066751" calcext:value-type="float">
            <text:p>0.066751</text:p>
          </table:table-cell>
          <table:table-cell office:value-type="float" office:value="0.03753" calcext:value-type="float">
            <text:p>0.03753</text:p>
          </table:table-cell>
          <table:table-cell office:value-type="float" office:value="0.771345" calcext:value-type="float">
            <text:p>0.7713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771491" calcext:value-type="float">
            <text:p>0.77149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771573" calcext:value-type="float">
            <text:p>0.771573</text:p>
          </table:table-cell>
          <table:table-cell office:value-type="float" office:value="0.736137" calcext:value-type="float">
            <text:p>0.736137</text:p>
          </table:table-cell>
          <table:table-cell office:value-type="float" office:value="0.066806" calcext:value-type="float">
            <text:p>0.066806</text:p>
          </table:table-cell>
          <table:table-cell office:value-type="float" office:value="0.03388" calcext:value-type="float">
            <text:p>0.03388</text:p>
          </table:table-cell>
          <table:table-cell office:value-type="float" office:value="0.771693" calcext:value-type="float">
            <text:p>0.771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6846" calcext:value-type="float">
            <text:p>0.7684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68535" calcext:value-type="float">
            <text:p>0.768535</text:p>
          </table:table-cell>
          <table:table-cell office:value-type="float" office:value="0.735277" calcext:value-type="float">
            <text:p>0.735277</text:p>
          </table:table-cell>
          <table:table-cell office:value-type="float" office:value="0.066415" calcext:value-type="float">
            <text:p>0.066415</text:p>
          </table:table-cell>
          <table:table-cell office:value-type="float" office:value="0.031423" calcext:value-type="float">
            <text:p>0.031423</text:p>
          </table:table-cell>
          <table:table-cell office:value-type="float" office:value="0.768653" calcext:value-type="float">
            <text:p>0.768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4395" calcext:value-type="float">
            <text:p>0.62439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624921" calcext:value-type="float">
            <text:p>0.624921</text:p>
          </table:table-cell>
          <table:table-cell office:value-type="float" office:value="0.366387" calcext:value-type="float">
            <text:p>0.366387</text:p>
          </table:table-cell>
          <table:table-cell office:value-type="float" office:value="0.048323" calcext:value-type="float">
            <text:p>0.048323</text:p>
          </table:table-cell>
          <table:table-cell office:value-type="float" office:value="0.258265" calcext:value-type="float">
            <text:p>0.258265</text:p>
          </table:table-cell>
          <table:table-cell office:value-type="float" office:value="0.625041" calcext:value-type="float">
            <text:p>0.625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49598" calcext:value-type="float">
            <text:p>0.64959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49889" calcext:value-type="float">
            <text:p>0.649889</text:p>
          </table:table-cell>
          <table:table-cell office:value-type="float" office:value="0.515493" calcext:value-type="float">
            <text:p>0.515493</text:p>
          </table:table-cell>
          <table:table-cell office:value-type="float" office:value="0.050316" calcext:value-type="float">
            <text:p>0.050316</text:p>
          </table:table-cell>
          <table:table-cell office:value-type="float" office:value="0.133612" calcext:value-type="float">
            <text:p>0.133612</text:p>
          </table:table-cell>
          <table:table-cell office:value-type="float" office:value="0.65001" calcext:value-type="float">
            <text:p>0.65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68319" calcext:value-type="float">
            <text:p>0.66831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66852" calcext:value-type="float">
            <text:p>0.66852</text:p>
          </table:table-cell>
          <table:table-cell office:value-type="float" office:value="0.574886" calcext:value-type="float">
            <text:p>0.574886</text:p>
          </table:table-cell>
          <table:table-cell office:value-type="float" office:value="0.051752" calcext:value-type="float">
            <text:p>0.051752</text:p>
          </table:table-cell>
          <table:table-cell office:value-type="float" office:value="0.092997" calcext:value-type="float">
            <text:p>0.092997</text:p>
          </table:table-cell>
          <table:table-cell office:value-type="float" office:value="0.668639" calcext:value-type="float">
            <text:p>0.668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70487" calcext:value-type="float">
            <text:p>0.67048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70651" calcext:value-type="float">
            <text:p>0.670651</text:p>
          </table:table-cell>
          <table:table-cell office:value-type="float" office:value="0.59908" calcext:value-type="float">
            <text:p>0.59908</text:p>
          </table:table-cell>
          <table:table-cell office:value-type="float" office:value="0.052145" calcext:value-type="float">
            <text:p>0.052145</text:p>
          </table:table-cell>
          <table:table-cell office:value-type="float" office:value="0.070624" calcext:value-type="float">
            <text:p>0.070624</text:p>
          </table:table-cell>
          <table:table-cell office:value-type="float" office:value="0.67077" calcext:value-type="float">
            <text:p>0.670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79474" calcext:value-type="float">
            <text:p>0.679474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679604" calcext:value-type="float">
            <text:p>0.679604</text:p>
          </table:table-cell>
          <table:table-cell office:value-type="float" office:value="0.620983" calcext:value-type="float">
            <text:p>0.620983</text:p>
          </table:table-cell>
          <table:table-cell office:value-type="float" office:value="0.052304" calcext:value-type="float">
            <text:p>0.052304</text:p>
          </table:table-cell>
          <table:table-cell office:value-type="float" office:value="0.057623" calcext:value-type="float">
            <text:p>0.057623</text:p>
          </table:table-cell>
          <table:table-cell office:value-type="float" office:value="0.67972" calcext:value-type="float">
            <text:p>0.67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03756" calcext:value-type="float">
            <text:p>0.70375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703872" calcext:value-type="float">
            <text:p>0.703872</text:p>
          </table:table-cell>
          <table:table-cell office:value-type="float" office:value="0.651624" calcext:value-type="float">
            <text:p>0.651624</text:p>
          </table:table-cell>
          <table:table-cell office:value-type="float" office:value="0.055056" calcext:value-type="float">
            <text:p>0.055056</text:p>
          </table:table-cell>
          <table:table-cell office:value-type="float" office:value="0.050975" calcext:value-type="float">
            <text:p>0.050975</text:p>
          </table:table-cell>
          <table:table-cell office:value-type="float" office:value="0.703991" calcext:value-type="float">
            <text:p>0.7039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728345" calcext:value-type="float">
            <text:p>0.72834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728453" calcext:value-type="float">
            <text:p>0.728453</text:p>
          </table:table-cell>
          <table:table-cell office:value-type="float" office:value="0.681449" calcext:value-type="float">
            <text:p>0.681449</text:p>
          </table:table-cell>
          <table:table-cell office:value-type="float" office:value="0.056317" calcext:value-type="float">
            <text:p>0.056317</text:p>
          </table:table-cell>
          <table:table-cell office:value-type="float" office:value="0.045743" calcext:value-type="float">
            <text:p>0.045743</text:p>
          </table:table-cell>
          <table:table-cell office:value-type="float" office:value="0.728569" calcext:value-type="float">
            <text:p>0.7285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729362" calcext:value-type="float">
            <text:p>0.72936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72946" calcext:value-type="float">
            <text:p>0.72946</text:p>
          </table:table-cell>
          <table:table-cell office:value-type="float" office:value="0.687066" calcext:value-type="float">
            <text:p>0.687066</text:p>
          </table:table-cell>
          <table:table-cell office:value-type="float" office:value="0.056452" calcext:value-type="float">
            <text:p>0.056452</text:p>
          </table:table-cell>
          <table:table-cell office:value-type="float" office:value="0.040922" calcext:value-type="float">
            <text:p>0.040922</text:p>
          </table:table-cell>
          <table:table-cell office:value-type="float" office:value="0.729579" calcext:value-type="float">
            <text:p>0.7295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730233" calcext:value-type="float">
            <text:p>0.73023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73033" calcext:value-type="float">
            <text:p>0.73033</text:p>
          </table:table-cell>
          <table:table-cell office:value-type="float" office:value="0.691515" calcext:value-type="float">
            <text:p>0.691515</text:p>
          </table:table-cell>
          <table:table-cell office:value-type="float" office:value="0.056616" calcext:value-type="float">
            <text:p>0.056616</text:p>
          </table:table-cell>
          <table:table-cell office:value-type="float" office:value="0.03727" calcext:value-type="float">
            <text:p>0.03727</text:p>
          </table:table-cell>
          <table:table-cell office:value-type="float" office:value="0.730444" calcext:value-type="float">
            <text:p>0.730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728186" calcext:value-type="float">
            <text:p>0.72818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728272" calcext:value-type="float">
            <text:p>0.728272</text:p>
          </table:table-cell>
          <table:table-cell office:value-type="float" office:value="0.692158" calcext:value-type="float">
            <text:p>0.692158</text:p>
          </table:table-cell>
          <table:table-cell office:value-type="float" office:value="0.056468" calcext:value-type="float">
            <text:p>0.05646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728393" calcext:value-type="float">
            <text:p>0.728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0297" calcext:value-type="float">
            <text:p>0.50029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500847" calcext:value-type="float">
            <text:p>0.500847</text:p>
          </table:table-cell>
          <table:table-cell office:value-type="float" office:value="0.231565" calcext:value-type="float">
            <text:p>0.231565</text:p>
          </table:table-cell>
          <table:table-cell office:value-type="float" office:value="0.043164" calcext:value-type="float">
            <text:p>0.043164</text:p>
          </table:table-cell>
          <table:table-cell office:value-type="float" office:value="0.269002" calcext:value-type="float">
            <text:p>0.269002</text:p>
          </table:table-cell>
          <table:table-cell office:value-type="float" office:value="0.500963" calcext:value-type="float">
            <text:p>0.500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13267" calcext:value-type="float">
            <text:p>0.513267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513562" calcext:value-type="float">
            <text:p>0.513562</text:p>
          </table:table-cell>
          <table:table-cell office:value-type="float" office:value="0.374549" calcext:value-type="float">
            <text:p>0.374549</text:p>
          </table:table-cell>
          <table:table-cell office:value-type="float" office:value="0.044679" calcext:value-type="float">
            <text:p>0.044679</text:p>
          </table:table-cell>
          <table:table-cell office:value-type="float" office:value="0.138279" calcext:value-type="float">
            <text:p>0.138279</text:p>
          </table:table-cell>
          <table:table-cell office:value-type="float" office:value="0.51368" calcext:value-type="float">
            <text:p>0.513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1039" calcext:value-type="float">
            <text:p>0.5103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510593" calcext:value-type="float">
            <text:p>0.510593</text:p>
          </table:table-cell>
          <table:table-cell office:value-type="float" office:value="0.417694" calcext:value-type="float">
            <text:p>0.417694</text:p>
          </table:table-cell>
          <table:table-cell office:value-type="float" office:value="0.044498" calcext:value-type="float">
            <text:p>0.044498</text:p>
          </table:table-cell>
          <table:table-cell office:value-type="float" office:value="0.092193" calcext:value-type="float">
            <text:p>0.092193</text:p>
          </table:table-cell>
          <table:table-cell office:value-type="float" office:value="0.510711" calcext:value-type="float">
            <text:p>0.5107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20602" calcext:value-type="float">
            <text:p>0.52060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520761" calcext:value-type="float">
            <text:p>0.520761</text:p>
          </table:table-cell>
          <table:table-cell office:value-type="float" office:value="0.449344" calcext:value-type="float">
            <text:p>0.449344</text:p>
          </table:table-cell>
          <table:table-cell office:value-type="float" office:value="0.045075" calcext:value-type="float">
            <text:p>0.045075</text:p>
          </table:table-cell>
          <table:table-cell office:value-type="float" office:value="0.070649" calcext:value-type="float">
            <text:p>0.070649</text:p>
          </table:table-cell>
          <table:table-cell office:value-type="float" office:value="0.520882" calcext:value-type="float">
            <text:p>0.520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40132" calcext:value-type="float">
            <text:p>0.540132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540269" calcext:value-type="float">
            <text:p>0.540269</text:p>
          </table:table-cell>
          <table:table-cell office:value-type="float" office:value="0.479737" calcext:value-type="float">
            <text:p>0.479737</text:p>
          </table:table-cell>
          <table:table-cell office:value-type="float" office:value="0.046927" calcext:value-type="float">
            <text:p>0.046927</text:p>
          </table:table-cell>
          <table:table-cell office:value-type="float" office:value="0.059585" calcext:value-type="float">
            <text:p>0.059585</text:p>
          </table:table-cell>
          <table:table-cell office:value-type="float" office:value="0.540387" calcext:value-type="float">
            <text:p>0.5403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61078" calcext:value-type="float">
            <text:p>0.561078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561201" calcext:value-type="float">
            <text:p>0.561201</text:p>
          </table:table-cell>
          <table:table-cell office:value-type="float" office:value="0.507142" calcext:value-type="float">
            <text:p>0.507142</text:p>
          </table:table-cell>
          <table:table-cell office:value-type="float" office:value="0.048791" calcext:value-type="float">
            <text:p>0.048791</text:p>
          </table:table-cell>
          <table:table-cell office:value-type="float" office:value="0.052906" calcext:value-type="float">
            <text:p>0.052906</text:p>
          </table:table-cell>
          <table:table-cell office:value-type="float" office:value="0.561319" calcext:value-type="float">
            <text:p>0.561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56984" calcext:value-type="float">
            <text:p>0.556984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557092" calcext:value-type="float">
            <text:p>0.557092</text:p>
          </table:table-cell>
          <table:table-cell office:value-type="float" office:value="0.510522" calcext:value-type="float">
            <text:p>0.51052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45367" calcext:value-type="float">
            <text:p>0.045367</text:p>
          </table:table-cell>
          <table:table-cell office:value-type="float" office:value="0.557211" calcext:value-type="float">
            <text:p>0.557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60366" calcext:value-type="float">
            <text:p>0.560366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560467" calcext:value-type="float">
            <text:p>0.560467</text:p>
          </table:table-cell>
          <table:table-cell office:value-type="float" office:value="0.518593" calcext:value-type="float">
            <text:p>0.518593</text:p>
          </table:table-cell>
          <table:table-cell office:value-type="float" office:value="0.049403" calcext:value-type="float">
            <text:p>0.049403</text:p>
          </table:table-cell>
          <table:table-cell office:value-type="float" office:value="0.040594" calcext:value-type="float">
            <text:p>0.040594</text:p>
          </table:table-cell>
          <table:table-cell office:value-type="float" office:value="0.560581" calcext:value-type="float">
            <text:p>0.560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59662" calcext:value-type="float">
            <text:p>0.55966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559752" calcext:value-type="float">
            <text:p>0.559752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048706" calcext:value-type="float">
            <text:p>0.048706</text:p>
          </table:table-cell>
          <table:table-cell office:value-type="float" office:value="0.036719" calcext:value-type="float">
            <text:p>0.036719</text:p>
          </table:table-cell>
          <table:table-cell office:value-type="float" office:value="0.55987" calcext:value-type="float">
            <text:p>0.559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508269" calcext:value-type="float">
            <text:p>0.508269</text:p>
          </table:table-cell>
          <table:table-cell office:value-type="float" office:value="0.231096" calcext:value-type="float">
            <text:p>0.231096</text:p>
          </table:table-cell>
          <table:table-cell office:value-type="float" office:value="0.039186" calcext:value-type="float">
            <text:p>0.039186</text:p>
          </table:table-cell>
          <table:table-cell office:value-type="float" office:value="0.276889" calcext:value-type="float">
            <text:p>0.276889</text:p>
          </table:table-cell>
          <table:table-cell office:value-type="float" office:value="0.508388" calcext:value-type="float">
            <text:p>0.508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507894" calcext:value-type="float">
            <text:p>0.507894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508189" calcext:value-type="float">
            <text:p>0.508189</text:p>
          </table:table-cell>
          <table:table-cell office:value-type="float" office:value="0.369402" calcext:value-type="float">
            <text:p>0.369402</text:p>
          </table:table-cell>
          <table:table-cell office:value-type="float" office:value="0.039587" calcext:value-type="float">
            <text:p>0.039587</text:p>
          </table:table-cell>
          <table:table-cell office:value-type="float" office:value="0.138121" calcext:value-type="float">
            <text:p>0.138121</text:p>
          </table:table-cell>
          <table:table-cell office:value-type="float" office:value="0.508308" calcext:value-type="float">
            <text:p>0.5083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14491" calcext:value-type="float">
            <text:p>0.51449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514696" calcext:value-type="float">
            <text:p>0.514696</text:p>
          </table:table-cell>
          <table:table-cell office:value-type="float" office:value="0.420504" calcext:value-type="float">
            <text:p>0.420504</text:p>
          </table:table-cell>
          <table:table-cell office:value-type="float" office:value="0.039769" calcext:value-type="float">
            <text:p>0.039769</text:p>
          </table:table-cell>
          <table:table-cell office:value-type="float" office:value="0.093552" calcext:value-type="float">
            <text:p>0.093552</text:p>
          </table:table-cell>
          <table:table-cell office:value-type="float" office:value="0.514807" calcext:value-type="float">
            <text:p>0.514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33967" calcext:value-type="float">
            <text:p>0.53396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534137" calcext:value-type="float">
            <text:p>0.534137</text:p>
          </table:table-cell>
          <table:table-cell office:value-type="float" office:value="0.457966" calcext:value-type="float">
            <text:p>0.457966</text:p>
          </table:table-cell>
          <table:table-cell office:value-type="float" office:value="0.042409" calcext:value-type="float">
            <text:p>0.042409</text:p>
          </table:table-cell>
          <table:table-cell office:value-type="float" office:value="0.075329" calcext:value-type="float">
            <text:p>0.075329</text:p>
          </table:table-cell>
          <table:table-cell office:value-type="float" office:value="0.534255" calcext:value-type="float">
            <text:p>0.534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552899" calcext:value-type="float">
            <text:p>0.55289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553041" calcext:value-type="float">
            <text:p>0.553041</text:p>
          </table:table-cell>
          <table:table-cell office:value-type="float" office:value="0.490269" calcext:value-type="float">
            <text:p>0.490269</text:p>
          </table:table-cell>
          <table:table-cell office:value-type="float" office:value="0.04292" calcext:value-type="float">
            <text:p>0.04292</text:p>
          </table:table-cell>
          <table:table-cell office:value-type="float" office:value="0.061777" calcext:value-type="float">
            <text:p>0.061777</text:p>
          </table:table-cell>
          <table:table-cell office:value-type="float" office:value="0.553155" calcext:value-type="float">
            <text:p>0.5531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53852" calcext:value-type="float">
            <text:p>0.553852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553977" calcext:value-type="float">
            <text:p>0.553977</text:p>
          </table:table-cell>
          <table:table-cell office:value-type="float" office:value="0.499825" calcext:value-type="float">
            <text:p>0.49982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554097" calcext:value-type="float">
            <text:p>0.554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554191" calcext:value-type="float">
            <text:p>0.55419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554302" calcext:value-type="float">
            <text:p>0.554302</text:p>
          </table:table-cell>
          <table:table-cell office:value-type="float" office:value="0.506929" calcext:value-type="float">
            <text:p>0.506929</text:p>
          </table:table-cell>
          <table:table-cell office:value-type="float" office:value="0.043408" calcext:value-type="float">
            <text:p>0.043408</text:p>
          </table:table-cell>
          <table:table-cell office:value-type="float" office:value="0.046148" calcext:value-type="float">
            <text:p>0.046148</text:p>
          </table:table-cell>
          <table:table-cell office:value-type="float" office:value="0.554419" calcext:value-type="float">
            <text:p>0.5544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209" calcext:value-type="float">
            <text:p>0.5520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552192" calcext:value-type="float">
            <text:p>0.552192</text:p>
          </table:table-cell>
          <table:table-cell office:value-type="float" office:value="0.509993" calcext:value-type="float">
            <text:p>0.509993</text:p>
          </table:table-cell>
          <table:table-cell office:value-type="float" office:value="0.043122" calcext:value-type="float">
            <text:p>0.043122</text:p>
          </table:table-cell>
          <table:table-cell office:value-type="float" office:value="0.040665" calcext:value-type="float">
            <text:p>0.040665</text:p>
          </table:table-cell>
          <table:table-cell office:value-type="float" office:value="0.552312" calcext:value-type="float">
            <text:p>0.552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483011" calcext:value-type="float">
            <text:p>0.48301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483579" calcext:value-type="float">
            <text:p>0.483579</text:p>
          </table:table-cell>
          <table:table-cell office:value-type="float" office:value="0.207196" calcext:value-type="float">
            <text:p>0.207196</text:p>
          </table:table-cell>
          <table:table-cell office:value-type="float" office:value="0.036531" calcext:value-type="float">
            <text:p>0.036531</text:p>
          </table:table-cell>
          <table:table-cell office:value-type="float" office:value="0.276097" calcext:value-type="float">
            <text:p>0.276097</text:p>
          </table:table-cell>
          <table:table-cell office:value-type="float" office:value="0.483699" calcext:value-type="float">
            <text:p>0.4836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8825" calcext:value-type="float">
            <text:p>0.4882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488548" calcext:value-type="float">
            <text:p>0.488548</text:p>
          </table:table-cell>
          <table:table-cell office:value-type="float" office:value="0.349209" calcext:value-type="float">
            <text:p>0.349209</text:p>
          </table:table-cell>
          <table:table-cell office:value-type="float" office:value="0.036064" calcext:value-type="float">
            <text:p>0.036064</text:p>
          </table:table-cell>
          <table:table-cell office:value-type="float" office:value="0.138661" calcext:value-type="float">
            <text:p>0.138661</text:p>
          </table:table-cell>
          <table:table-cell office:value-type="float" office:value="0.488667" calcext:value-type="float">
            <text:p>0.488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08093" calcext:value-type="float">
            <text:p>0.50809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508306" calcext:value-type="float">
            <text:p>0.508306</text:p>
          </table:table-cell>
          <table:table-cell office:value-type="float" office:value="0.410602" calcext:value-type="float">
            <text:p>0.410602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97025" calcext:value-type="float">
            <text:p>0.097025</text:p>
          </table:table-cell>
          <table:table-cell office:value-type="float" office:value="0.508424" calcext:value-type="float">
            <text:p>0.508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529675" calcext:value-type="float">
            <text:p>0.52967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529849" calcext:value-type="float">
            <text:p>0.529849</text:p>
          </table:table-cell>
          <table:table-cell office:value-type="float" office:value="0.451839" calcext:value-type="float">
            <text:p>0.451839</text:p>
          </table:table-cell>
          <table:table-cell office:value-type="float" office:value="0.039858" calcext:value-type="float">
            <text:p>0.039858</text:p>
          </table:table-cell>
          <table:table-cell office:value-type="float" office:value="0.077139" calcext:value-type="float">
            <text:p>0.077139</text:p>
          </table:table-cell>
          <table:table-cell office:value-type="float" office:value="0.529968" calcext:value-type="float">
            <text:p>0.5299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527099" calcext:value-type="float">
            <text:p>0.52709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527244" calcext:value-type="float">
            <text:p>0.527244</text:p>
          </table:table-cell>
          <table:table-cell office:value-type="float" office:value="0.464068" calcext:value-type="float">
            <text:p>0.464068</text:p>
          </table:table-cell>
          <table:table-cell office:value-type="float" office:value="0.039359" calcext:value-type="float">
            <text:p>0.039359</text:p>
          </table:table-cell>
          <table:table-cell office:value-type="float" office:value="0.062178" calcext:value-type="float">
            <text:p>0.062178</text:p>
          </table:table-cell>
          <table:table-cell office:value-type="float" office:value="0.527363" calcext:value-type="float">
            <text:p>0.527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29204" calcext:value-type="float">
            <text:p>0.52920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529332" calcext:value-type="float">
            <text:p>0.529332</text:p>
          </table:table-cell>
          <table:table-cell office:value-type="float" office:value="0.474607" calcext:value-type="float">
            <text:p>0.474607</text:p>
          </table:table-cell>
          <table:table-cell office:value-type="float" office:value="0.039576" calcext:value-type="float">
            <text:p>0.039576</text:p>
          </table:table-cell>
          <table:table-cell office:value-type="float" office:value="0.053673" calcext:value-type="float">
            <text:p>0.053673</text:p>
          </table:table-cell>
          <table:table-cell office:value-type="float" office:value="0.529451" calcext:value-type="float">
            <text:p>0.529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21714" calcext:value-type="float">
            <text:p>0.52171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521826" calcext:value-type="float">
            <text:p>0.521826</text:p>
          </table:table-cell>
          <table:table-cell office:value-type="float" office:value="0.475441" calcext:value-type="float">
            <text:p>0.475441</text:p>
          </table:table-cell>
          <table:table-cell office:value-type="float" office:value="0.039083" calcext:value-type="float">
            <text:p>0.039083</text:p>
          </table:table-cell>
          <table:table-cell office:value-type="float" office:value="0.044948" calcext:value-type="float">
            <text:p>0.044948</text:p>
          </table:table-cell>
          <table:table-cell office:value-type="float" office:value="0.521946" calcext:value-type="float">
            <text:p>0.5219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47956" calcext:value-type="float">
            <text:p>0.54795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54853" calcext:value-type="float">
            <text:p>0.54853</text:p>
          </table:table-cell>
          <table:table-cell office:value-type="float" office:value="0.269775" calcext:value-type="float">
            <text:p>0.269775</text:p>
          </table:table-cell>
          <table:table-cell office:value-type="float" office:value="0.033783" calcext:value-type="float">
            <text:p>0.033783</text:p>
          </table:table-cell>
          <table:table-cell office:value-type="float" office:value="0.278473" calcext:value-type="float">
            <text:p>0.278473</text:p>
          </table:table-cell>
          <table:table-cell office:value-type="float" office:value="0.54865" calcext:value-type="float">
            <text:p>0.548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7144" calcext:value-type="float">
            <text:p>0.5714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571752" calcext:value-type="float">
            <text:p>0.571752</text:p>
          </table:table-cell>
          <table:table-cell office:value-type="float" office:value="0.42595" calcext:value-type="float">
            <text:p>0.42595</text:p>
          </table:table-cell>
          <table:table-cell office:value-type="float" office:value="0.034454" calcext:value-type="float">
            <text:p>0.034454</text:p>
          </table:table-cell>
          <table:table-cell office:value-type="float" office:value="0.145094" calcext:value-type="float">
            <text:p>0.145094</text:p>
          </table:table-cell>
          <table:table-cell office:value-type="float" office:value="0.571869" calcext:value-type="float">
            <text:p>0.571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87375" calcext:value-type="float">
            <text:p>0.58737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587599" calcext:value-type="float">
            <text:p>0.587599</text:p>
          </table:table-cell>
          <table:table-cell office:value-type="float" office:value="0.486589" calcext:value-type="float">
            <text:p>0.486589</text:p>
          </table:table-cell>
          <table:table-cell office:value-type="float" office:value="0.035576" calcext:value-type="float">
            <text:p>0.035576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587717" calcext:value-type="float">
            <text:p>0.587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9053" calcext:value-type="float">
            <text:p>0.59053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590706" calcext:value-type="float">
            <text:p>0.590706</text:p>
          </table:table-cell>
          <table:table-cell office:value-type="float" office:value="0.513054" calcext:value-type="float">
            <text:p>0.513054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76632" calcext:value-type="float">
            <text:p>0.076632</text:p>
          </table:table-cell>
          <table:table-cell office:value-type="float" office:value="0.590826" calcext:value-type="float">
            <text:p>0.590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97227" calcext:value-type="float">
            <text:p>0.59722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597373" calcext:value-type="float">
            <text:p>0.597373</text:p>
          </table:table-cell>
          <table:table-cell office:value-type="float" office:value="0.533546" calcext:value-type="float">
            <text:p>0.533546</text:p>
          </table:table-cell>
          <table:table-cell office:value-type="float" office:value="0.036553" calcext:value-type="float">
            <text:p>0.036553</text:p>
          </table:table-cell>
          <table:table-cell office:value-type="float" office:value="0.062856" calcext:value-type="float">
            <text:p>0.062856</text:p>
          </table:table-cell>
          <table:table-cell office:value-type="float" office:value="0.597495" calcext:value-type="float">
            <text:p>0.597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88616" calcext:value-type="float">
            <text:p>0.58861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588744" calcext:value-type="float">
            <text:p>0.588744</text:p>
          </table:table-cell>
          <table:table-cell office:value-type="float" office:value="0.535703" calcext:value-type="float">
            <text:p>0.535703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51924" calcext:value-type="float">
            <text:p>0.051924</text:p>
          </table:table-cell>
          <table:table-cell office:value-type="float" office:value="0.588863" calcext:value-type="float">
            <text:p>0.5888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485597" calcext:value-type="float">
            <text:p>0.485597</text:p>
          </table:table-cell>
          <table:table-cell office:value-type="float" office:value="0.19491" calcext:value-type="float">
            <text:p>0.19491</text:p>
          </table:table-cell>
          <table:table-cell office:value-type="float" office:value="0.034403" calcext:value-type="float">
            <text:p>0.034403</text:p>
          </table:table-cell>
          <table:table-cell office:value-type="float" office:value="0.290392" calcext:value-type="float">
            <text:p>0.290392</text:p>
          </table:table-cell>
          <table:table-cell office:value-type="float" office:value="0.485715" calcext:value-type="float">
            <text:p>0.4857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99214" calcext:value-type="float">
            <text:p>0.499214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499539" calcext:value-type="float">
            <text:p>0.499539</text:p>
          </table:table-cell>
          <table:table-cell office:value-type="float" office:value="0.34792" calcext:value-type="float">
            <text:p>0.34792</text:p>
          </table:table-cell>
          <table:table-cell office:value-type="float" office:value="0.03271" calcext:value-type="float">
            <text:p>0.03271</text:p>
          </table:table-cell>
          <table:table-cell office:value-type="float" office:value="0.150814" calcext:value-type="float">
            <text:p>0.150814</text:p>
          </table:table-cell>
          <table:table-cell office:value-type="float" office:value="0.499656" calcext:value-type="float">
            <text:p>0.499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500791" calcext:value-type="float">
            <text:p>0.500791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501015" calcext:value-type="float">
            <text:p>0.501015</text:p>
          </table:table-cell>
          <table:table-cell office:value-type="float" office:value="0.399212" calcext:value-type="float">
            <text:p>0.399212</text:p>
          </table:table-cell>
          <table:table-cell office:value-type="float" office:value="0.032912" calcext:value-type="float">
            <text:p>0.032912</text:p>
          </table:table-cell>
          <table:table-cell office:value-type="float" office:value="0.101153" calcext:value-type="float">
            <text:p>0.101153</text:p>
          </table:table-cell>
          <table:table-cell office:value-type="float" office:value="0.501133" calcext:value-type="float">
            <text:p>0.501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501478" calcext:value-type="float">
            <text:p>0.50147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501654" calcext:value-type="float">
            <text:p>0.501654</text:p>
          </table:table-cell>
          <table:table-cell office:value-type="float" office:value="0.424892" calcext:value-type="float">
            <text:p>0.424892</text:p>
          </table:table-cell>
          <table:table-cell office:value-type="float" office:value="0.033118" calcext:value-type="float">
            <text:p>0.033118</text:p>
          </table:table-cell>
          <table:table-cell office:value-type="float" office:value="0.076003" calcext:value-type="float">
            <text:p>0.076003</text:p>
          </table:table-cell>
          <table:table-cell office:value-type="float" office:value="0.501774" calcext:value-type="float">
            <text:p>0.5017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99195" calcext:value-type="float">
            <text:p>0.49919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499345" calcext:value-type="float">
            <text:p>0.499345</text:p>
          </table:table-cell>
          <table:table-cell office:value-type="float" office:value="0.436346" calcext:value-type="float">
            <text:p>0.436346</text:p>
          </table:table-cell>
          <table:table-cell office:value-type="float" office:value="0.033579" calcext:value-type="float">
            <text:p>0.033579</text:p>
          </table:table-cell>
          <table:table-cell office:value-type="float" office:value="0.062006" calcext:value-type="float">
            <text:p>0.062006</text:p>
          </table:table-cell>
          <table:table-cell office:value-type="float" office:value="0.499466" calcext:value-type="float">
            <text:p>0.4994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483631" calcext:value-type="float">
            <text:p>0.48363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484259" calcext:value-type="float">
            <text:p>0.484259</text:p>
          </table:table-cell>
          <table:table-cell office:value-type="float" office:value="0.181744" calcext:value-type="float">
            <text:p>0.181744</text:p>
          </table:table-cell>
          <table:table-cell office:value-type="float" office:value="0.036423" calcext:value-type="float">
            <text:p>0.036423</text:p>
          </table:table-cell>
          <table:table-cell office:value-type="float" office:value="0.302214" calcext:value-type="float">
            <text:p>0.302214</text:p>
          </table:table-cell>
          <table:table-cell office:value-type="float" office:value="0.484378" calcext:value-type="float">
            <text:p>0.4843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76592" calcext:value-type="float">
            <text:p>0.476592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476917" calcext:value-type="float">
            <text:p>0.476917</text:p>
          </table:table-cell>
          <table:table-cell office:value-type="float" office:value="0.325417" calcext:value-type="float">
            <text:p>0.325417</text:p>
          </table:table-cell>
          <table:table-cell office:value-type="float" office:value="0.030313" calcext:value-type="float">
            <text:p>0.030313</text:p>
          </table:table-cell>
          <table:table-cell office:value-type="float" office:value="0.150798" calcext:value-type="float">
            <text:p>0.150798</text:p>
          </table:table-cell>
          <table:table-cell office:value-type="float" office:value="0.477036" calcext:value-type="float">
            <text:p>0.477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80083" calcext:value-type="float">
            <text:p>0.480083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480308" calcext:value-type="float">
            <text:p>0.480308</text:p>
          </table:table-cell>
          <table:table-cell office:value-type="float" office:value="0.379125" calcext:value-type="float">
            <text:p>0.379125</text:p>
          </table:table-cell>
          <table:table-cell office:value-type="float" office:value="0.031071" calcext:value-type="float">
            <text:p>0.031071</text:p>
          </table:table-cell>
          <table:table-cell office:value-type="float" office:value="0.100491" calcext:value-type="float">
            <text:p>0.100491</text:p>
          </table:table-cell>
          <table:table-cell office:value-type="float" office:value="0.48043" calcext:value-type="float">
            <text:p>0.48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73768" calcext:value-type="float">
            <text:p>0.47376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473945" calcext:value-type="float">
            <text:p>0.473945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030623" calcext:value-type="float">
            <text:p>0.030623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0.474066" calcext:value-type="float">
            <text:p>0.4740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470256" calcext:value-type="float">
            <text:p>0.47025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470883" calcext:value-type="float">
            <text:p>0.470883</text:p>
          </table:table-cell>
          <table:table-cell office:value-type="float" office:value="0.172237" calcext:value-type="float">
            <text:p>0.172237</text:p>
          </table:table-cell>
          <table:table-cell office:value-type="float" office:value="0.035782" calcext:value-type="float">
            <text:p>0.035782</text:p>
          </table:table-cell>
          <table:table-cell office:value-type="float" office:value="0.29835" calcext:value-type="float">
            <text:p>0.29835</text:p>
          </table:table-cell>
          <table:table-cell office:value-type="float" office:value="0.471002" calcext:value-type="float">
            <text:p>0.471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7007" calcext:value-type="float">
            <text:p>0.47007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470396" calcext:value-type="float">
            <text:p>0.470396</text:p>
          </table:table-cell>
          <table:table-cell office:value-type="float" office:value="0.318924" calcext:value-type="float">
            <text:p>0.318924</text:p>
          </table:table-cell>
          <table:table-cell office:value-type="float" office:value="0.028676" calcext:value-type="float">
            <text:p>0.028676</text:p>
          </table:table-cell>
          <table:table-cell office:value-type="float" office:value="0.150851" calcext:value-type="float">
            <text:p>0.150851</text:p>
          </table:table-cell>
          <table:table-cell office:value-type="float" office:value="0.470518" calcext:value-type="float">
            <text:p>0.4705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54944" calcext:value-type="float">
            <text:p>0.45494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455172" calcext:value-type="float">
            <text:p>0.455172</text:p>
          </table:table-cell>
          <table:table-cell office:value-type="float" office:value="0.355818" calcext:value-type="float">
            <text:p>0.355818</text:p>
          </table:table-cell>
          <table:table-cell office:value-type="float" office:value="0.028198" calcext:value-type="float">
            <text:p>0.028198</text:p>
          </table:table-cell>
          <table:table-cell office:value-type="float" office:value="0.098543" calcext:value-type="float">
            <text:p>0.098543</text:p>
          </table:table-cell>
          <table:table-cell office:value-type="float" office:value="0.455293" calcext:value-type="float">
            <text:p>0.455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386637" calcext:value-type="float">
            <text:p>0.386637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387266" calcext:value-type="float">
            <text:p>0.387266</text:p>
          </table:table-cell>
          <table:table-cell office:value-type="float" office:value="0.08575" calcext:value-type="float">
            <text:p>0.08575</text:p>
          </table:table-cell>
          <table:table-cell office:value-type="float" office:value="0.036151" calcext:value-type="float">
            <text:p>0.036151</text:p>
          </table:table-cell>
          <table:table-cell office:value-type="float" office:value="0.301214" calcext:value-type="float">
            <text:p>0.301214</text:p>
          </table:table-cell>
          <table:table-cell office:value-type="float" office:value="0.387389" calcext:value-type="float">
            <text:p>0.3873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371748" calcext:value-type="float">
            <text:p>0.371748</text:p>
          </table:table-cell>
          <table:table-cell office:value-type="float" office:value="0.222921" calcext:value-type="float">
            <text:p>0.222921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0.371865" calcext:value-type="float">
            <text:p>0.3718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8266" calcext:value-type="float">
            <text:p>0.44826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448895" calcext:value-type="float">
            <text:p>0.448895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036107" calcext:value-type="float">
            <text:p>0.036107</text:p>
          </table:table-cell>
          <table:table-cell office:value-type="float" office:value="0.293499" calcext:value-type="float">
            <text:p>0.293499</text:p>
          </table:table-cell>
          <table:table-cell office:value-type="float" office:value="0.449015" calcext:value-type="float">
            <text:p>0.449015</text:p>
          </table:table-cell>
        </table:table-row>
      </table:table>
      <table:table table:name="DRAM_only_average_100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3486" calcext:value-type="float">
            <text:p>1.533486</text:p>
          </table:table-cell>
          <table:table-cell office:value-type="float" office:value="1.357905" calcext:value-type="float">
            <text:p>1.357905</text:p>
          </table:table-cell>
          <table:table-cell office:value-type="float" office:value="0.175581" calcext:value-type="float">
            <text:p>0.175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7204" calcext:value-type="float">
            <text:p>0.937204</text:p>
          </table:table-cell>
          <table:table-cell office:value-type="float" office:value="0.844156" calcext:value-type="float">
            <text:p>0.844156</text:p>
          </table:table-cell>
          <table:table-cell office:value-type="float" office:value="0.093047" calcext:value-type="float">
            <text:p>0.093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7911" calcext:value-type="float">
            <text:p>0.747911</text:p>
          </table:table-cell>
          <table:table-cell office:value-type="float" office:value="0.683965" calcext:value-type="float">
            <text:p>0.683965</text:p>
          </table:table-cell>
          <table:table-cell office:value-type="float" office:value="0.063946" calcext:value-type="float">
            <text:p>0.063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4366" calcext:value-type="float">
            <text:p>0.614366</text:p>
          </table:table-cell>
          <table:table-cell office:value-type="float" office:value="0.565174" calcext:value-type="float">
            <text:p>0.565174</text:p>
          </table:table-cell>
          <table:table-cell office:value-type="float" office:value="0.049192" calcext:value-type="float">
            <text:p>0.049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5297" calcext:value-type="float">
            <text:p>0.635297</text:p>
          </table:table-cell>
          <table:table-cell office:value-type="float" office:value="0.595209" calcext:value-type="float">
            <text:p>0.595209</text:p>
          </table:table-cell>
          <table:table-cell office:value-type="float" office:value="0.040088" calcext:value-type="float">
            <text:p>0.040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00207" calcext:value-type="float">
            <text:p>0.600207</text:p>
          </table:table-cell>
          <table:table-cell office:value-type="float" office:value="0.566621" calcext:value-type="float">
            <text:p>0.566621</text:p>
          </table:table-cell>
          <table:table-cell office:value-type="float" office:value="0.033585" calcext:value-type="float">
            <text:p>0.0335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8191" calcext:value-type="float">
            <text:p>0.458191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.029113" calcext:value-type="float">
            <text:p>0.029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6413" calcext:value-type="float">
            <text:p>0.476413</text:p>
          </table:table-cell>
          <table:table-cell office:value-type="float" office:value="0.44931" calcext:value-type="float">
            <text:p>0.44931</text:p>
          </table:table-cell>
          <table:table-cell office:value-type="float" office:value="0.027103" calcext:value-type="float">
            <text:p>0.027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776" calcext:value-type="float">
            <text:p>0.46776</text:p>
          </table:table-cell>
          <table:table-cell office:value-type="float" office:value="0.442258" calcext:value-type="float">
            <text:p>0.442258</text:p>
          </table:table-cell>
          <table:table-cell office:value-type="float" office:value="0.025501" calcext:value-type="float">
            <text:p>0.025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8966" calcext:value-type="float">
            <text:p>0.528966</text:p>
          </table:table-cell>
          <table:table-cell office:value-type="float" office:value="0.505422" calcext:value-type="float">
            <text:p>0.505422</text:p>
          </table:table-cell>
          <table:table-cell office:value-type="float" office:value="0.023544" calcext:value-type="float">
            <text:p>0.023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6855" calcext:value-type="float">
            <text:p>0.446855</text:p>
          </table:table-cell>
          <table:table-cell office:value-type="float" office:value="0.424747" calcext:value-type="float">
            <text:p>0.424747</text:p>
          </table:table-cell>
          <table:table-cell office:value-type="float" office:value="0.022107" calcext:value-type="float">
            <text:p>0.022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787" calcext:value-type="float">
            <text:p>0.449787</text:p>
          </table:table-cell>
          <table:table-cell office:value-type="float" office:value="0.428034" calcext:value-type="float">
            <text:p>0.428034</text:p>
          </table:table-cell>
          <table:table-cell office:value-type="float" office:value="0.021753" calcext:value-type="float">
            <text:p>0.0217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8618" calcext:value-type="float">
            <text:p>0.458618</text:p>
          </table:table-cell>
          <table:table-cell office:value-type="float" office:value="0.436959" calcext:value-type="float">
            <text:p>0.436959</text:p>
          </table:table-cell>
          <table:table-cell office:value-type="float" office:value="0.021658" calcext:value-type="float">
            <text:p>0.021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461" calcext:value-type="float">
            <text:p>0.367461</text:p>
          </table:table-cell>
          <table:table-cell office:value-type="float" office:value="0.346786" calcext:value-type="float">
            <text:p>0.346786</text:p>
          </table:table-cell>
          <table:table-cell office:value-type="float" office:value="0.020675" calcext:value-type="float">
            <text:p>0.0206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7572" calcext:value-type="float">
            <text:p>0.437572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020162" calcext:value-type="float">
            <text:p>0.020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9467" calcext:value-type="float">
            <text:p>0.419467</text:p>
          </table:table-cell>
          <table:table-cell office:value-type="float" office:value="0.399869" calcext:value-type="float">
            <text:p>0.399869</text:p>
          </table:table-cell>
          <table:table-cell office:value-type="float" office:value="0.019598" calcext:value-type="float">
            <text:p>0.019598</text:p>
          </table:table-cell>
        </table:table-row>
      </table:table>
      <table:table table:name="performance_result_10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t+a</text:p>
          </table:table-cell>
          <table:table-cell office:value-type="string" calcext:value-type="string">
            <text:p>It time</text:p>
          </table:table-cell>
          <table:table-cell office:value-type="string" calcext:value-type="string">
            <text:p>it_idle time</text:p>
          </table:table-cell>
          <table:table-cell office:value-type="string" calcext:value-type="string">
            <text:p>tran idle time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analys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92039" calcext:value-type="float">
            <text:p>1.49203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98129" calcext:value-type="float">
            <text:p>0.98129</text:p>
          </table:table-cell>
          <table:table-cell office:value-type="float" office:value="0.268176" calcext:value-type="float">
            <text:p>0.268176</text:p>
          </table:table-cell>
          <table:table-cell office:value-type="float" office:value="0.243369" calcext:value-type="float">
            <text:p>0.243369</text:p>
          </table:table-cell>
          <table:table-cell office:value-type="float" office:value="1.49319" calcext:value-type="float">
            <text:p>1.49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14192" calcext:value-type="float">
            <text:p>1.51419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.250831" calcext:value-type="float">
            <text:p>1.250831</text:p>
          </table:table-cell>
          <table:table-cell office:value-type="float" office:value="0.138842" calcext:value-type="float">
            <text:p>0.138842</text:p>
          </table:table-cell>
          <table:table-cell office:value-type="float" office:value="0.124626" calcext:value-type="float">
            <text:p>0.124626</text:p>
          </table:table-cell>
          <table:table-cell office:value-type="float" office:value="1.514855" calcext:value-type="float">
            <text:p>1.5148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14203" calcext:value-type="float">
            <text:p>1.514203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1.332371" calcext:value-type="float">
            <text:p>1.332371</text:p>
          </table:table-cell>
          <table:table-cell office:value-type="float" office:value="0.097331" calcext:value-type="float">
            <text:p>0.097331</text:p>
          </table:table-cell>
          <table:table-cell office:value-type="float" office:value="0.084381" calcext:value-type="float">
            <text:p>0.084381</text:p>
          </table:table-cell>
          <table:table-cell office:value-type="float" office:value="1.514685" calcext:value-type="float">
            <text:p>1.5146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00071" calcext:value-type="float">
            <text:p>1.50007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.363597" calcext:value-type="float">
            <text:p>1.363597</text:p>
          </table:table-cell>
          <table:table-cell office:value-type="float" office:value="0.072673" calcext:value-type="float">
            <text:p>0.072673</text:p>
          </table:table-cell>
          <table:table-cell office:value-type="float" office:value="0.063491" calcext:value-type="float">
            <text:p>0.063491</text:p>
          </table:table-cell>
          <table:table-cell office:value-type="float" office:value="1.500465" calcext:value-type="float">
            <text:p>1.500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05946" calcext:value-type="float">
            <text:p>1.50594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394355" calcext:value-type="float">
            <text:p>1.394355</text:p>
          </table:table-cell>
          <table:table-cell office:value-type="float" office:value="0.059588" calcext:value-type="float">
            <text:p>0.059588</text:p>
          </table:table-cell>
          <table:table-cell office:value-type="float" office:value="0.051536" calcext:value-type="float">
            <text:p>0.051536</text:p>
          </table:table-cell>
          <table:table-cell office:value-type="float" office:value="1.506292" calcext:value-type="float">
            <text:p>1.5062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490813" calcext:value-type="float">
            <text:p>1.49081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1.398205" calcext:value-type="float">
            <text:p>1.398205</text:p>
          </table:table-cell>
          <table:table-cell office:value-type="float" office:value="0.049368" calcext:value-type="float">
            <text:p>0.049368</text:p>
          </table:table-cell>
          <table:table-cell office:value-type="float" office:value="0.042619" calcext:value-type="float">
            <text:p>0.042619</text:p>
          </table:table-cell>
          <table:table-cell office:value-type="float" office:value="1.491118" calcext:value-type="float">
            <text:p>1.491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96106" calcext:value-type="float">
            <text:p>1.5961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509004" calcext:value-type="float">
            <text:p>1.509004</text:p>
          </table:table-cell>
          <table:table-cell office:value-type="float" office:value="0.046063" calcext:value-type="float">
            <text:p>0.046063</text:p>
          </table:table-cell>
          <table:table-cell office:value-type="float" office:value="0.040262" calcext:value-type="float">
            <text:p>0.040262</text:p>
          </table:table-cell>
          <table:table-cell office:value-type="float" office:value="1.596401" calcext:value-type="float">
            <text:p>1.5964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645819" calcext:value-type="float">
            <text:p>1.645819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1.565724" calcext:value-type="float">
            <text:p>1.565724</text:p>
          </table:table-cell>
          <table:table-cell office:value-type="float" office:value="0.042187" calcext:value-type="float">
            <text:p>0.042187</text:p>
          </table:table-cell>
          <table:table-cell office:value-type="float" office:value="0.037001" calcext:value-type="float">
            <text:p>0.037001</text:p>
          </table:table-cell>
          <table:table-cell office:value-type="float" office:value="1.646098" calcext:value-type="float">
            <text:p>1.646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651869" calcext:value-type="float">
            <text:p>1.651869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5785" calcext:value-type="float">
            <text:p>1.5785</text:p>
          </table:table-cell>
          <table:table-cell office:value-type="float" office:value="0.038456" calcext:value-type="float">
            <text:p>0.038456</text:p>
          </table:table-cell>
          <table:table-cell office:value-type="float" office:value="0.033863" calcext:value-type="float">
            <text:p>0.033863</text:p>
          </table:table-cell>
          <table:table-cell office:value-type="float" office:value="1.652132" calcext:value-type="float">
            <text:p>1.652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75004" calcext:value-type="float">
            <text:p>1.67500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60685" calcext:value-type="float">
            <text:p>1.60685</text:p>
          </table:table-cell>
          <table:table-cell office:value-type="float" office:value="0.035446" calcext:value-type="float">
            <text:p>0.035446</text:p>
          </table:table-cell>
          <table:table-cell office:value-type="float" office:value="0.031529" calcext:value-type="float">
            <text:p>0.031529</text:p>
          </table:table-cell>
          <table:table-cell office:value-type="float" office:value="1.675269" calcext:value-type="float">
            <text:p>1.6752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715565" calcext:value-type="float">
            <text:p>1.71556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1.650366" calcext:value-type="float">
            <text:p>1.650366</text:p>
          </table:table-cell>
          <table:table-cell office:value-type="float" office:value="0.03366" calcext:value-type="float">
            <text:p>0.03366</text:p>
          </table:table-cell>
          <table:table-cell office:value-type="float" office:value="0.030202" calcext:value-type="float">
            <text:p>0.030202</text:p>
          </table:table-cell>
          <table:table-cell office:value-type="float" office:value="1.715813" calcext:value-type="float">
            <text:p>1.7158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741427" calcext:value-type="float">
            <text:p>1.74142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1.679332" calcext:value-type="float">
            <text:p>1.679332</text:p>
          </table:table-cell>
          <table:table-cell office:value-type="float" office:value="0.031749" calcext:value-type="float">
            <text:p>0.031749</text:p>
          </table:table-cell>
          <table:table-cell office:value-type="float" office:value="0.028847" calcext:value-type="float">
            <text:p>0.028847</text:p>
          </table:table-cell>
          <table:table-cell office:value-type="float" office:value="1.741669" calcext:value-type="float">
            <text:p>1.7416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748944" calcext:value-type="float">
            <text:p>1.74894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689424" calcext:value-type="float">
            <text:p>1.689424</text:p>
          </table:table-cell>
          <table:table-cell office:value-type="float" office:value="0.030218" calcext:value-type="float">
            <text:p>0.030218</text:p>
          </table:table-cell>
          <table:table-cell office:value-type="float" office:value="0.027667" calcext:value-type="float">
            <text:p>0.027667</text:p>
          </table:table-cell>
          <table:table-cell office:value-type="float" office:value="1.749171" calcext:value-type="float">
            <text:p>1.7491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739691" calcext:value-type="float">
            <text:p>1.73969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.683219" calcext:value-type="float">
            <text:p>1.683219</text:p>
          </table:table-cell>
          <table:table-cell office:value-type="float" office:value="0.028464" calcext:value-type="float">
            <text:p>0.028464</text:p>
          </table:table-cell>
          <table:table-cell office:value-type="float" office:value="0.026256" calcext:value-type="float">
            <text:p>0.026256</text:p>
          </table:table-cell>
          <table:table-cell office:value-type="float" office:value="1.739916" calcext:value-type="float">
            <text:p>1.739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733646" calcext:value-type="float">
            <text:p>1.73364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1.678942" calcext:value-type="float">
            <text:p>1.678942</text:p>
          </table:table-cell>
          <table:table-cell office:value-type="float" office:value="0.027376" calcext:value-type="float">
            <text:p>0.027376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1.733869" calcext:value-type="float">
            <text:p>1.733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9997" calcext:value-type="float">
            <text:p>0.89997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381496" calcext:value-type="float">
            <text:p>0.381496</text:p>
          </table:table-cell>
          <table:table-cell office:value-type="float" office:value="0.272172" calcext:value-type="float">
            <text:p>0.272172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901155" calcext:value-type="float">
            <text:p>0.901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05732" calcext:value-type="float">
            <text:p>0.90573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139989" calcext:value-type="float">
            <text:p>0.139989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0.906406" calcext:value-type="float">
            <text:p>0.906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96999" calcext:value-type="float">
            <text:p>0.896999</text:p>
          </table:table-cell>
          <table:table-cell office:value-type="float" office:value="0.001661" calcext:value-type="float">
            <text:p>0.001661</text:p>
          </table:table-cell>
          <table:table-cell office:value-type="float" office:value="0.714792" calcext:value-type="float">
            <text:p>0.714792</text:p>
          </table:table-cell>
          <table:table-cell office:value-type="float" office:value="0.097158" calcext:value-type="float">
            <text:p>0.097158</text:p>
          </table:table-cell>
          <table:table-cell office:value-type="float" office:value="0.084894" calcext:value-type="float">
            <text:p>0.084894</text:p>
          </table:table-cell>
          <table:table-cell office:value-type="float" office:value="0.897485" calcext:value-type="float">
            <text:p>0.897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5111" calcext:value-type="float">
            <text:p>0.88511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747738" calcext:value-type="float">
            <text:p>0.747738</text:p>
          </table:table-cell>
          <table:table-cell office:value-type="float" office:value="0.073012" calcext:value-type="float">
            <text:p>0.073012</text:p>
          </table:table-cell>
          <table:table-cell office:value-type="float" office:value="0.064018" calcext:value-type="float">
            <text:p>0.064018</text:p>
          </table:table-cell>
          <table:table-cell office:value-type="float" office:value="0.885506" calcext:value-type="float">
            <text:p>0.8855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85083" calcext:value-type="float">
            <text:p>0.88508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775299" calcext:value-type="float">
            <text:p>0.775299</text:p>
          </table:table-cell>
          <table:table-cell office:value-type="float" office:value="0.058366" calcext:value-type="float">
            <text:p>0.058366</text:p>
          </table:table-cell>
          <table:table-cell office:value-type="float" office:value="0.050917" calcext:value-type="float">
            <text:p>0.050917</text:p>
          </table:table-cell>
          <table:table-cell office:value-type="float" office:value="0.885423" calcext:value-type="float">
            <text:p>0.885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66723" calcext:value-type="float">
            <text:p>0.96672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862143" calcext:value-type="float">
            <text:p>0.862143</text:p>
          </table:table-cell>
          <table:table-cell office:value-type="float" office:value="0.055197" calcext:value-type="float">
            <text:p>0.055197</text:p>
          </table:table-cell>
          <table:table-cell office:value-type="float" office:value="0.048744" calcext:value-type="float">
            <text:p>0.048744</text:p>
          </table:table-cell>
          <table:table-cell office:value-type="float" office:value="0.967055" calcext:value-type="float">
            <text:p>0.967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75728" calcext:value-type="float">
            <text:p>0.97572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88499" calcext:value-type="float">
            <text:p>0.88499</text:p>
          </table:table-cell>
          <table:table-cell office:value-type="float" office:value="0.04776" calcext:value-type="float">
            <text:p>0.04776</text:p>
          </table:table-cell>
          <table:table-cell office:value-type="float" office:value="0.042187" calcext:value-type="float">
            <text:p>0.042187</text:p>
          </table:table-cell>
          <table:table-cell office:value-type="float" office:value="0.976025" calcext:value-type="float">
            <text:p>0.976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72756" calcext:value-type="float">
            <text:p>0.97275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89235" calcext:value-type="float">
            <text:p>0.89235</text:p>
          </table:table-cell>
          <table:table-cell office:value-type="float" office:value="0.042219" calcext:value-type="float">
            <text:p>0.042219</text:p>
          </table:table-cell>
          <table:table-cell office:value-type="float" office:value="0.037266" calcext:value-type="float">
            <text:p>0.037266</text:p>
          </table:table-cell>
          <table:table-cell office:value-type="float" office:value="0.973033" calcext:value-type="float">
            <text:p>0.9730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94221" calcext:value-type="float">
            <text:p>0.994221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919886" calcext:value-type="float">
            <text:p>0.919886</text:p>
          </table:table-cell>
          <table:table-cell office:value-type="float" office:value="0.038802" calcext:value-type="float">
            <text:p>0.038802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994493" calcext:value-type="float">
            <text:p>0.9944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026216" calcext:value-type="float">
            <text:p>1.02621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955537" calcext:value-type="float">
            <text:p>0.955537</text:p>
          </table:table-cell>
          <table:table-cell office:value-type="float" office:value="0.036715" calcext:value-type="float">
            <text:p>0.036715</text:p>
          </table:table-cell>
          <table:table-cell office:value-type="float" office:value="0.032732" calcext:value-type="float">
            <text:p>0.032732</text:p>
          </table:table-cell>
          <table:table-cell office:value-type="float" office:value="1.026471" calcext:value-type="float">
            <text:p>1.02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035922" calcext:value-type="float">
            <text:p>1.03592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96973" calcext:value-type="float">
            <text:p>0.96973</text:p>
          </table:table-cell>
          <table:table-cell office:value-type="float" office:value="0.034165" calcext:value-type="float">
            <text:p>0.034165</text:p>
          </table:table-cell>
          <table:table-cell office:value-type="float" office:value="0.030654" calcext:value-type="float">
            <text:p>0.030654</text:p>
          </table:table-cell>
          <table:table-cell office:value-type="float" office:value="1.036172" calcext:value-type="float">
            <text:p>1.036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041551" calcext:value-type="float">
            <text:p>1.041551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979069" calcext:value-type="float">
            <text:p>0.979069</text:p>
          </table:table-cell>
          <table:table-cell office:value-type="float" office:value="0.031949" calcext:value-type="float">
            <text:p>0.031949</text:p>
          </table:table-cell>
          <table:table-cell office:value-type="float" office:value="0.029017" calcext:value-type="float">
            <text:p>0.029017</text:p>
          </table:table-cell>
          <table:table-cell office:value-type="float" office:value="1.04179" calcext:value-type="float">
            <text:p>1.041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034515" calcext:value-type="float">
            <text:p>1.034515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974651" calcext:value-type="float">
            <text:p>0.974651</text:p>
          </table:table-cell>
          <table:table-cell office:value-type="float" office:value="0.030443" calcext:value-type="float">
            <text:p>0.030443</text:p>
          </table:table-cell>
          <table:table-cell office:value-type="float" office:value="0.027779" calcext:value-type="float">
            <text:p>0.027779</text:p>
          </table:table-cell>
          <table:table-cell office:value-type="float" office:value="1.03475" calcext:value-type="float">
            <text:p>1.03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035197" calcext:value-type="float">
            <text:p>1.035197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97816" calcext:value-type="float">
            <text:p>0.97816</text:p>
          </table:table-cell>
          <table:table-cell office:value-type="float" office:value="0.028842" calcext:value-type="float">
            <text:p>0.028842</text:p>
          </table:table-cell>
          <table:table-cell office:value-type="float" office:value="0.026229" calcext:value-type="float">
            <text:p>0.026229</text:p>
          </table:table-cell>
          <table:table-cell office:value-type="float" office:value="1.035423" calcext:value-type="float">
            <text:p>1.035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1497" calcext:value-type="float">
            <text:p>0.721497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274556" calcext:value-type="float">
            <text:p>0.274556</text:p>
          </table:table-cell>
          <table:table-cell office:value-type="float" office:value="0.249757" calcext:value-type="float">
            <text:p>0.249757</text:p>
          </table:table-cell>
          <table:table-cell office:value-type="float" office:value="0.722694" calcext:value-type="float">
            <text:p>0.722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25601" calcext:value-type="float">
            <text:p>0.725601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457073" calcext:value-type="float">
            <text:p>0.457073</text:p>
          </table:table-cell>
          <table:table-cell office:value-type="float" office:value="0.141325" calcext:value-type="float">
            <text:p>0.141325</text:p>
          </table:table-cell>
          <table:table-cell office:value-type="float" office:value="0.127092" calcext:value-type="float">
            <text:p>0.127092</text:p>
          </table:table-cell>
          <table:table-cell office:value-type="float" office:value="0.726277" calcext:value-type="float">
            <text:p>0.7262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53015" calcext:value-type="float">
            <text:p>0.53015</text:p>
          </table:table-cell>
          <table:table-cell office:value-type="float" office:value="0.099467" calcext:value-type="float">
            <text:p>0.099467</text:p>
          </table:table-cell>
          <table:table-cell office:value-type="float" office:value="0.087328" calcext:value-type="float">
            <text:p>0.087328</text:p>
          </table:table-cell>
          <table:table-cell office:value-type="float" office:value="0.718103" calcext:value-type="float">
            <text:p>0.718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03111" calcext:value-type="float">
            <text:p>0.70311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567818" calcext:value-type="float">
            <text:p>0.567818</text:p>
          </table:table-cell>
          <table:table-cell office:value-type="float" office:value="0.071865" calcext:value-type="float">
            <text:p>0.071865</text:p>
          </table:table-cell>
          <table:table-cell office:value-type="float" office:value="0.063064" calcext:value-type="float">
            <text:p>0.063064</text:p>
          </table:table-cell>
          <table:table-cell office:value-type="float" office:value="0.703509" calcext:value-type="float">
            <text:p>0.703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66782" calcext:value-type="float">
            <text:p>0.766782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645908" calcext:value-type="float">
            <text:p>0.645908</text:p>
          </table:table-cell>
          <table:table-cell office:value-type="float" office:value="0.064112" calcext:value-type="float">
            <text:p>0.064112</text:p>
          </table:table-cell>
          <table:table-cell office:value-type="float" office:value="0.055962" calcext:value-type="float">
            <text:p>0.055962</text:p>
          </table:table-cell>
          <table:table-cell office:value-type="float" office:value="0.767141" calcext:value-type="float">
            <text:p>0.767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76817" calcext:value-type="float">
            <text:p>0.776817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673125" calcext:value-type="float">
            <text:p>0.673125</text:p>
          </table:table-cell>
          <table:table-cell office:value-type="float" office:value="0.05488" calcext:value-type="float">
            <text:p>0.05488</text:p>
          </table:table-cell>
          <table:table-cell office:value-type="float" office:value="0.048046" calcext:value-type="float">
            <text:p>0.048046</text:p>
          </table:table-cell>
          <table:table-cell office:value-type="float" office:value="0.777154" calcext:value-type="float">
            <text:p>0.777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74098" calcext:value-type="float">
            <text:p>0.774098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682925" calcext:value-type="float">
            <text:p>0.682925</text:p>
          </table:table-cell>
          <table:table-cell office:value-type="float" office:value="0.048026" calcext:value-type="float">
            <text:p>0.048026</text:p>
          </table:table-cell>
          <table:table-cell office:value-type="float" office:value="0.042287" calcext:value-type="float">
            <text:p>0.042287</text:p>
          </table:table-cell>
          <table:table-cell office:value-type="float" office:value="0.774399" calcext:value-type="float">
            <text:p>0.774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91733" calcext:value-type="float">
            <text:p>0.791733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709284" calcext:value-type="float">
            <text:p>0.709284</text:p>
          </table:table-cell>
          <table:table-cell office:value-type="float" office:value="0.043084" calcext:value-type="float">
            <text:p>0.043084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0.792019" calcext:value-type="float">
            <text:p>0.792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815378" calcext:value-type="float">
            <text:p>0.815378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737702" calcext:value-type="float">
            <text:p>0.737702</text:p>
          </table:table-cell>
          <table:table-cell office:value-type="float" office:value="0.040311" calcext:value-type="float">
            <text:p>0.040311</text:p>
          </table:table-cell>
          <table:table-cell office:value-type="float" office:value="0.035784" calcext:value-type="float">
            <text:p>0.035784</text:p>
          </table:table-cell>
          <table:table-cell office:value-type="float" office:value="0.815655" calcext:value-type="float">
            <text:p>0.8156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824782" calcext:value-type="float">
            <text:p>0.824782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753123" calcext:value-type="float">
            <text:p>0.753123</text:p>
          </table:table-cell>
          <table:table-cell office:value-type="float" office:value="0.037328" calcext:value-type="float">
            <text:p>0.037328</text:p>
          </table:table-cell>
          <table:table-cell office:value-type="float" office:value="0.033028" calcext:value-type="float">
            <text:p>0.033028</text:p>
          </table:table-cell>
          <table:table-cell office:value-type="float" office:value="0.825049" calcext:value-type="float">
            <text:p>0.825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32078" calcext:value-type="float">
            <text:p>0.832078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764776" calcext:value-type="float">
            <text:p>0.764776</text:p>
          </table:table-cell>
          <table:table-cell office:value-type="float" office:value="0.034877" calcext:value-type="float">
            <text:p>0.034877</text:p>
          </table:table-cell>
          <table:table-cell office:value-type="float" office:value="0.030721" calcext:value-type="float">
            <text:p>0.030721</text:p>
          </table:table-cell>
          <table:table-cell office:value-type="float" office:value="0.832328" calcext:value-type="float">
            <text:p>0.8323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23239" calcext:value-type="float">
            <text:p>0.823239</text:p>
          </table:table-cell>
          <table:table-cell office:value-type="float" office:value="0.002054" calcext:value-type="float">
            <text:p>0.002054</text:p>
          </table:table-cell>
          <table:table-cell office:value-type="float" office:value="0.759396" calcext:value-type="float">
            <text:p>0.759396</text:p>
          </table:table-cell>
          <table:table-cell office:value-type="float" office:value="0.032172" calcext:value-type="float">
            <text:p>0.032172</text:p>
          </table:table-cell>
          <table:table-cell office:value-type="float" office:value="0.028908" calcext:value-type="float">
            <text:p>0.028908</text:p>
          </table:table-cell>
          <table:table-cell office:value-type="float" office:value="0.823481" calcext:value-type="float">
            <text:p>0.8234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821817" calcext:value-type="float">
            <text:p>0.821817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761085" calcext:value-type="float">
            <text:p>0.761085</text:p>
          </table:table-cell>
          <table:table-cell office:value-type="float" office:value="0.030247" calcext:value-type="float">
            <text:p>0.030247</text:p>
          </table:table-cell>
          <table:table-cell office:value-type="float" office:value="0.027527" calcext:value-type="float">
            <text:p>0.027527</text:p>
          </table:table-cell>
          <table:table-cell office:value-type="float" office:value="0.822051" calcext:value-type="float">
            <text:p>0.8220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6787" calcext:value-type="float">
            <text:p>0.596787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65466" calcext:value-type="float">
            <text:p>0.065466</text:p>
          </table:table-cell>
          <table:table-cell office:value-type="float" office:value="0.278917" calcext:value-type="float">
            <text:p>0.278917</text:p>
          </table:table-cell>
          <table:table-cell office:value-type="float" office:value="0.25319" calcext:value-type="float">
            <text:p>0.25319</text:p>
          </table:table-cell>
          <table:table-cell office:value-type="float" office:value="0.597999" calcext:value-type="float">
            <text:p>0.597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85214" calcext:value-type="float">
            <text:p>0.585214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318437" calcext:value-type="float">
            <text:p>0.318437</text:p>
          </table:table-cell>
          <table:table-cell office:value-type="float" office:value="0.139965" calcext:value-type="float">
            <text:p>0.139965</text:p>
          </table:table-cell>
          <table:table-cell office:value-type="float" office:value="0.126482" calcext:value-type="float">
            <text:p>0.126482</text:p>
          </table:table-cell>
          <table:table-cell office:value-type="float" office:value="0.585884" calcext:value-type="float">
            <text:p>0.5858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1662" calcext:value-type="float">
            <text:p>0.581662</text:p>
          </table:table-cell>
          <table:table-cell office:value-type="float" office:value="0.002373" calcext:value-type="float">
            <text:p>0.002373</text:p>
          </table:table-cell>
          <table:table-cell office:value-type="float" office:value="0.399321" calcext:value-type="float">
            <text:p>0.399321</text:p>
          </table:table-cell>
          <table:table-cell office:value-type="float" office:value="0.09679" calcext:value-type="float">
            <text:p>0.09679</text:p>
          </table:table-cell>
          <table:table-cell office:value-type="float" office:value="0.085111" calcext:value-type="float">
            <text:p>0.085111</text:p>
          </table:table-cell>
          <table:table-cell office:value-type="float" office:value="0.582144" calcext:value-type="float">
            <text:p>0.582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13892" calcext:value-type="float">
            <text:p>0.61389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46695" calcext:value-type="float">
            <text:p>0.46695</text:p>
          </table:table-cell>
          <table:table-cell office:value-type="float" office:value="0.077635" calcext:value-type="float">
            <text:p>0.077635</text:p>
          </table:table-cell>
          <table:table-cell office:value-type="float" office:value="0.068741" calcext:value-type="float">
            <text:p>0.068741</text:p>
          </table:table-cell>
          <table:table-cell office:value-type="float" office:value="0.61429" calcext:value-type="float">
            <text:p>0.6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26705" calcext:value-type="float">
            <text:p>0.62670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503495" calcext:value-type="float">
            <text:p>0.503495</text:p>
          </table:table-cell>
          <table:table-cell office:value-type="float" office:value="0.065122" calcext:value-type="float">
            <text:p>0.065122</text:p>
          </table:table-cell>
          <table:table-cell office:value-type="float" office:value="0.05729" calcext:value-type="float">
            <text:p>0.05729</text:p>
          </table:table-cell>
          <table:table-cell office:value-type="float" office:value="0.62708" calcext:value-type="float">
            <text:p>0.627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25921" calcext:value-type="float">
            <text:p>0.62592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522051" calcext:value-type="float">
            <text:p>0.522051</text:p>
          </table:table-cell>
          <table:table-cell office:value-type="float" office:value="0.054714" calcext:value-type="float">
            <text:p>0.054714</text:p>
          </table:table-cell>
          <table:table-cell office:value-type="float" office:value="0.048229" calcext:value-type="float">
            <text:p>0.048229</text:p>
          </table:table-cell>
          <table:table-cell office:value-type="float" office:value="0.626253" calcext:value-type="float">
            <text:p>0.6262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38063" calcext:value-type="float">
            <text:p>0.638063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546116" calcext:value-type="float">
            <text:p>0.546116</text:p>
          </table:table-cell>
          <table:table-cell office:value-type="float" office:value="0.048125" calcext:value-type="float">
            <text:p>0.048125</text:p>
          </table:table-cell>
          <table:table-cell office:value-type="float" office:value="0.042643" calcext:value-type="float">
            <text:p>0.042643</text:p>
          </table:table-cell>
          <table:table-cell office:value-type="float" office:value="0.638365" calcext:value-type="float">
            <text:p>0.638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9349" calcext:value-type="float">
            <text:p>0.65934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575167" calcext:value-type="float">
            <text:p>0.575167</text:p>
          </table:table-cell>
          <table:table-cell office:value-type="float" office:value="0.043773" calcext:value-type="float">
            <text:p>0.043773</text:p>
          </table:table-cell>
          <table:table-cell office:value-type="float" office:value="0.038953" calcext:value-type="float">
            <text:p>0.038953</text:p>
          </table:table-cell>
          <table:table-cell office:value-type="float" office:value="0.65964" calcext:value-type="float">
            <text:p>0.659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667455" calcext:value-type="float">
            <text:p>0.667455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589823" calcext:value-type="float">
            <text:p>0.589823</text:p>
          </table:table-cell>
          <table:table-cell office:value-type="float" office:value="0.040188" calcext:value-type="float">
            <text:p>0.040188</text:p>
          </table:table-cell>
          <table:table-cell office:value-type="float" office:value="0.035976" calcext:value-type="float">
            <text:p>0.035976</text:p>
          </table:table-cell>
          <table:table-cell office:value-type="float" office:value="0.667733" calcext:value-type="float">
            <text:p>0.667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672612" calcext:value-type="float">
            <text:p>0.672612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600692" calcext:value-type="float">
            <text:p>0.60069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33058" calcext:value-type="float">
            <text:p>0.033058</text:p>
          </table:table-cell>
          <table:table-cell office:value-type="float" office:value="0.672876" calcext:value-type="float">
            <text:p>0.672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666421" calcext:value-type="float">
            <text:p>0.666421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59879" calcext:value-type="float">
            <text:p>0.59879</text:p>
          </table:table-cell>
          <table:table-cell office:value-type="float" office:value="0.034269" calcext:value-type="float">
            <text:p>0.034269</text:p>
          </table:table-cell>
          <table:table-cell office:value-type="float" office:value="0.030759" calcext:value-type="float">
            <text:p>0.030759</text:p>
          </table:table-cell>
          <table:table-cell office:value-type="float" office:value="0.666672" calcext:value-type="float">
            <text:p>0.666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669586" calcext:value-type="float">
            <text:p>0.669586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.605093" calcext:value-type="float">
            <text:p>0.605093</text:p>
          </table:table-cell>
          <table:table-cell office:value-type="float" office:value="0.032652" calcext:value-type="float">
            <text:p>0.032652</text:p>
          </table:table-cell>
          <table:table-cell office:value-type="float" office:value="0.029158" calcext:value-type="float">
            <text:p>0.029158</text:p>
          </table:table-cell>
          <table:table-cell office:value-type="float" office:value="0.669838" calcext:value-type="float">
            <text:p>0.6698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18953" calcext:value-type="float">
            <text:p>0.618953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6925" calcext:value-type="float">
            <text:p>0.096925</text:p>
          </table:table-cell>
          <table:table-cell office:value-type="float" office:value="0.274778" calcext:value-type="float">
            <text:p>0.274778</text:p>
          </table:table-cell>
          <table:table-cell office:value-type="float" office:value="0.248018" calcext:value-type="float">
            <text:p>0.248018</text:p>
          </table:table-cell>
          <table:table-cell office:value-type="float" office:value="0.620143" calcext:value-type="float">
            <text:p>0.620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13529" calcext:value-type="float">
            <text:p>0.61352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139867" calcext:value-type="float">
            <text:p>0.139867</text:p>
          </table:table-cell>
          <table:table-cell office:value-type="float" office:value="0.126631" calcext:value-type="float">
            <text:p>0.126631</text:p>
          </table:table-cell>
          <table:table-cell office:value-type="float" office:value="0.614195" calcext:value-type="float">
            <text:p>0.614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53458" calcext:value-type="float">
            <text:p>0.653458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92026" calcext:value-type="float">
            <text:p>0.092026</text:p>
          </table:table-cell>
          <table:table-cell office:value-type="float" office:value="0.653984" calcext:value-type="float">
            <text:p>0.653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58665" calcext:value-type="float">
            <text:p>0.658665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505668" calcext:value-type="float">
            <text:p>0.505668</text:p>
          </table:table-cell>
          <table:table-cell office:value-type="float" office:value="0.080829" calcext:value-type="float">
            <text:p>0.080829</text:p>
          </table:table-cell>
          <table:table-cell office:value-type="float" office:value="0.071208" calcext:value-type="float">
            <text:p>0.071208</text:p>
          </table:table-cell>
          <table:table-cell office:value-type="float" office:value="0.659103" calcext:value-type="float">
            <text:p>0.659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61256" calcext:value-type="float">
            <text:p>0.661256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.536726" calcext:value-type="float">
            <text:p>0.536726</text:p>
          </table:table-cell>
          <table:table-cell office:value-type="float" office:value="0.065381" calcext:value-type="float">
            <text:p>0.065381</text:p>
          </table:table-cell>
          <table:table-cell office:value-type="float" office:value="0.057615" calcext:value-type="float">
            <text:p>0.057615</text:p>
          </table:table-cell>
          <table:table-cell office:value-type="float" office:value="0.661633" calcext:value-type="float">
            <text:p>0.6616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77507" calcext:value-type="float">
            <text:p>0.677507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571082" calcext:value-type="float">
            <text:p>0.571082</text:p>
          </table:table-cell>
          <table:table-cell office:value-type="float" office:value="0.056145" calcext:value-type="float">
            <text:p>0.056145</text:p>
          </table:table-cell>
          <table:table-cell office:value-type="float" office:value="0.04939" calcext:value-type="float">
            <text:p>0.04939</text:p>
          </table:table-cell>
          <table:table-cell office:value-type="float" office:value="0.677844" calcext:value-type="float">
            <text:p>0.6778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89851" calcext:value-type="float">
            <text:p>0.689851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594596" calcext:value-type="float">
            <text:p>0.594596</text:p>
          </table:table-cell>
          <table:table-cell office:value-type="float" office:value="0.049736" calcext:value-type="float">
            <text:p>0.049736</text:p>
          </table:table-cell>
          <table:table-cell office:value-type="float" office:value="0.043843" calcext:value-type="float">
            <text:p>0.043843</text:p>
          </table:table-cell>
          <table:table-cell office:value-type="float" office:value="0.690165" calcext:value-type="float">
            <text:p>0.6901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99159" calcext:value-type="float">
            <text:p>0.699159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613395" calcext:value-type="float">
            <text:p>0.613395</text:p>
          </table:table-cell>
          <table:table-cell office:value-type="float" office:value="0.044475" calcext:value-type="float">
            <text:p>0.044475</text:p>
          </table:table-cell>
          <table:table-cell office:value-type="float" office:value="0.039714" calcext:value-type="float">
            <text:p>0.039714</text:p>
          </table:table-cell>
          <table:table-cell office:value-type="float" office:value="0.699454" calcext:value-type="float">
            <text:p>0.6994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702426" calcext:value-type="float">
            <text:p>0.702426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624542" calcext:value-type="float">
            <text:p>0.624542</text:p>
          </table:table-cell>
          <table:table-cell office:value-type="float" office:value="0.040326" calcext:value-type="float">
            <text:p>0.040326</text:p>
          </table:table-cell>
          <table:table-cell office:value-type="float" office:value="0.035966" calcext:value-type="float">
            <text:p>0.035966</text:p>
          </table:table-cell>
          <table:table-cell office:value-type="float" office:value="0.702704" calcext:value-type="float">
            <text:p>0.702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70395" calcext:value-type="float">
            <text:p>0.70395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.631919" calcext:value-type="float">
            <text:p>0.631919</text:p>
          </table:table-cell>
          <table:table-cell office:value-type="float" office:value="0.037081" calcext:value-type="float">
            <text:p>0.037081</text:p>
          </table:table-cell>
          <table:table-cell office:value-type="float" office:value="0.033045" calcext:value-type="float">
            <text:p>0.033045</text:p>
          </table:table-cell>
          <table:table-cell office:value-type="float" office:value="0.704213" calcext:value-type="float">
            <text:p>0.704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3711" calcext:value-type="float">
            <text:p>0.703711</text:p>
          </table:table-cell>
          <table:table-cell office:value-type="float" office:value="0.002712" calcext:value-type="float">
            <text:p>0.002712</text:p>
          </table:table-cell>
          <table:table-cell office:value-type="float" office:value="0.635019" calcext:value-type="float">
            <text:p>0.635019</text:p>
          </table:table-cell>
          <table:table-cell office:value-type="float" office:value="0.035549" calcext:value-type="float">
            <text:p>0.035549</text:p>
          </table:table-cell>
          <table:table-cell office:value-type="float" office:value="0.030897" calcext:value-type="float">
            <text:p>0.030897</text:p>
          </table:table-cell>
          <table:table-cell office:value-type="float" office:value="0.703973" calcext:value-type="float">
            <text:p>0.7039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588415" calcext:value-type="float">
            <text:p>0.588415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273716" calcext:value-type="float">
            <text:p>0.273716</text:p>
          </table:table-cell>
          <table:table-cell office:value-type="float" office:value="0.246787" calcext:value-type="float">
            <text:p>0.246787</text:p>
          </table:table-cell>
          <table:table-cell office:value-type="float" office:value="0.58961" calcext:value-type="float">
            <text:p>0.58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34872" calcext:value-type="float">
            <text:p>0.634872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343179" calcext:value-type="float">
            <text:p>0.343179</text:p>
          </table:table-cell>
          <table:table-cell office:value-type="float" office:value="0.15293" calcext:value-type="float">
            <text:p>0.15293</text:p>
          </table:table-cell>
          <table:table-cell office:value-type="float" office:value="0.138625" calcext:value-type="float">
            <text:p>0.138625</text:p>
          </table:table-cell>
          <table:table-cell office:value-type="float" office:value="0.63561" calcext:value-type="float">
            <text:p>0.63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31431" calcext:value-type="float">
            <text:p>0.631431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428126" calcext:value-type="float">
            <text:p>0.428126</text:p>
          </table:table-cell>
          <table:table-cell office:value-type="float" office:value="0.107472" calcext:value-type="float">
            <text:p>0.107472</text:p>
          </table:table-cell>
          <table:table-cell office:value-type="float" office:value="0.095037" calcext:value-type="float">
            <text:p>0.095037</text:p>
          </table:table-cell>
          <table:table-cell office:value-type="float" office:value="0.631967" calcext:value-type="float">
            <text:p>0.631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29537" calcext:value-type="float">
            <text:p>0.629537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.476602" calcext:value-type="float">
            <text:p>0.476602</text:p>
          </table:table-cell>
          <table:table-cell office:value-type="float" office:value="0.080784" calcext:value-type="float">
            <text:p>0.080784</text:p>
          </table:table-cell>
          <table:table-cell office:value-type="float" office:value="0.071457" calcext:value-type="float">
            <text:p>0.071457</text:p>
          </table:table-cell>
          <table:table-cell office:value-type="float" office:value="0.629972" calcext:value-type="float">
            <text:p>0.629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39705" calcext:value-type="float">
            <text:p>0.63970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513954" calcext:value-type="float">
            <text:p>0.513954</text:p>
          </table:table-cell>
          <table:table-cell office:value-type="float" office:value="0.066454" calcext:value-type="float">
            <text:p>0.066454</text:p>
          </table:table-cell>
          <table:table-cell office:value-type="float" office:value="0.05838" calcext:value-type="float">
            <text:p>0.05838</text:p>
          </table:table-cell>
          <table:table-cell office:value-type="float" office:value="0.640082" calcext:value-type="float">
            <text:p>0.640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54144" calcext:value-type="float">
            <text:p>0.654144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54491" calcext:value-type="float">
            <text:p>0.54491</text:p>
          </table:table-cell>
          <table:table-cell office:value-type="float" office:value="0.057298" calcext:value-type="float">
            <text:p>0.057298</text:p>
          </table:table-cell>
          <table:table-cell office:value-type="float" office:value="0.050694" calcext:value-type="float">
            <text:p>0.050694</text:p>
          </table:table-cell>
          <table:table-cell office:value-type="float" office:value="0.654488" calcext:value-type="float">
            <text:p>0.654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69895" calcext:value-type="float">
            <text:p>0.669895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572672" calcext:value-type="float">
            <text:p>0.572672</text:p>
          </table:table-cell>
          <table:table-cell office:value-type="float" office:value="0.050822" calcext:value-type="float">
            <text:p>0.050822</text:p>
          </table:table-cell>
          <table:table-cell office:value-type="float" office:value="0.044757" calcext:value-type="float">
            <text:p>0.044757</text:p>
          </table:table-cell>
          <table:table-cell office:value-type="float" office:value="0.670219" calcext:value-type="float">
            <text:p>0.670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71409" calcext:value-type="float">
            <text:p>0.671409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58527" calcext:value-type="float">
            <text:p>0.58527</text:p>
          </table:table-cell>
          <table:table-cell office:value-type="float" office:value="0.044477" calcext:value-type="float">
            <text:p>0.044477</text:p>
          </table:table-cell>
          <table:table-cell office:value-type="float" office:value="0.039792" calcext:value-type="float">
            <text:p>0.039792</text:p>
          </table:table-cell>
          <table:table-cell office:value-type="float" office:value="0.671706" calcext:value-type="float">
            <text:p>0.671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74831" calcext:value-type="float">
            <text:p>0.674831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.596148" calcext:value-type="float">
            <text:p>0.596148</text:p>
          </table:table-cell>
          <table:table-cell office:value-type="float" office:value="0.04086" calcext:value-type="float">
            <text:p>0.04086</text:p>
          </table:table-cell>
          <table:table-cell office:value-type="float" office:value="0.036064" calcext:value-type="float">
            <text:p>0.036064</text:p>
          </table:table-cell>
          <table:table-cell office:value-type="float" office:value="0.675112" calcext:value-type="float">
            <text:p>0.675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72779" calcext:value-type="float">
            <text:p>0.672779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598409" calcext:value-type="float">
            <text:p>0.598409</text:p>
          </table:table-cell>
          <table:table-cell office:value-type="float" office:value="0.038499" calcext:value-type="float">
            <text:p>0.038499</text:p>
          </table:table-cell>
          <table:table-cell office:value-type="float" office:value="0.033208" calcext:value-type="float">
            <text:p>0.033208</text:p>
          </table:table-cell>
          <table:table-cell office:value-type="float" office:value="0.673042" calcext:value-type="float">
            <text:p>0.673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82837" calcext:value-type="float">
            <text:p>0.582837</text:p>
          </table:table-cell>
          <table:table-cell office:value-type="float" office:value="0.098394" calcext:value-type="float">
            <text:p>0.098394</text:p>
          </table:table-cell>
          <table:table-cell office:value-type="float" office:value="0.001881" calcext:value-type="float">
            <text:p>0.001881</text:p>
          </table:table-cell>
          <table:table-cell office:value-type="float" office:value="0.305751" calcext:value-type="float">
            <text:p>0.305751</text:p>
          </table:table-cell>
          <table:table-cell office:value-type="float" office:value="0.276081" calcext:value-type="float">
            <text:p>0.276081</text:p>
          </table:table-cell>
          <table:table-cell office:value-type="float" office:value="0.584166" calcext:value-type="float">
            <text:p>0.584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78701" calcext:value-type="float">
            <text:p>0.478701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182127" calcext:value-type="float">
            <text:p>0.182127</text:p>
          </table:table-cell>
          <table:table-cell office:value-type="float" office:value="0.154853" calcext:value-type="float">
            <text:p>0.154853</text:p>
          </table:table-cell>
          <table:table-cell office:value-type="float" office:value="0.141059" calcext:value-type="float">
            <text:p>0.141059</text:p>
          </table:table-cell>
          <table:table-cell office:value-type="float" office:value="0.479442" calcext:value-type="float">
            <text:p>0.4794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80075" calcext:value-type="float">
            <text:p>0.480075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276361" calcext:value-type="float">
            <text:p>0.276361</text:p>
          </table:table-cell>
          <table:table-cell office:value-type="float" office:value="0.107321" calcext:value-type="float">
            <text:p>0.107321</text:p>
          </table:table-cell>
          <table:table-cell office:value-type="float" office:value="0.095407" calcext:value-type="float">
            <text:p>0.095407</text:p>
          </table:table-cell>
          <table:table-cell office:value-type="float" office:value="0.480616" calcext:value-type="float">
            <text:p>0.4806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86656" calcext:value-type="float">
            <text:p>0.486656</text:p>
          </table:table-cell>
          <table:table-cell office:value-type="float" office:value="0.001984" calcext:value-type="float">
            <text:p>0.001984</text:p>
          </table:table-cell>
          <table:table-cell office:value-type="float" office:value="0.330525" calcext:value-type="float">
            <text:p>0.330525</text:p>
          </table:table-cell>
          <table:table-cell office:value-type="float" office:value="0.082086" calcext:value-type="float">
            <text:p>0.082086</text:p>
          </table:table-cell>
          <table:table-cell office:value-type="float" office:value="0.072886" calcext:value-type="float">
            <text:p>0.072886</text:p>
          </table:table-cell>
          <table:table-cell office:value-type="float" office:value="0.487096" calcext:value-type="float">
            <text:p>0.487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0225" calcext:value-type="float">
            <text:p>0.500225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370407" calcext:value-type="float">
            <text:p>0.370407</text:p>
          </table:table-cell>
          <table:table-cell office:value-type="float" office:value="0.068127" calcext:value-type="float">
            <text:p>0.068127</text:p>
          </table:table-cell>
          <table:table-cell office:value-type="float" office:value="0.06021" calcext:value-type="float">
            <text:p>0.06021</text:p>
          </table:table-cell>
          <table:table-cell office:value-type="float" office:value="0.500614" calcext:value-type="float">
            <text:p>0.5006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2549" calcext:value-type="float">
            <text:p>0.502549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391816" calcext:value-type="float">
            <text:p>0.391816</text:p>
          </table:table-cell>
          <table:table-cell office:value-type="float" office:value="0.058212" calcext:value-type="float">
            <text:p>0.058212</text:p>
          </table:table-cell>
          <table:table-cell office:value-type="float" office:value="0.051416" calcext:value-type="float">
            <text:p>0.051416</text:p>
          </table:table-cell>
          <table:table-cell office:value-type="float" office:value="0.5029" calcext:value-type="float">
            <text:p>0.5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.410486" calcext:value-type="float">
            <text:p>0.410486</text:p>
          </table:table-cell>
          <table:table-cell office:value-type="float" office:value="0.050504" calcext:value-type="float">
            <text:p>0.050504</text:p>
          </table:table-cell>
          <table:table-cell office:value-type="float" office:value="0.044745" calcext:value-type="float">
            <text:p>0.044745</text:p>
          </table:table-cell>
          <table:table-cell office:value-type="float" office:value="0.507819" calcext:value-type="float">
            <text:p>0.507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08254" calcext:value-type="float">
            <text:p>0.508254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421608" calcext:value-type="float">
            <text:p>0.421608</text:p>
          </table:table-cell>
          <table:table-cell office:value-type="float" office:value="0.04471" calcext:value-type="float">
            <text:p>0.04471</text:p>
          </table:table-cell>
          <table:table-cell office:value-type="float" office:value="0.039573" calcext:value-type="float">
            <text:p>0.039573</text:p>
          </table:table-cell>
          <table:table-cell office:value-type="float" office:value="0.508553" calcext:value-type="float">
            <text:p>0.5085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07158" calcext:value-type="float">
            <text:p>0.507158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0.428027" calcext:value-type="float">
            <text:p>0.428027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0.035945" calcext:value-type="float">
            <text:p>0.035945</text:p>
          </table:table-cell>
          <table:table-cell office:value-type="float" office:value="0.507437" calcext:value-type="float">
            <text:p>0.5074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90349" calcext:value-type="float">
            <text:p>0.590349</text:p>
          </table:table-cell>
          <table:table-cell office:value-type="float" office:value="0.102663" calcext:value-type="float">
            <text:p>0.102663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309879" calcext:value-type="float">
            <text:p>0.309879</text:p>
          </table:table-cell>
          <table:table-cell office:value-type="float" office:value="0.279561" calcext:value-type="float">
            <text:p>0.279561</text:p>
          </table:table-cell>
          <table:table-cell office:value-type="float" office:value="0.59169" calcext:value-type="float">
            <text:p>0.59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86192" calcext:value-type="float">
            <text:p>0.486192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185797" calcext:value-type="float">
            <text:p>0.185797</text:p>
          </table:table-cell>
          <table:table-cell office:value-type="float" office:value="0.157043" calcext:value-type="float">
            <text:p>0.157043</text:p>
          </table:table-cell>
          <table:table-cell office:value-type="float" office:value="0.142971" calcext:value-type="float">
            <text:p>0.142971</text:p>
          </table:table-cell>
          <table:table-cell office:value-type="float" office:value="0.486938" calcext:value-type="float">
            <text:p>0.486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86394" calcext:value-type="float">
            <text:p>0.486394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279626" calcext:value-type="float">
            <text:p>0.279626</text:p>
          </table:table-cell>
          <table:table-cell office:value-type="float" office:value="0.108903" calcext:value-type="float">
            <text:p>0.108903</text:p>
          </table:table-cell>
          <table:table-cell office:value-type="float" office:value="0.096822" calcext:value-type="float">
            <text:p>0.096822</text:p>
          </table:table-cell>
          <table:table-cell office:value-type="float" office:value="0.486928" calcext:value-type="float">
            <text:p>0.4869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03012" calcext:value-type="float">
            <text:p>0.503012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342566" calcext:value-type="float">
            <text:p>0.342566</text:p>
          </table:table-cell>
          <table:table-cell office:value-type="float" office:value="0.084349" calcext:value-type="float">
            <text:p>0.084349</text:p>
          </table:table-cell>
          <table:table-cell office:value-type="float" office:value="0.075295" calcext:value-type="float">
            <text:p>0.075295</text:p>
          </table:table-cell>
          <table:table-cell office:value-type="float" office:value="0.503459" calcext:value-type="float">
            <text:p>0.503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506752" calcext:value-type="float">
            <text:p>0.506752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0.375548" calcext:value-type="float">
            <text:p>0.375548</text:p>
          </table:table-cell>
          <table:table-cell office:value-type="float" office:value="0.069039" calcext:value-type="float">
            <text:p>0.069039</text:p>
          </table:table-cell>
          <table:table-cell office:value-type="float" office:value="0.061053" calcext:value-type="float">
            <text:p>0.061053</text:p>
          </table:table-cell>
          <table:table-cell office:value-type="float" office:value="0.507146" calcext:value-type="float">
            <text:p>0.5071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09202" calcext:value-type="float">
            <text:p>0.509202</text:p>
          </table:table-cell>
          <table:table-cell office:value-type="float" office:value="0.001732" calcext:value-type="float">
            <text:p>0.001732</text:p>
          </table:table-cell>
          <table:table-cell office:value-type="float" office:value="0.397865" calcext:value-type="float">
            <text:p>0.397865</text:p>
          </table:table-cell>
          <table:table-cell office:value-type="float" office:value="0.058736" calcext:value-type="float">
            <text:p>0.058736</text:p>
          </table:table-cell>
          <table:table-cell office:value-type="float" office:value="0.051581" calcext:value-type="float">
            <text:p>0.051581</text:p>
          </table:table-cell>
          <table:table-cell office:value-type="float" office:value="0.509552" calcext:value-type="float">
            <text:p>0.5095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512825" calcext:value-type="float">
            <text:p>0.512825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416246" calcext:value-type="float">
            <text:p>0.416246</text:p>
          </table:table-cell>
          <table:table-cell office:value-type="float" office:value="0.050667" calcext:value-type="float">
            <text:p>0.050667</text:p>
          </table:table-cell>
          <table:table-cell office:value-type="float" office:value="0.044708" calcext:value-type="float">
            <text:p>0.044708</text:p>
          </table:table-cell>
          <table:table-cell office:value-type="float" office:value="0.513148" calcext:value-type="float">
            <text:p>0.5131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12566" calcext:value-type="float">
            <text:p>0.512566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.424962" calcext:value-type="float">
            <text:p>0.424962</text:p>
          </table:table-cell>
          <table:table-cell office:value-type="float" office:value="0.045043" calcext:value-type="float">
            <text:p>0.045043</text:p>
          </table:table-cell>
          <table:table-cell office:value-type="float" office:value="0.039775" calcext:value-type="float">
            <text:p>0.039775</text:p>
          </table:table-cell>
          <table:table-cell office:value-type="float" office:value="0.512866" calcext:value-type="float">
            <text:p>0.512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92695" calcext:value-type="float">
            <text:p>0.592695</text:p>
          </table:table-cell>
          <table:table-cell office:value-type="float" office:value="0.129701" calcext:value-type="float">
            <text:p>0.129701</text:p>
          </table:table-cell>
          <table:table-cell office:value-type="float" office:value="0.001832" calcext:value-type="float">
            <text:p>0.001832</text:p>
          </table:table-cell>
          <table:table-cell office:value-type="float" office:value="0.311346" calcext:value-type="float">
            <text:p>0.311346</text:p>
          </table:table-cell>
          <table:table-cell office:value-type="float" office:value="0.280421" calcext:value-type="float">
            <text:p>0.280421</text:p>
          </table:table-cell>
          <table:table-cell office:value-type="float" office:value="0.59405" calcext:value-type="float">
            <text:p>0.594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6673" calcext:value-type="float">
            <text:p>0.46673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16522" calcext:value-type="float">
            <text:p>0.16522</text:p>
          </table:table-cell>
          <table:table-cell office:value-type="float" office:value="0.157925" calcext:value-type="float">
            <text:p>0.157925</text:p>
          </table:table-cell>
          <table:table-cell office:value-type="float" office:value="0.143606" calcext:value-type="float">
            <text:p>0.143606</text:p>
          </table:table-cell>
          <table:table-cell office:value-type="float" office:value="0.467477" calcext:value-type="float">
            <text:p>0.467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81055" calcext:value-type="float">
            <text:p>0.481055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0.268279" calcext:value-type="float">
            <text:p>0.268279</text:p>
          </table:table-cell>
          <table:table-cell office:value-type="float" office:value="0.11234" calcext:value-type="float">
            <text:p>0.11234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481612" calcext:value-type="float">
            <text:p>0.4816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87212" calcext:value-type="float">
            <text:p>0.487212</text:p>
          </table:table-cell>
          <table:table-cell office:value-type="float" office:value="0.002003" calcext:value-type="float">
            <text:p>0.002003</text:p>
          </table:table-cell>
          <table:table-cell office:value-type="float" office:value="0.325127" calcext:value-type="float">
            <text:p>0.325127</text:p>
          </table:table-cell>
          <table:table-cell office:value-type="float" office:value="0.085028" calcext:value-type="float">
            <text:p>0.085028</text:p>
          </table:table-cell>
          <table:table-cell office:value-type="float" office:value="0.075846" calcext:value-type="float">
            <text:p>0.075846</text:p>
          </table:table-cell>
          <table:table-cell office:value-type="float" office:value="0.487665" calcext:value-type="float">
            <text:p>0.4876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8726" calcext:value-type="float">
            <text:p>0.48726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355476" calcext:value-type="float">
            <text:p>0.355476</text:p>
          </table:table-cell>
          <table:table-cell office:value-type="float" office:value="0.069254" calcext:value-type="float">
            <text:p>0.069254</text:p>
          </table:table-cell>
          <table:table-cell office:value-type="float" office:value="0.060965" calcext:value-type="float">
            <text:p>0.060965</text:p>
          </table:table-cell>
          <table:table-cell office:value-type="float" office:value="0.487653" calcext:value-type="float">
            <text:p>0.487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88716" calcext:value-type="float">
            <text:p>0.488716</text:p>
          </table:table-cell>
          <table:table-cell office:value-type="float" office:value="0.001904" calcext:value-type="float">
            <text:p>0.001904</text:p>
          </table:table-cell>
          <table:table-cell office:value-type="float" office:value="0.37786" calcext:value-type="float">
            <text:p>0.37786</text:p>
          </table:table-cell>
          <table:table-cell office:value-type="float" office:value="0.058258" calcext:value-type="float">
            <text:p>0.058258</text:p>
          </table:table-cell>
          <table:table-cell office:value-type="float" office:value="0.051319" calcext:value-type="float">
            <text:p>0.051319</text:p>
          </table:table-cell>
          <table:table-cell office:value-type="float" office:value="0.489066" calcext:value-type="float">
            <text:p>0.489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3715" calcext:value-type="float">
            <text:p>0.483715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0.387027" calcext:value-type="float">
            <text:p>0.387027</text:p>
          </table:table-cell>
          <table:table-cell office:value-type="float" office:value="0.050141" calcext:value-type="float">
            <text:p>0.050141</text:p>
          </table:table-cell>
          <table:table-cell office:value-type="float" office:value="0.04417" calcext:value-type="float">
            <text:p>0.04417</text:p>
          </table:table-cell>
          <table:table-cell office:value-type="float" office:value="0.484036" calcext:value-type="float">
            <text:p>0.484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01508" calcext:value-type="float">
            <text:p>0.601508</text:p>
          </table:table-cell>
          <table:table-cell office:value-type="float" office:value="0.064681" calcext:value-type="float">
            <text:p>0.064681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315265" calcext:value-type="float">
            <text:p>0.315265</text:p>
          </table:table-cell>
          <table:table-cell office:value-type="float" office:value="0.285086" calcext:value-type="float">
            <text:p>0.285086</text:p>
          </table:table-cell>
          <table:table-cell office:value-type="float" office:value="0.602875" calcext:value-type="float">
            <text:p>0.602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51239" calcext:value-type="float">
            <text:p>0.551239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238715" calcext:value-type="float">
            <text:p>0.238715</text:p>
          </table:table-cell>
          <table:table-cell office:value-type="float" office:value="0.163522" calcext:value-type="float">
            <text:p>0.163522</text:p>
          </table:table-cell>
          <table:table-cell office:value-type="float" office:value="0.148662" calcext:value-type="float">
            <text:p>0.148662</text:p>
          </table:table-cell>
          <table:table-cell office:value-type="float" office:value="0.552007" calcext:value-type="float">
            <text:p>0.552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61384" calcext:value-type="float">
            <text:p>0.561384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345881" calcext:value-type="float">
            <text:p>0.345881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0.101295" calcext:value-type="float">
            <text:p>0.101295</text:p>
          </table:table-cell>
          <table:table-cell office:value-type="float" office:value="0.561949" calcext:value-type="float">
            <text:p>0.5619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57107" calcext:value-type="float">
            <text:p>0.557107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395676" calcext:value-type="float">
            <text:p>0.395676</text:p>
          </table:table-cell>
          <table:table-cell office:value-type="float" office:value="0.085071" calcext:value-type="float">
            <text:p>0.085071</text:p>
          </table:table-cell>
          <table:table-cell office:value-type="float" office:value="0.075486" calcext:value-type="float">
            <text:p>0.075486</text:p>
          </table:table-cell>
          <table:table-cell office:value-type="float" office:value="0.557566" calcext:value-type="float">
            <text:p>0.5575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60855" calcext:value-type="float">
            <text:p>0.560855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0.429832" calcext:value-type="float">
            <text:p>0.429832</text:p>
          </table:table-cell>
          <table:table-cell office:value-type="float" office:value="0.069016" calcext:value-type="float">
            <text:p>0.069016</text:p>
          </table:table-cell>
          <table:table-cell office:value-type="float" office:value="0.060825" calcext:value-type="float">
            <text:p>0.060825</text:p>
          </table:table-cell>
          <table:table-cell office:value-type="float" office:value="0.561245" calcext:value-type="float">
            <text:p>0.5612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58007" calcext:value-type="float">
            <text:p>0.558007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446048" calcext:value-type="float">
            <text:p>0.446048</text:p>
          </table:table-cell>
          <table:table-cell office:value-type="float" office:value="0.058856" calcext:value-type="float">
            <text:p>0.058856</text:p>
          </table:table-cell>
          <table:table-cell office:value-type="float" office:value="0.051252" calcext:value-type="float">
            <text:p>0.051252</text:p>
          </table:table-cell>
          <table:table-cell office:value-type="float" office:value="0.558363" calcext:value-type="float">
            <text:p>0.5583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19405" calcext:value-type="float">
            <text:p>0.619405</text:p>
          </table:table-cell>
          <table:table-cell office:value-type="float" office:value="0.154189" calcext:value-type="float">
            <text:p>0.154189</text:p>
          </table:table-cell>
          <table:table-cell office:value-type="float" office:value="0.001882" calcext:value-type="float">
            <text:p>0.001882</text:p>
          </table:table-cell>
          <table:table-cell office:value-type="float" office:value="0.324749" calcext:value-type="float">
            <text:p>0.324749</text:p>
          </table:table-cell>
          <table:table-cell office:value-type="float" office:value="0.293706" calcext:value-type="float">
            <text:p>0.293706</text:p>
          </table:table-cell>
          <table:table-cell office:value-type="float" office:value="0.620803" calcext:value-type="float">
            <text:p>0.620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81553" calcext:value-type="float">
            <text:p>0.481553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162561" calcext:value-type="float">
            <text:p>0.162561</text:p>
          </table:table-cell>
          <table:table-cell office:value-type="float" office:value="0.167252" calcext:value-type="float">
            <text:p>0.167252</text:p>
          </table:table-cell>
          <table:table-cell office:value-type="float" office:value="0.151128" calcext:value-type="float">
            <text:p>0.151128</text:p>
          </table:table-cell>
          <table:table-cell office:value-type="float" office:value="0.482333" calcext:value-type="float">
            <text:p>0.482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70988" calcext:value-type="float">
            <text:p>0.470988</text:p>
          </table:table-cell>
          <table:table-cell office:value-type="float" office:value="0.003465" calcext:value-type="float">
            <text:p>0.003465</text:p>
          </table:table-cell>
          <table:table-cell office:value-type="float" office:value="0.254847" calcext:value-type="float">
            <text:p>0.254847</text:p>
          </table:table-cell>
          <table:table-cell office:value-type="float" office:value="0.113701" calcext:value-type="float">
            <text:p>0.113701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471547" calcext:value-type="float">
            <text:p>0.471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474168" calcext:value-type="float">
            <text:p>0.474168</text:p>
          </table:table-cell>
          <table:table-cell office:value-type="float" office:value="0.002398" calcext:value-type="float">
            <text:p>0.002398</text:p>
          </table:table-cell>
          <table:table-cell office:value-type="float" office:value="0.310303" calcext:value-type="float">
            <text:p>0.310303</text:p>
          </table:table-cell>
          <table:table-cell office:value-type="float" office:value="0.086439" calcext:value-type="float">
            <text:p>0.086439</text:p>
          </table:table-cell>
          <table:table-cell office:value-type="float" office:value="0.076674" calcext:value-type="float">
            <text:p>0.076674</text:p>
          </table:table-cell>
          <table:table-cell office:value-type="float" office:value="0.474628" calcext:value-type="float">
            <text:p>0.4746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337278" calcext:value-type="float">
            <text:p>0.337278</text:p>
          </table:table-cell>
          <table:table-cell office:value-type="float" office:value="0.069565" calcext:value-type="float">
            <text:p>0.069565</text:p>
          </table:table-cell>
          <table:table-cell office:value-type="float" office:value="0.060787" calcext:value-type="float">
            <text:p>0.060787</text:p>
          </table:table-cell>
          <table:table-cell office:value-type="float" office:value="0.469829" calcext:value-type="float">
            <text:p>0.4698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25023" calcext:value-type="float">
            <text:p>0.625023</text:p>
          </table:table-cell>
          <table:table-cell office:value-type="float" office:value="0.173355" calcext:value-type="float">
            <text:p>0.173355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327697" calcext:value-type="float">
            <text:p>0.327697</text:p>
          </table:table-cell>
          <table:table-cell office:value-type="float" office:value="0.296359" calcext:value-type="float">
            <text:p>0.296359</text:p>
          </table:table-cell>
          <table:table-cell office:value-type="float" office:value="0.626435" calcext:value-type="float">
            <text:p>0.6264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53883" calcext:value-type="float">
            <text:p>0.453883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135881" calcext:value-type="float">
            <text:p>0.135881</text:p>
          </table:table-cell>
          <table:table-cell office:value-type="float" office:value="0.166295" calcext:value-type="float">
            <text:p>0.166295</text:p>
          </table:table-cell>
          <table:table-cell office:value-type="float" office:value="0.151269" calcext:value-type="float">
            <text:p>0.151269</text:p>
          </table:table-cell>
          <table:table-cell office:value-type="float" office:value="0.454668" calcext:value-type="float">
            <text:p>0.454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52189" calcext:value-type="float">
            <text:p>0.452189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236051" calcext:value-type="float">
            <text:p>0.236051</text:p>
          </table:table-cell>
          <table:table-cell office:value-type="float" office:value="0.113804" calcext:value-type="float">
            <text:p>0.113804</text:p>
          </table:table-cell>
          <table:table-cell office:value-type="float" office:value="0.10194" calcext:value-type="float">
            <text:p>0.10194</text:p>
          </table:table-cell>
          <table:table-cell office:value-type="float" office:value="0.452751" calcext:value-type="float">
            <text:p>0.4527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7242" calcext:value-type="float">
            <text:p>0.447242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285426" calcext:value-type="float">
            <text:p>0.285426</text:p>
          </table:table-cell>
          <table:table-cell office:value-type="float" office:value="0.084956" calcext:value-type="float">
            <text:p>0.084956</text:p>
          </table:table-cell>
          <table:table-cell office:value-type="float" office:value="0.075436" calcext:value-type="float">
            <text:p>0.075436</text:p>
          </table:table-cell>
          <table:table-cell office:value-type="float" office:value="0.44771" calcext:value-type="float">
            <text:p>0.447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620483" calcext:value-type="float">
            <text:p>0.620483</text:p>
          </table:table-cell>
          <table:table-cell office:value-type="float" office:value="0.182317" calcext:value-type="float">
            <text:p>0.182317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.32547" calcext:value-type="float">
            <text:p>0.32547</text:p>
          </table:table-cell>
          <table:table-cell office:value-type="float" office:value="0.294029" calcext:value-type="float">
            <text:p>0.294029</text:p>
          </table:table-cell>
          <table:table-cell office:value-type="float" office:value="0.621899" calcext:value-type="float">
            <text:p>0.6218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41962" calcext:value-type="float">
            <text:p>0.441962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125313" calcext:value-type="float">
            <text:p>0.125313</text:p>
          </table:table-cell>
          <table:table-cell office:value-type="float" office:value="0.165585" calcext:value-type="float">
            <text:p>0.165585</text:p>
          </table:table-cell>
          <table:table-cell office:value-type="float" office:value="0.150629" calcext:value-type="float">
            <text:p>0.150629</text:p>
          </table:table-cell>
          <table:table-cell office:value-type="float" office:value="0.442742" calcext:value-type="float">
            <text:p>0.442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1193" calcext:value-type="float">
            <text:p>0.441193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227833" calcext:value-type="float">
            <text:p>0.227833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100385" calcext:value-type="float">
            <text:p>0.100385</text:p>
          </table:table-cell>
          <table:table-cell office:value-type="float" office:value="0.441755" calcext:value-type="float">
            <text:p>0.441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2582" calcext:value-type="float">
            <text:p>0.62582</text:p>
          </table:table-cell>
          <table:table-cell office:value-type="float" office:value="0.273372" calcext:value-type="float">
            <text:p>0.273372</text:p>
          </table:table-cell>
          <table:table-cell office:value-type="float" office:value="0.001947" calcext:value-type="float">
            <text:p>0.001947</text:p>
          </table:table-cell>
          <table:table-cell office:value-type="float" office:value="0.328535" calcext:value-type="float">
            <text:p>0.328535</text:p>
          </table:table-cell>
          <table:table-cell office:value-type="float" office:value="0.296281" calcext:value-type="float">
            <text:p>0.296281</text:p>
          </table:table-cell>
          <table:table-cell office:value-type="float" office:value="0.627232" calcext:value-type="float">
            <text:p>0.627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6121" calcext:value-type="float">
            <text:p>0.346121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37717" calcext:value-type="float">
            <text:p>0.037717</text:p>
          </table:table-cell>
          <table:table-cell office:value-type="float" office:value="0.161445" calcext:value-type="float">
            <text:p>0.161445</text:p>
          </table:table-cell>
          <table:table-cell office:value-type="float" office:value="0.146616" calcext:value-type="float">
            <text:p>0.146616</text:p>
          </table:table-cell>
          <table:table-cell office:value-type="float" office:value="0.346896" calcext:value-type="float">
            <text:p>0.346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21652" calcext:value-type="float">
            <text:p>0.621652</text:p>
          </table:table-cell>
          <table:table-cell office:value-type="float" office:value="0.200026" calcext:value-type="float">
            <text:p>0.200026</text:p>
          </table:table-cell>
          <table:table-cell office:value-type="float" office:value="0.002668" calcext:value-type="float">
            <text:p>0.002668</text:p>
          </table:table-cell>
          <table:table-cell office:value-type="float" office:value="0.325566" calcext:value-type="float">
            <text:p>0.325566</text:p>
          </table:table-cell>
          <table:table-cell office:value-type="float" office:value="0.294372" calcext:value-type="float">
            <text:p>0.294372</text:p>
          </table:table-cell>
          <table:table-cell office:value-type="float" office:value="0.62307" calcext:value-type="float">
            <text:p>0.62307</text:p>
          </table:table-cell>
        </table:table-row>
      </table:table>
      <table:table table:name="DRAM_only_averag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70022" calcext:value-type="float">
            <text:p>1.570022</text:p>
          </table:table-cell>
          <table:table-cell office:value-type="float" office:value="1.388365" calcext:value-type="float">
            <text:p>1.388365</text:p>
          </table:table-cell>
          <table:table-cell office:value-type="float" office:value="0.181656" calcext:value-type="float">
            <text:p>0.181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2167" calcext:value-type="float">
            <text:p>0.972167</text:p>
          </table:table-cell>
          <table:table-cell office:value-type="float" office:value="0.87496" calcext:value-type="float">
            <text:p>0.87496</text:p>
          </table:table-cell>
          <table:table-cell office:value-type="float" office:value="0.097207" calcext:value-type="float">
            <text:p>0.097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205" calcext:value-type="float">
            <text:p>0.77205</text:p>
          </table:table-cell>
          <table:table-cell office:value-type="float" office:value="0.705627" calcext:value-type="float">
            <text:p>0.705627</text:p>
          </table:table-cell>
          <table:table-cell office:value-type="float" office:value="0.066424" calcext:value-type="float">
            <text:p>0.066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2922" calcext:value-type="float">
            <text:p>0.622922</text:p>
          </table:table-cell>
          <table:table-cell office:value-type="float" office:value="0.572413" calcext:value-type="float">
            <text:p>0.572413</text:p>
          </table:table-cell>
          <table:table-cell office:value-type="float" office:value="0.050509" calcext:value-type="float">
            <text:p>0.050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00878" calcext:value-type="float">
            <text:p>0.600878</text:p>
          </table:table-cell>
          <table:table-cell office:value-type="float" office:value="0.040961" calcext:value-type="float">
            <text:p>0.0409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7995" calcext:value-type="float">
            <text:p>0.617995</text:p>
          </table:table-cell>
          <table:table-cell office:value-type="float" office:value="0.582663" calcext:value-type="float">
            <text:p>0.582663</text:p>
          </table:table-cell>
          <table:table-cell office:value-type="float" office:value="0.035332" calcext:value-type="float">
            <text:p>0.035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7592" calcext:value-type="float">
            <text:p>0.477592</text:p>
          </table:table-cell>
          <table:table-cell office:value-type="float" office:value="0.446622" calcext:value-type="float">
            <text:p>0.446622</text:p>
          </table:table-cell>
          <table:table-cell office:value-type="float" office:value="0.030969" calcext:value-type="float">
            <text:p>0.0309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1713" calcext:value-type="float">
            <text:p>0.481713</text:p>
          </table:table-cell>
          <table:table-cell office:value-type="float" office:value="0.45381" calcext:value-type="float">
            <text:p>0.45381</text:p>
          </table:table-cell>
          <table:table-cell office:value-type="float" office:value="0.027903" calcext:value-type="float">
            <text:p>0.027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8808" calcext:value-type="float">
            <text:p>0.468808</text:p>
          </table:table-cell>
          <table:table-cell office:value-type="float" office:value="0.442863" calcext:value-type="float">
            <text:p>0.442863</text:p>
          </table:table-cell>
          <table:table-cell office:value-type="float" office:value="0.025945" calcext:value-type="float">
            <text:p>0.025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5874" calcext:value-type="float">
            <text:p>0.535874</text:p>
          </table:table-cell>
          <table:table-cell office:value-type="float" office:value="0.511583" calcext:value-type="float">
            <text:p>0.511583</text:p>
          </table:table-cell>
          <table:table-cell office:value-type="float" office:value="0.02429" calcext:value-type="float">
            <text:p>0.02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8834" calcext:value-type="float">
            <text:p>0.458834</text:p>
          </table:table-cell>
          <table:table-cell office:value-type="float" office:value="0.435836" calcext:value-type="float">
            <text:p>0.435836</text:p>
          </table:table-cell>
          <table:table-cell office:value-type="float" office:value="0.022998" calcext:value-type="float">
            <text:p>0.022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49362" calcext:value-type="float">
            <text:p>0.449362</text:p>
          </table:table-cell>
          <table:table-cell office:value-type="float" office:value="0.427155" calcext:value-type="float">
            <text:p>0.427155</text:p>
          </table:table-cell>
          <table:table-cell office:value-type="float" office:value="0.022207" calcext:value-type="float">
            <text:p>0.022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1471" calcext:value-type="float">
            <text:p>0.451471</text:p>
          </table:table-cell>
          <table:table-cell office:value-type="float" office:value="0.429809" calcext:value-type="float">
            <text:p>0.429809</text:p>
          </table:table-cell>
          <table:table-cell office:value-type="float" office:value="0.021661" calcext:value-type="float">
            <text:p>0.021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219" calcext:value-type="float">
            <text:p>0.366219</text:p>
          </table:table-cell>
          <table:table-cell office:value-type="float" office:value="0.345354" calcext:value-type="float">
            <text:p>0.345354</text:p>
          </table:table-cell>
          <table:table-cell office:value-type="float" office:value="0.020865" calcext:value-type="float">
            <text:p>0.0208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9831" calcext:value-type="float">
            <text:p>0.439831</text:p>
          </table:table-cell>
          <table:table-cell office:value-type="float" office:value="0.419749" calcext:value-type="float">
            <text:p>0.419749</text:p>
          </table:table-cell>
          <table:table-cell office:value-type="float" office:value="0.020082" calcext:value-type="float">
            <text:p>0.0200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8423" calcext:value-type="float">
            <text:p>0.418423</text:p>
          </table:table-cell>
          <table:table-cell office:value-type="float" office:value="0.398697" calcext:value-type="float">
            <text:p>0.398697</text:p>
          </table:table-cell>
          <table:table-cell office:value-type="float" office:value="0.019726" calcext:value-type="float">
            <text:p>0.019726</text:p>
          </table:table-cell>
        </table:table-row>
      </table:table>
      <table:table table:name="performance_result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42567" calcext:value-type="float">
            <text:p>1.44256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443584" calcext:value-type="float">
            <text:p>1.443584</text:p>
          </table:table-cell>
          <table:table-cell office:value-type="float" office:value="0.943711" calcext:value-type="float">
            <text:p>0.943711</text:p>
          </table:table-cell>
          <table:table-cell office:value-type="float" office:value="0.261974" calcext:value-type="float">
            <text:p>0.261974</text:p>
          </table:table-cell>
          <table:table-cell office:value-type="float" office:value="0.237643" calcext:value-type="float">
            <text:p>0.237643</text:p>
          </table:table-cell>
          <table:table-cell office:value-type="float" office:value="1.443703" calcext:value-type="float">
            <text:p>1.443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85948" calcext:value-type="float">
            <text:p>1.485948</text:p>
          </table:table-cell>
          <table:table-cell office:value-type="float" office:value="0.00006" calcext:value-type="float">
            <text:p>6E-05</text:p>
          </table:table-cell>
          <table:table-cell office:value-type="float" office:value="1.486488" calcext:value-type="float">
            <text:p>1.486488</text:p>
          </table:table-cell>
          <table:table-cell office:value-type="float" office:value="1.224224" calcext:value-type="float">
            <text:p>1.224224</text:p>
          </table:table-cell>
          <table:table-cell office:value-type="float" office:value="0.138169" calcext:value-type="float">
            <text:p>0.138169</text:p>
          </table:table-cell>
          <table:table-cell office:value-type="float" office:value="0.123661" calcext:value-type="float">
            <text:p>0.123661</text:p>
          </table:table-cell>
          <table:table-cell office:value-type="float" office:value="1.486611" calcext:value-type="float">
            <text:p>1.486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69699" calcext:value-type="float">
            <text:p>1.469699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1.470059" calcext:value-type="float">
            <text:p>1.470059</text:p>
          </table:table-cell>
          <table:table-cell office:value-type="float" office:value="1.291797" calcext:value-type="float">
            <text:p>1.291797</text:p>
          </table:table-cell>
          <table:table-cell office:value-type="float" office:value="0.095337" calcext:value-type="float">
            <text:p>0.095337</text:p>
          </table:table-cell>
          <table:table-cell office:value-type="float" office:value="0.082428" calcext:value-type="float">
            <text:p>0.082428</text:p>
          </table:table-cell>
          <table:table-cell office:value-type="float" office:value="1.470182" calcext:value-type="float">
            <text:p>1.470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66425" calcext:value-type="float">
            <text:p>1.46642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1.466702" calcext:value-type="float">
            <text:p>1.466702</text:p>
          </table:table-cell>
          <table:table-cell office:value-type="float" office:value="1.332062" calcext:value-type="float">
            <text:p>1.332062</text:p>
          </table:table-cell>
          <table:table-cell office:value-type="float" office:value="0.071559" calcext:value-type="float">
            <text:p>0.071559</text:p>
          </table:table-cell>
          <table:table-cell office:value-type="float" office:value="0.062504" calcext:value-type="float">
            <text:p>0.062504</text:p>
          </table:table-cell>
          <table:table-cell office:value-type="float" office:value="1.466821" calcext:value-type="float">
            <text:p>1.466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480897" calcext:value-type="float">
            <text:p>1.48089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1.481126" calcext:value-type="float">
            <text:p>1.481126</text:p>
          </table:table-cell>
          <table:table-cell office:value-type="float" office:value="1.369939" calcext:value-type="float">
            <text:p>1.369939</text:p>
          </table:table-cell>
          <table:table-cell office:value-type="float" office:value="0.059181" calcext:value-type="float">
            <text:p>0.059181</text:p>
          </table:table-cell>
          <table:table-cell office:value-type="float" office:value="0.051318" calcext:value-type="float">
            <text:p>0.051318</text:p>
          </table:table-cell>
          <table:table-cell office:value-type="float" office:value="1.481245" calcext:value-type="float">
            <text:p>1.481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21873" calcext:value-type="float">
            <text:p>1.521873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522069" calcext:value-type="float">
            <text:p>1.522069</text:p>
          </table:table-cell>
          <table:table-cell office:value-type="float" office:value="1.42544" calcext:value-type="float">
            <text:p>1.42544</text:p>
          </table:table-cell>
          <table:table-cell office:value-type="float" office:value="0.051409" calcext:value-type="float">
            <text:p>0.051409</text:p>
          </table:table-cell>
          <table:table-cell office:value-type="float" office:value="0.044412" calcext:value-type="float">
            <text:p>0.044412</text:p>
          </table:table-cell>
          <table:table-cell office:value-type="float" office:value="1.522181" calcext:value-type="float">
            <text:p>1.522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76656" calcext:value-type="float">
            <text:p>1.576656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1.576831" calcext:value-type="float">
            <text:p>1.576831</text:p>
          </table:table-cell>
          <table:table-cell office:value-type="float" office:value="1.489761" calcext:value-type="float">
            <text:p>1.489761</text:p>
          </table:table-cell>
          <table:table-cell office:value-type="float" office:value="0.045916" calcext:value-type="float">
            <text:p>0.045916</text:p>
          </table:table-cell>
          <table:table-cell office:value-type="float" office:value="0.040215" calcext:value-type="float">
            <text:p>0.040215</text:p>
          </table:table-cell>
          <table:table-cell office:value-type="float" office:value="1.576947" calcext:value-type="float">
            <text:p>1.5769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583264" calcext:value-type="float">
            <text:p>1.58326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1.583423" calcext:value-type="float">
            <text:p>1.583423</text:p>
          </table:table-cell>
          <table:table-cell office:value-type="float" office:value="1.505889" calcext:value-type="float">
            <text:p>1.505889</text:p>
          </table:table-cell>
          <table:table-cell office:value-type="float" office:value="0.040643" calcext:value-type="float">
            <text:p>0.040643</text:p>
          </table:table-cell>
          <table:table-cell office:value-type="float" office:value="0.035829" calcext:value-type="float">
            <text:p>0.035829</text:p>
          </table:table-cell>
          <table:table-cell office:value-type="float" office:value="1.583539" calcext:value-type="float">
            <text:p>1.583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583053" calcext:value-type="float">
            <text:p>1.58305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1.583196" calcext:value-type="float">
            <text:p>1.583196</text:p>
          </table:table-cell>
          <table:table-cell office:value-type="float" office:value="1.512827" calcext:value-type="float">
            <text:p>1.512827</text:p>
          </table:table-cell>
          <table:table-cell office:value-type="float" office:value="0.036676" calcext:value-type="float">
            <text:p>0.036676</text:p>
          </table:table-cell>
          <table:table-cell office:value-type="float" office:value="0.032523" calcext:value-type="float">
            <text:p>0.032523</text:p>
          </table:table-cell>
          <table:table-cell office:value-type="float" office:value="1.583319" calcext:value-type="float">
            <text:p>1.583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643694" calcext:value-type="float">
            <text:p>1.64369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64383" calcext:value-type="float">
            <text:p>1.64383</text:p>
          </table:table-cell>
          <table:table-cell office:value-type="float" office:value="1.575396" calcext:value-type="float">
            <text:p>1.575396</text:p>
          </table:table-cell>
          <table:table-cell office:value-type="float" office:value="0.035307" calcext:value-type="float">
            <text:p>0.035307</text:p>
          </table:table-cell>
          <table:table-cell office:value-type="float" office:value="0.031793" calcext:value-type="float">
            <text:p>0.031793</text:p>
          </table:table-cell>
          <table:table-cell office:value-type="float" office:value="1.643943" calcext:value-type="float">
            <text:p>1.6439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652674" calcext:value-type="float">
            <text:p>1.65267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1.652803" calcext:value-type="float">
            <text:p>1.652803</text:p>
          </table:table-cell>
          <table:table-cell office:value-type="float" office:value="1.589051" calcext:value-type="float">
            <text:p>1.589051</text:p>
          </table:table-cell>
          <table:table-cell office:value-type="float" office:value="0.032651" calcext:value-type="float">
            <text:p>0.032651</text:p>
          </table:table-cell>
          <table:table-cell office:value-type="float" office:value="0.029658" calcext:value-type="float">
            <text:p>0.029658</text:p>
          </table:table-cell>
          <table:table-cell office:value-type="float" office:value="1.652927" calcext:value-type="float">
            <text:p>1.6529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71987" calcext:value-type="float">
            <text:p>1.7198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1.719994" calcext:value-type="float">
            <text:p>1.719994</text:p>
          </table:table-cell>
          <table:table-cell office:value-type="float" office:value="1.657742" calcext:value-type="float">
            <text:p>1.657742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0.028965" calcext:value-type="float">
            <text:p>0.028965</text:p>
          </table:table-cell>
          <table:table-cell office:value-type="float" office:value="1.720107" calcext:value-type="float">
            <text:p>1.720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719707" calcext:value-type="float">
            <text:p>1.71970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1.719824" calcext:value-type="float">
            <text:p>1.719824</text:p>
          </table:table-cell>
          <table:table-cell office:value-type="float" office:value="1.661066" calcext:value-type="float">
            <text:p>1.661066</text:p>
          </table:table-cell>
          <table:table-cell office:value-type="float" office:value="0.029609" calcext:value-type="float">
            <text:p>0.029609</text:p>
          </table:table-cell>
          <table:table-cell office:value-type="float" office:value="0.027386" calcext:value-type="float">
            <text:p>0.027386</text:p>
          </table:table-cell>
          <table:table-cell office:value-type="float" office:value="1.719941" calcext:value-type="float">
            <text:p>1.719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718438" calcext:value-type="float">
            <text:p>1.71843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1.71855" calcext:value-type="float">
            <text:p>1.71855</text:p>
          </table:table-cell>
          <table:table-cell office:value-type="float" office:value="1.662417" calcext:value-type="float">
            <text:p>1.662417</text:p>
          </table:table-cell>
          <table:table-cell office:value-type="float" office:value="0.028143" calcext:value-type="float">
            <text:p>0.028143</text:p>
          </table:table-cell>
          <table:table-cell office:value-type="float" office:value="0.026108" calcext:value-type="float">
            <text:p>0.026108</text:p>
          </table:table-cell>
          <table:table-cell office:value-type="float" office:value="1.718673" calcext:value-type="float">
            <text:p>1.718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701408" calcext:value-type="float">
            <text:p>1.70140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1.701516" calcext:value-type="float">
            <text:p>1.701516</text:p>
          </table:table-cell>
          <table:table-cell office:value-type="float" office:value="1.647548" calcext:value-type="float">
            <text:p>1.647548</text:p>
          </table:table-cell>
          <table:table-cell office:value-type="float" office:value="0.026795" calcext:value-type="float">
            <text:p>0.026795</text:p>
          </table:table-cell>
          <table:table-cell office:value-type="float" office:value="0.0249" calcext:value-type="float">
            <text:p>0.0249</text:p>
          </table:table-cell>
          <table:table-cell office:value-type="float" office:value="1.701639" calcext:value-type="float">
            <text:p>1.7016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81299" calcext:value-type="float">
            <text:p>0.881299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882342" calcext:value-type="float">
            <text:p>0.882342</text:p>
          </table:table-cell>
          <table:table-cell office:value-type="float" office:value="0.368541" calcext:value-type="float">
            <text:p>0.368541</text:p>
          </table:table-cell>
          <table:table-cell office:value-type="float" office:value="0.269143" calcext:value-type="float">
            <text:p>0.269143</text:p>
          </table:table-cell>
          <table:table-cell office:value-type="float" office:value="0.244366" calcext:value-type="float">
            <text:p>0.244366</text:p>
          </table:table-cell>
          <table:table-cell office:value-type="float" office:value="0.882464" calcext:value-type="float">
            <text:p>0.882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82718" calcext:value-type="float">
            <text:p>0.88271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883256" calcext:value-type="float">
            <text:p>0.883256</text:p>
          </table:table-cell>
          <table:table-cell office:value-type="float" office:value="0.620722" calcext:value-type="float">
            <text:p>0.620722</text:p>
          </table:table-cell>
          <table:table-cell office:value-type="float" office:value="0.138088" calcext:value-type="float">
            <text:p>0.138088</text:p>
          </table:table-cell>
          <table:table-cell office:value-type="float" office:value="0.123953" calcext:value-type="float">
            <text:p>0.123953</text:p>
          </table:table-cell>
          <table:table-cell office:value-type="float" office:value="0.883378" calcext:value-type="float">
            <text:p>0.883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76023" calcext:value-type="float">
            <text:p>0.876023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0.876388" calcext:value-type="float">
            <text:p>0.876388</text:p>
          </table:table-cell>
          <table:table-cell office:value-type="float" office:value="0.696428" calcext:value-type="float">
            <text:p>0.696428</text:p>
          </table:table-cell>
          <table:table-cell office:value-type="float" office:value="0.095981" calcext:value-type="float">
            <text:p>0.095981</text:p>
          </table:table-cell>
          <table:table-cell office:value-type="float" office:value="0.083462" calcext:value-type="float">
            <text:p>0.083462</text:p>
          </table:table-cell>
          <table:table-cell office:value-type="float" office:value="0.87651" calcext:value-type="float">
            <text:p>0.87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8154" calcext:value-type="float">
            <text:p>0.88154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881829" calcext:value-type="float">
            <text:p>0.881829</text:p>
          </table:table-cell>
          <table:table-cell office:value-type="float" office:value="0.744822" calcext:value-type="float">
            <text:p>0.744822</text:p>
          </table:table-cell>
          <table:table-cell office:value-type="float" office:value="0.072601" calcext:value-type="float">
            <text:p>0.072601</text:p>
          </table:table-cell>
          <table:table-cell office:value-type="float" office:value="0.063798" calcext:value-type="float">
            <text:p>0.063798</text:p>
          </table:table-cell>
          <table:table-cell office:value-type="float" office:value="0.881945" calcext:value-type="float">
            <text:p>0.881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90003" calcext:value-type="float">
            <text:p>0.89000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890232" calcext:value-type="float">
            <text:p>0.890232</text:p>
          </table:table-cell>
          <table:table-cell office:value-type="float" office:value="0.777917" calcext:value-type="float">
            <text:p>0.777917</text:p>
          </table:table-cell>
          <table:table-cell office:value-type="float" office:value="0.059699" calcext:value-type="float">
            <text:p>0.059699</text:p>
          </table:table-cell>
          <table:table-cell office:value-type="float" office:value="0.051904" calcext:value-type="float">
            <text:p>0.051904</text:p>
          </table:table-cell>
          <table:table-cell office:value-type="float" office:value="0.890344" calcext:value-type="float">
            <text:p>0.890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35155" calcext:value-type="float">
            <text:p>0.93515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935358" calcext:value-type="float">
            <text:p>0.935358</text:p>
          </table:table-cell>
          <table:table-cell office:value-type="float" office:value="0.834837" calcext:value-type="float">
            <text:p>0.834837</text:p>
          </table:table-cell>
          <table:table-cell office:value-type="float" office:value="0.053038" calcext:value-type="float">
            <text:p>0.053038</text:p>
          </table:table-cell>
          <table:table-cell office:value-type="float" office:value="0.046269" calcext:value-type="float">
            <text:p>0.046269</text:p>
          </table:table-cell>
          <table:table-cell office:value-type="float" office:value="0.93547" calcext:value-type="float">
            <text:p>0.93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41171" calcext:value-type="float">
            <text:p>0.941171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941353" calcext:value-type="float">
            <text:p>0.941353</text:p>
          </table:table-cell>
          <table:table-cell office:value-type="float" office:value="0.853623" calcext:value-type="float">
            <text:p>0.853623</text:p>
          </table:table-cell>
          <table:table-cell office:value-type="float" office:value="0.046243" calcext:value-type="float">
            <text:p>0.046243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941466" calcext:value-type="float">
            <text:p>0.941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46764" calcext:value-type="float">
            <text:p>0.94676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946925" calcext:value-type="float">
            <text:p>0.946925</text:p>
          </table:table-cell>
          <table:table-cell office:value-type="float" office:value="0.868814" calcext:value-type="float">
            <text:p>0.868814</text:p>
          </table:table-cell>
          <table:table-cell office:value-type="float" office:value="0.040842" calcext:value-type="float">
            <text:p>0.040842</text:p>
          </table:table-cell>
          <table:table-cell office:value-type="float" office:value="0.036184" calcext:value-type="float">
            <text:p>0.036184</text:p>
          </table:table-cell>
          <table:table-cell office:value-type="float" office:value="0.947036" calcext:value-type="float">
            <text:p>0.947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69591" calcext:value-type="float">
            <text:p>0.969591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969742" calcext:value-type="float">
            <text:p>0.969742</text:p>
          </table:table-cell>
          <table:table-cell office:value-type="float" office:value="0.896418" calcext:value-type="float">
            <text:p>0.896418</text:p>
          </table:table-cell>
          <table:table-cell office:value-type="float" office:value="0.038463" calcext:value-type="float">
            <text:p>0.038463</text:p>
          </table:table-cell>
          <table:table-cell office:value-type="float" office:value="0.033634" calcext:value-type="float">
            <text:p>0.033634</text:p>
          </table:table-cell>
          <table:table-cell office:value-type="float" office:value="0.96985" calcext:value-type="float">
            <text:p>0.96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007314" calcext:value-type="float">
            <text:p>1.007314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1.007455" calcext:value-type="float">
            <text:p>1.007455</text:p>
          </table:table-cell>
          <table:table-cell office:value-type="float" office:value="0.937732" calcext:value-type="float">
            <text:p>0.937732</text:p>
          </table:table-cell>
          <table:table-cell office:value-type="float" office:value="0.036207" calcext:value-type="float">
            <text:p>0.036207</text:p>
          </table:table-cell>
          <table:table-cell office:value-type="float" office:value="0.03215" calcext:value-type="float">
            <text:p>0.03215</text:p>
          </table:table-cell>
          <table:table-cell office:value-type="float" office:value="1.007577" calcext:value-type="float">
            <text:p>1.0075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025397" calcext:value-type="float">
            <text:p>1.02539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1.02553" calcext:value-type="float">
            <text:p>1.02553</text:p>
          </table:table-cell>
          <table:table-cell office:value-type="float" office:value="0.959699" calcext:value-type="float">
            <text:p>0.959699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30502" calcext:value-type="float">
            <text:p>0.030502</text:p>
          </table:table-cell>
          <table:table-cell office:value-type="float" office:value="1.025653" calcext:value-type="float">
            <text:p>1.025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025098" calcext:value-type="float">
            <text:p>1.025098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1.025218" calcext:value-type="float">
            <text:p>1.025218</text:p>
          </table:table-cell>
          <table:table-cell office:value-type="float" office:value="0.963774" calcext:value-type="float">
            <text:p>0.963774</text:p>
          </table:table-cell>
          <table:table-cell office:value-type="float" office:value="0.031277" calcext:value-type="float">
            <text:p>0.031277</text:p>
          </table:table-cell>
          <table:table-cell office:value-type="float" office:value="0.028541" calcext:value-type="float">
            <text:p>0.028541</text:p>
          </table:table-cell>
          <table:table-cell office:value-type="float" office:value="1.025335" calcext:value-type="float">
            <text:p>1.0253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025554" calcext:value-type="float">
            <text:p>1.025554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1.025672" calcext:value-type="float">
            <text:p>1.025672</text:p>
          </table:table-cell>
          <table:table-cell office:value-type="float" office:value="0.966469" calcext:value-type="float">
            <text:p>0.966469</text:p>
          </table:table-cell>
          <table:table-cell office:value-type="float" office:value="0.029811" calcext:value-type="float">
            <text:p>0.029811</text:p>
          </table:table-cell>
          <table:table-cell office:value-type="float" office:value="0.027623" calcext:value-type="float">
            <text:p>0.027623</text:p>
          </table:table-cell>
          <table:table-cell office:value-type="float" office:value="1.02579" calcext:value-type="float">
            <text:p>1.02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018252" calcext:value-type="float">
            <text:p>1.018252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1.018366" calcext:value-type="float">
            <text:p>1.018366</text:p>
          </table:table-cell>
          <table:table-cell office:value-type="float" office:value="0.960179" calcext:value-type="float">
            <text:p>0.960179</text:p>
          </table:table-cell>
          <table:table-cell office:value-type="float" office:value="0.029498" calcext:value-type="float">
            <text:p>0.029498</text:p>
          </table:table-cell>
          <table:table-cell office:value-type="float" office:value="0.02668" calcext:value-type="float">
            <text:p>0.02668</text:p>
          </table:table-cell>
          <table:table-cell office:value-type="float" office:value="1.018483" calcext:value-type="float">
            <text:p>1.018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6684" calcext:value-type="float">
            <text:p>0.7066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707741" calcext:value-type="float">
            <text:p>0.707741</text:p>
          </table:table-cell>
          <table:table-cell office:value-type="float" office:value="0.188715" calcext:value-type="float">
            <text:p>0.188715</text:p>
          </table:table-cell>
          <table:table-cell office:value-type="float" office:value="0.27175" calcext:value-type="float">
            <text:p>0.27175</text:p>
          </table:table-cell>
          <table:table-cell office:value-type="float" office:value="0.246975" calcext:value-type="float">
            <text:p>0.246975</text:p>
          </table:table-cell>
          <table:table-cell office:value-type="float" office:value="0.707862" calcext:value-type="float">
            <text:p>0.707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09699" calcext:value-type="float">
            <text:p>0.709699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710246" calcext:value-type="float">
            <text:p>0.710246</text:p>
          </table:table-cell>
          <table:table-cell office:value-type="float" office:value="0.443712" calcext:value-type="float">
            <text:p>0.443712</text:p>
          </table:table-cell>
          <table:table-cell office:value-type="float" office:value="0.140683" calcext:value-type="float">
            <text:p>0.140683</text:p>
          </table:table-cell>
          <table:table-cell office:value-type="float" office:value="0.125238" calcext:value-type="float">
            <text:p>0.125238</text:p>
          </table:table-cell>
          <table:table-cell office:value-type="float" office:value="0.710367" calcext:value-type="float">
            <text:p>0.710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00669" calcext:value-type="float">
            <text:p>0.700669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701034" calcext:value-type="float">
            <text:p>0.701034</text:p>
          </table:table-cell>
          <table:table-cell office:value-type="float" office:value="0.51964" calcext:value-type="float">
            <text:p>0.51964</text:p>
          </table:table-cell>
          <table:table-cell office:value-type="float" office:value="0.096466" calcext:value-type="float">
            <text:p>0.096466</text:p>
          </table:table-cell>
          <table:table-cell office:value-type="float" office:value="0.084178" calcext:value-type="float">
            <text:p>0.084178</text:p>
          </table:table-cell>
          <table:table-cell office:value-type="float" office:value="0.701154" calcext:value-type="float">
            <text:p>0.701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19355" calcext:value-type="float">
            <text:p>0.719355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719646" calcext:value-type="float">
            <text:p>0.719646</text:p>
          </table:table-cell>
          <table:table-cell office:value-type="float" office:value="0.578724" calcext:value-type="float">
            <text:p>0.578724</text:p>
          </table:table-cell>
          <table:table-cell office:value-type="float" office:value="0.074517" calcext:value-type="float">
            <text:p>0.074517</text:p>
          </table:table-cell>
          <table:table-cell office:value-type="float" office:value="0.06577" calcext:value-type="float">
            <text:p>0.06577</text:p>
          </table:table-cell>
          <table:table-cell office:value-type="float" office:value="0.719759" calcext:value-type="float">
            <text:p>0.719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42832" calcext:value-type="float">
            <text:p>0.742832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74308" calcext:value-type="float">
            <text:p>0.74308</text:p>
          </table:table-cell>
          <table:table-cell office:value-type="float" office:value="0.624758" calcext:value-type="float">
            <text:p>0.624758</text:p>
          </table:table-cell>
          <table:table-cell office:value-type="float" office:value="0.062656" calcext:value-type="float">
            <text:p>0.062656</text:p>
          </table:table-cell>
          <table:table-cell office:value-type="float" office:value="0.054932" calcext:value-type="float">
            <text:p>0.054932</text:p>
          </table:table-cell>
          <table:table-cell office:value-type="float" office:value="0.743196" calcext:value-type="float">
            <text:p>0.743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9727" calcext:value-type="float">
            <text:p>0.749727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749937" calcext:value-type="float">
            <text:p>0.749937</text:p>
          </table:table-cell>
          <table:table-cell office:value-type="float" office:value="0.648992" calcext:value-type="float">
            <text:p>0.648992</text:p>
          </table:table-cell>
          <table:table-cell office:value-type="float" office:value="0.053329" calcext:value-type="float">
            <text:p>0.053329</text:p>
          </table:table-cell>
          <table:table-cell office:value-type="float" office:value="0.046751" calcext:value-type="float">
            <text:p>0.046751</text:p>
          </table:table-cell>
          <table:table-cell office:value-type="float" office:value="0.750054" calcext:value-type="float">
            <text:p>0.750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749304" calcext:value-type="float">
            <text:p>0.74930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749487" calcext:value-type="float">
            <text:p>0.749487</text:p>
          </table:table-cell>
          <table:table-cell office:value-type="float" office:value="0.661555" calcext:value-type="float">
            <text:p>0.661555</text:p>
          </table:table-cell>
          <table:table-cell office:value-type="float" office:value="0.046439" calcext:value-type="float">
            <text:p>0.046439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93379" calcext:value-type="float">
            <text:p>0.79337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793543" calcext:value-type="float">
            <text:p>0.793543</text:p>
          </table:table-cell>
          <table:table-cell office:value-type="float" office:value="0.710659" calcext:value-type="float">
            <text:p>0.710659</text:p>
          </table:table-cell>
          <table:table-cell office:value-type="float" office:value="0.043475" calcext:value-type="float">
            <text:p>0.043475</text:p>
          </table:table-cell>
          <table:table-cell office:value-type="float" office:value="0.038281" calcext:value-type="float">
            <text:p>0.038281</text:p>
          </table:table-cell>
          <table:table-cell office:value-type="float" office:value="0.793655" calcext:value-type="float">
            <text:p>0.793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99872" calcext:value-type="float">
            <text:p>0.799872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800035" calcext:value-type="float">
            <text:p>0.800035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040512" calcext:value-type="float">
            <text:p>0.040512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800152" calcext:value-type="float">
            <text:p>0.800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813646" calcext:value-type="float">
            <text:p>0.813646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813792" calcext:value-type="float">
            <text:p>0.813792</text:p>
          </table:table-cell>
          <table:table-cell office:value-type="float" office:value="0.741707" calcext:value-type="float">
            <text:p>0.741707</text:p>
          </table:table-cell>
          <table:table-cell office:value-type="float" office:value="0.037176" calcext:value-type="float">
            <text:p>0.037176</text:p>
          </table:table-cell>
          <table:table-cell office:value-type="float" office:value="0.033313" calcext:value-type="float">
            <text:p>0.033313</text:p>
          </table:table-cell>
          <table:table-cell office:value-type="float" office:value="0.813913" calcext:value-type="float">
            <text:p>0.813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813162" calcext:value-type="float">
            <text:p>0.81316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813299" calcext:value-type="float">
            <text:p>0.813299</text:p>
          </table:table-cell>
          <table:table-cell office:value-type="float" office:value="0.747405" calcext:value-type="float">
            <text:p>0.747405</text:p>
          </table:table-cell>
          <table:table-cell office:value-type="float" office:value="0.033822" calcext:value-type="float">
            <text:p>0.033822</text:p>
          </table:table-cell>
          <table:table-cell office:value-type="float" office:value="0.030533" calcext:value-type="float">
            <text:p>0.030533</text:p>
          </table:table-cell>
          <table:table-cell office:value-type="float" office:value="0.813404" calcext:value-type="float">
            <text:p>0.8134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15505" calcext:value-type="float">
            <text:p>0.815505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81563" calcext:value-type="float">
            <text:p>0.81563</text:p>
          </table:table-cell>
          <table:table-cell office:value-type="float" office:value="0.753566" calcext:value-type="float">
            <text:p>0.753566</text:p>
          </table:table-cell>
          <table:table-cell office:value-type="float" office:value="0.031699" calcext:value-type="float">
            <text:p>0.031699</text:p>
          </table:table-cell>
          <table:table-cell office:value-type="float" office:value="0.028744" calcext:value-type="float">
            <text:p>0.028744</text:p>
          </table:table-cell>
          <table:table-cell office:value-type="float" office:value="0.815744" calcext:value-type="float">
            <text:p>0.8157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809092" calcext:value-type="float">
            <text:p>0.809092</text:p>
          </table:table-cell>
          <table:table-cell office:value-type="float" office:value="0.000813" calcext:value-type="float">
            <text:p>0.000813</text:p>
          </table:table-cell>
          <table:table-cell office:value-type="float" office:value="0.809211" calcext:value-type="float">
            <text:p>0.809211</text:p>
          </table:table-cell>
          <table:table-cell office:value-type="float" office:value="0.750536" calcext:value-type="float">
            <text:p>0.750536</text:p>
          </table:table-cell>
          <table:table-cell office:value-type="float" office:value="0.029794" calcext:value-type="float">
            <text:p>0.029794</text:p>
          </table:table-cell>
          <table:table-cell office:value-type="float" office:value="0.027118" calcext:value-type="float">
            <text:p>0.027118</text:p>
          </table:table-cell>
          <table:table-cell office:value-type="float" office:value="0.809324" calcext:value-type="float">
            <text:p>0.809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8592" calcext:value-type="float">
            <text:p>0.578592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579656" calcext:value-type="float">
            <text:p>0.579656</text:p>
          </table:table-cell>
          <table:table-cell office:value-type="float" office:value="0.056746" calcext:value-type="float">
            <text:p>0.056746</text:p>
          </table:table-cell>
          <table:table-cell office:value-type="float" office:value="0.274129" calcext:value-type="float">
            <text:p>0.274129</text:p>
          </table:table-cell>
          <table:table-cell office:value-type="float" office:value="0.248475" calcext:value-type="float">
            <text:p>0.248475</text:p>
          </table:table-cell>
          <table:table-cell office:value-type="float" office:value="0.579778" calcext:value-type="float">
            <text:p>0.579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72346" calcext:value-type="float">
            <text:p>0.572346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572903" calcext:value-type="float">
            <text:p>0.572903</text:p>
          </table:table-cell>
          <table:table-cell office:value-type="float" office:value="0.307325" calcext:value-type="float">
            <text:p>0.307325</text:p>
          </table:table-cell>
          <table:table-cell office:value-type="float" office:value="0.13858" calcext:value-type="float">
            <text:p>0.13858</text:p>
          </table:table-cell>
          <table:table-cell office:value-type="float" office:value="0.125283" calcext:value-type="float">
            <text:p>0.125283</text:p>
          </table:table-cell>
          <table:table-cell office:value-type="float" office:value="0.573024" calcext:value-type="float">
            <text:p>0.573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6023" calcext:value-type="float">
            <text:p>0.586023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586406" calcext:value-type="float">
            <text:p>0.586406</text:p>
          </table:table-cell>
          <table:table-cell office:value-type="float" office:value="0.396906" calcext:value-type="float">
            <text:p>0.396906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088293" calcext:value-type="float">
            <text:p>0.088293</text:p>
          </table:table-cell>
          <table:table-cell office:value-type="float" office:value="0.586528" calcext:value-type="float">
            <text:p>0.586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0.603637" calcext:value-type="float">
            <text:p>0.603637</text:p>
          </table:table-cell>
          <table:table-cell office:value-type="float" office:value="0.456652" calcext:value-type="float">
            <text:p>0.456652</text:p>
          </table:table-cell>
          <table:table-cell office:value-type="float" office:value="0.076905" calcext:value-type="float">
            <text:p>0.076905</text:p>
          </table:table-cell>
          <table:table-cell office:value-type="float" office:value="0.06795" calcext:value-type="float">
            <text:p>0.06795</text:p>
          </table:table-cell>
          <table:table-cell office:value-type="float" office:value="0.603759" calcext:value-type="float">
            <text:p>0.6037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606466" calcext:value-type="float">
            <text:p>0.606466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606715" calcext:value-type="float">
            <text:p>0.606715</text:p>
          </table:table-cell>
          <table:table-cell office:value-type="float" office:value="0.487455" calcext:value-type="float">
            <text:p>0.487455</text:p>
          </table:table-cell>
          <table:table-cell office:value-type="float" office:value="0.063111" calcext:value-type="float">
            <text:p>0.063111</text:p>
          </table:table-cell>
          <table:table-cell office:value-type="float" office:value="0.055402" calcext:value-type="float">
            <text:p>0.055402</text:p>
          </table:table-cell>
          <table:table-cell office:value-type="float" office:value="0.606831" calcext:value-type="float">
            <text:p>0.606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606468" calcext:value-type="float">
            <text:p>0.606468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606679" calcext:value-type="float">
            <text:p>0.606679</text:p>
          </table:table-cell>
          <table:table-cell office:value-type="float" office:value="0.505975" calcext:value-type="float">
            <text:p>0.505975</text:p>
          </table:table-cell>
          <table:table-cell office:value-type="float" office:value="0.053113" calcext:value-type="float">
            <text:p>0.053113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606802" calcext:value-type="float">
            <text:p>0.6068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634857" calcext:value-type="float">
            <text:p>0.634857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543002" calcext:value-type="float">
            <text:p>0.543002</text:p>
          </table:table-cell>
          <table:table-cell office:value-type="float" office:value="0.048147" calcext:value-type="float">
            <text:p>0.048147</text:p>
          </table:table-cell>
          <table:table-cell office:value-type="float" office:value="0.04272" calcext:value-type="float">
            <text:p>0.04272</text:p>
          </table:table-cell>
          <table:table-cell office:value-type="float" office:value="0.635171" calcext:value-type="float">
            <text:p>0.635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38446" calcext:value-type="float">
            <text:p>0.63844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63862" calcext:value-type="float">
            <text:p>0.63862</text:p>
          </table:table-cell>
          <table:table-cell office:value-type="float" office:value="0.555044" calcext:value-type="float">
            <text:p>0.555044</text:p>
          </table:table-cell>
          <table:table-cell office:value-type="float" office:value="0.043412" calcext:value-type="float">
            <text:p>0.043412</text:p>
          </table:table-cell>
          <table:table-cell office:value-type="float" office:value="0.039038" calcext:value-type="float">
            <text:p>0.039038</text:p>
          </table:table-cell>
          <table:table-cell office:value-type="float" office:value="0.638736" calcext:value-type="float">
            <text:p>0.638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657511" calcext:value-type="float">
            <text:p>0.657511</text:p>
          </table:table-cell>
          <table:table-cell office:value-type="float" office:value="0.580435" calcext:value-type="float">
            <text:p>0.580435</text:p>
          </table:table-cell>
          <table:table-cell office:value-type="float" office:value="0.039755" calcext:value-type="float">
            <text:p>0.039755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657632" calcext:value-type="float">
            <text:p>0.657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657635" calcext:value-type="float">
            <text:p>0.65763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657782" calcext:value-type="float">
            <text:p>0.657782</text:p>
          </table:table-cell>
          <table:table-cell office:value-type="float" office:value="0.587194" calcext:value-type="float">
            <text:p>0.587194</text:p>
          </table:table-cell>
          <table:table-cell office:value-type="float" office:value="0.036382" calcext:value-type="float">
            <text:p>0.036382</text:p>
          </table:table-cell>
          <table:table-cell office:value-type="float" office:value="0.032782" calcext:value-type="float">
            <text:p>0.032782</text:p>
          </table:table-cell>
          <table:table-cell office:value-type="float" office:value="0.657893" calcext:value-type="float">
            <text:p>0.6578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658697" calcext:value-type="float">
            <text:p>0.658697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658834" calcext:value-type="float">
            <text:p>0.658834</text:p>
          </table:table-cell>
          <table:table-cell office:value-type="float" office:value="0.591536" calcext:value-type="float">
            <text:p>0.591536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658952" calcext:value-type="float">
            <text:p>0.658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655566" calcext:value-type="float">
            <text:p>0.655566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655692" calcext:value-type="float">
            <text:p>0.655692</text:p>
          </table:table-cell>
          <table:table-cell office:value-type="float" office:value="0.592926" calcext:value-type="float">
            <text:p>0.592926</text:p>
          </table:table-cell>
          <table:table-cell office:value-type="float" office:value="0.031872" calcext:value-type="float">
            <text:p>0.031872</text:p>
          </table:table-cell>
          <table:table-cell office:value-type="float" office:value="0.02883" calcext:value-type="float">
            <text:p>0.02883</text:p>
          </table:table-cell>
          <table:table-cell office:value-type="float" office:value="0.655814" calcext:value-type="float">
            <text:p>0.655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08423" calcext:value-type="float">
            <text:p>0.60842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609511" calcext:value-type="float">
            <text:p>0.609511</text:p>
          </table:table-cell>
          <table:table-cell office:value-type="float" office:value="0.084885" calcext:value-type="float">
            <text:p>0.084885</text:p>
          </table:table-cell>
          <table:table-cell office:value-type="float" office:value="0.275591" calcext:value-type="float">
            <text:p>0.275591</text:p>
          </table:table-cell>
          <table:table-cell office:value-type="float" office:value="0.248737" calcext:value-type="float">
            <text:p>0.248737</text:p>
          </table:table-cell>
          <table:table-cell office:value-type="float" office:value="0.609634" calcext:value-type="float">
            <text:p>0.609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20468" calcext:value-type="float">
            <text:p>0.620468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621045" calcext:value-type="float">
            <text:p>0.621045</text:p>
          </table:table-cell>
          <table:table-cell office:value-type="float" office:value="0.34357" calcext:value-type="float">
            <text:p>0.34357</text:p>
          </table:table-cell>
          <table:table-cell office:value-type="float" office:value="0.145018" calcext:value-type="float">
            <text:p>0.145018</text:p>
          </table:table-cell>
          <table:table-cell office:value-type="float" office:value="0.131449" calcext:value-type="float">
            <text:p>0.131449</text:p>
          </table:table-cell>
          <table:table-cell office:value-type="float" office:value="0.621165" calcext:value-type="float">
            <text:p>0.621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39188" calcext:value-type="float">
            <text:p>0.639188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639591" calcext:value-type="float">
            <text:p>0.639591</text:p>
          </table:table-cell>
          <table:table-cell office:value-type="float" office:value="0.441625" calcext:value-type="float">
            <text:p>0.441625</text:p>
          </table:table-cell>
          <table:table-cell office:value-type="float" office:value="0.103988" calcext:value-type="float">
            <text:p>0.103988</text:p>
          </table:table-cell>
          <table:table-cell office:value-type="float" office:value="0.091806" calcext:value-type="float">
            <text:p>0.091806</text:p>
          </table:table-cell>
          <table:table-cell office:value-type="float" office:value="0.639706" calcext:value-type="float">
            <text:p>0.639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35503" calcext:value-type="float">
            <text:p>0.635503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635807" calcext:value-type="float">
            <text:p>0.635807</text:p>
          </table:table-cell>
          <table:table-cell office:value-type="float" office:value="0.488102" calcext:value-type="float">
            <text:p>0.488102</text:p>
          </table:table-cell>
          <table:table-cell office:value-type="float" office:value="0.077945" calcext:value-type="float">
            <text:p>0.077945</text:p>
          </table:table-cell>
          <table:table-cell office:value-type="float" office:value="0.068901" calcext:value-type="float">
            <text:p>0.068901</text:p>
          </table:table-cell>
          <table:table-cell office:value-type="float" office:value="0.635917" calcext:value-type="float">
            <text:p>0.6359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46938" calcext:value-type="float">
            <text:p>0.646938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647193" calcext:value-type="float">
            <text:p>0.647193</text:p>
          </table:table-cell>
          <table:table-cell office:value-type="float" office:value="0.526007" calcext:value-type="float">
            <text:p>0.526007</text:p>
          </table:table-cell>
          <table:table-cell office:value-type="float" office:value="0.063877" calcext:value-type="float">
            <text:p>0.063877</text:p>
          </table:table-cell>
          <table:table-cell office:value-type="float" office:value="0.056285" calcext:value-type="float">
            <text:p>0.056285</text:p>
          </table:table-cell>
          <table:table-cell office:value-type="float" office:value="0.647307" calcext:value-type="float">
            <text:p>0.6473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647717" calcext:value-type="float">
            <text:p>0.647717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647931" calcext:value-type="float">
            <text:p>0.647931</text:p>
          </table:table-cell>
          <table:table-cell office:value-type="float" office:value="0.544624" calcext:value-type="float">
            <text:p>0.544624</text:p>
          </table:table-cell>
          <table:table-cell office:value-type="float" office:value="0.054627" calcext:value-type="float">
            <text:p>0.054627</text:p>
          </table:table-cell>
          <table:table-cell office:value-type="float" office:value="0.047741" calcext:value-type="float">
            <text:p>0.047741</text:p>
          </table:table-cell>
          <table:table-cell office:value-type="float" office:value="0.648039" calcext:value-type="float">
            <text:p>0.648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667902" calcext:value-type="float">
            <text:p>0.667902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668096" calcext:value-type="float">
            <text:p>0.668096</text:p>
          </table:table-cell>
          <table:table-cell office:value-type="float" office:value="0.575622" calcext:value-type="float">
            <text:p>0.575622</text:p>
          </table:table-cell>
          <table:table-cell office:value-type="float" office:value="0.048445" calcext:value-type="float">
            <text:p>0.048445</text:p>
          </table:table-cell>
          <table:table-cell office:value-type="float" office:value="0.042732" calcext:value-type="float">
            <text:p>0.042732</text:p>
          </table:table-cell>
          <table:table-cell office:value-type="float" office:value="0.668205" calcext:value-type="float">
            <text:p>0.668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690109" calcext:value-type="float">
            <text:p>0.690109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690288" calcext:value-type="float">
            <text:p>0.690288</text:p>
          </table:table-cell>
          <table:table-cell office:value-type="float" office:value="0.604947" calcext:value-type="float">
            <text:p>0.604947</text:p>
          </table:table-cell>
          <table:table-cell office:value-type="float" office:value="0.044228" calcext:value-type="float">
            <text:p>0.044228</text:p>
          </table:table-cell>
          <table:table-cell office:value-type="float" office:value="0.039411" calcext:value-type="float">
            <text:p>0.039411</text:p>
          </table:table-cell>
          <table:table-cell office:value-type="float" office:value="0.690402" calcext:value-type="float">
            <text:p>0.690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696764" calcext:value-type="float">
            <text:p>0.696764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696928" calcext:value-type="float">
            <text:p>0.696928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041374" calcext:value-type="float">
            <text:p>0.041374</text:p>
          </table:table-cell>
          <table:table-cell office:value-type="float" office:value="0.035697" calcext:value-type="float">
            <text:p>0.035697</text:p>
          </table:table-cell>
          <table:table-cell office:value-type="float" office:value="0.697043" calcext:value-type="float">
            <text:p>0.697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691224" calcext:value-type="float">
            <text:p>0.691224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0.691379" calcext:value-type="float">
            <text:p>0.691379</text:p>
          </table:table-cell>
          <table:table-cell office:value-type="float" office:value="0.618987" calcext:value-type="float">
            <text:p>0.618987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0.033405" calcext:value-type="float">
            <text:p>0.033405</text:p>
          </table:table-cell>
          <table:table-cell office:value-type="float" office:value="0.691495" calcext:value-type="float">
            <text:p>0.691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691048" calcext:value-type="float">
            <text:p>0.691048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691186" calcext:value-type="float">
            <text:p>0.691186</text:p>
          </table:table-cell>
          <table:table-cell office:value-type="float" office:value="0.622931" calcext:value-type="float">
            <text:p>0.622931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0.030467" calcext:value-type="float">
            <text:p>0.030467</text:p>
          </table:table-cell>
          <table:table-cell office:value-type="float" office:value="0.691297" calcext:value-type="float">
            <text:p>0.6912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05287" calcext:value-type="float">
            <text:p>0.605287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606437" calcext:value-type="float">
            <text:p>0.606437</text:p>
          </table:table-cell>
          <table:table-cell office:value-type="float" office:value="0.053805" calcext:value-type="float">
            <text:p>0.053805</text:p>
          </table:table-cell>
          <table:table-cell office:value-type="float" office:value="0.290532" calcext:value-type="float">
            <text:p>0.290532</text:p>
          </table:table-cell>
          <table:table-cell office:value-type="float" office:value="0.261799" calcext:value-type="float">
            <text:p>0.261799</text:p>
          </table:table-cell>
          <table:table-cell office:value-type="float" office:value="0.606553" calcext:value-type="float">
            <text:p>0.606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07846" calcext:value-type="float">
            <text:p>0.607846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608435" calcext:value-type="float">
            <text:p>0.608435</text:p>
          </table:table-cell>
          <table:table-cell office:value-type="float" office:value="0.321322" calcext:value-type="float">
            <text:p>0.321322</text:p>
          </table:table-cell>
          <table:table-cell office:value-type="float" office:value="0.149963" calcext:value-type="float">
            <text:p>0.149963</text:p>
          </table:table-cell>
          <table:table-cell office:value-type="float" office:value="0.136043" calcext:value-type="float">
            <text:p>0.136043</text:p>
          </table:table-cell>
          <table:table-cell office:value-type="float" office:value="0.608556" calcext:value-type="float">
            <text:p>0.608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607325" calcext:value-type="float">
            <text:p>0.607325</text:p>
          </table:table-cell>
          <table:table-cell office:value-type="float" office:value="0.410398" calcext:value-type="float">
            <text:p>0.410398</text:p>
          </table:table-cell>
          <table:table-cell office:value-type="float" office:value="0.104011" calcext:value-type="float">
            <text:p>0.104011</text:p>
          </table:table-cell>
          <table:table-cell office:value-type="float" office:value="0.091931" calcext:value-type="float">
            <text:p>0.091931</text:p>
          </table:table-cell>
          <table:table-cell office:value-type="float" office:value="0.607447" calcext:value-type="float">
            <text:p>0.607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07205" calcext:value-type="float">
            <text:p>0.607205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607519" calcext:value-type="float">
            <text:p>0.607519</text:p>
          </table:table-cell>
          <table:table-cell office:value-type="float" office:value="0.458895" calcext:value-type="float">
            <text:p>0.458895</text:p>
          </table:table-cell>
          <table:table-cell office:value-type="float" office:value="0.078193" calcext:value-type="float">
            <text:p>0.078193</text:p>
          </table:table-cell>
          <table:table-cell office:value-type="float" office:value="0.069251" calcext:value-type="float">
            <text:p>0.069251</text:p>
          </table:table-cell>
          <table:table-cell office:value-type="float" office:value="0.607628" calcext:value-type="float">
            <text:p>0.607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61159" calcext:value-type="float">
            <text:p>0.61159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611838" calcext:value-type="float">
            <text:p>0.6118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063917" calcext:value-type="float">
            <text:p>0.063917</text:p>
          </table:table-cell>
          <table:table-cell office:value-type="float" office:value="0.055883" calcext:value-type="float">
            <text:p>0.055883</text:p>
          </table:table-cell>
          <table:table-cell office:value-type="float" office:value="0.611959" calcext:value-type="float">
            <text:p>0.611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645815" calcext:value-type="float">
            <text:p>0.645815</text:p>
          </table:table-cell>
          <table:table-cell office:value-type="float" office:value="0.53788" calcext:value-type="float">
            <text:p>0.53788</text:p>
          </table:table-cell>
          <table:table-cell office:value-type="float" office:value="0.056838" calcext:value-type="float">
            <text:p>0.056838</text:p>
          </table:table-cell>
          <table:table-cell office:value-type="float" office:value="0.050018" calcext:value-type="float">
            <text:p>0.050018</text:p>
          </table:table-cell>
          <table:table-cell office:value-type="float" office:value="0.645928" calcext:value-type="float">
            <text:p>0.645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657509" calcext:value-type="float">
            <text:p>0.657509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657712" calcext:value-type="float">
            <text:p>0.657712</text:p>
          </table:table-cell>
          <table:table-cell office:value-type="float" office:value="0.561618" calcext:value-type="float">
            <text:p>0.561618</text:p>
          </table:table-cell>
          <table:table-cell office:value-type="float" office:value="0.050258" calcext:value-type="float">
            <text:p>0.050258</text:p>
          </table:table-cell>
          <table:table-cell office:value-type="float" office:value="0.044341" calcext:value-type="float">
            <text:p>0.044341</text:p>
          </table:table-cell>
          <table:table-cell office:value-type="float" office:value="0.657826" calcext:value-type="float">
            <text:p>0.6578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657206" calcext:value-type="float">
            <text:p>0.657206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657387" calcext:value-type="float">
            <text:p>0.657387</text:p>
          </table:table-cell>
          <table:table-cell office:value-type="float" office:value="0.571861" calcext:value-type="float">
            <text:p>0.571861</text:p>
          </table:table-cell>
          <table:table-cell office:value-type="float" office:value="0.044849" calcext:value-type="float">
            <text:p>0.044849</text:p>
          </table:table-cell>
          <table:table-cell office:value-type="float" office:value="0.03946" calcext:value-type="float">
            <text:p>0.03946</text:p>
          </table:table-cell>
          <table:table-cell office:value-type="float" office:value="0.65751" calcext:value-type="float">
            <text:p>0.65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58146" calcext:value-type="float">
            <text:p>0.658146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658317" calcext:value-type="float">
            <text:p>0.658317</text:p>
          </table:table-cell>
          <table:table-cell office:value-type="float" office:value="0.579888" calcext:value-type="float">
            <text:p>0.579888</text:p>
          </table:table-cell>
          <table:table-cell office:value-type="float" office:value="0.040627" calcext:value-type="float">
            <text:p>0.040627</text:p>
          </table:table-cell>
          <table:table-cell office:value-type="float" office:value="0.036279" calcext:value-type="float">
            <text:p>0.036279</text:p>
          </table:table-cell>
          <table:table-cell office:value-type="float" office:value="0.658426" calcext:value-type="float">
            <text:p>0.6584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57896" calcext:value-type="float">
            <text:p>0.657896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.658052" calcext:value-type="float">
            <text:p>0.658052</text:p>
          </table:table-cell>
          <table:table-cell office:value-type="float" office:value="0.584381" calcext:value-type="float">
            <text:p>0.584381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032918" calcext:value-type="float">
            <text:p>0.032918</text:p>
          </table:table-cell>
          <table:table-cell office:value-type="float" office:value="0.658164" calcext:value-type="float">
            <text:p>0.658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68167" calcext:value-type="float">
            <text:p>0.568167</text:p>
          </table:table-cell>
          <table:table-cell office:value-type="float" office:value="0.104649" calcext:value-type="float">
            <text:p>0.104649</text:p>
          </table:table-cell>
          <table:table-cell office:value-type="float" office:value="0.569323" calcext:value-type="float">
            <text:p>0.569323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298245" calcext:value-type="float">
            <text:p>0.298245</text:p>
          </table:table-cell>
          <table:table-cell office:value-type="float" office:value="0.268804" calcext:value-type="float">
            <text:p>0.268804</text:p>
          </table:table-cell>
          <table:table-cell office:value-type="float" office:value="0.569443" calcext:value-type="float">
            <text:p>0.569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63065" calcext:value-type="float">
            <text:p>0.463065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46366" calcext:value-type="float">
            <text:p>0.46366</text:p>
          </table:table-cell>
          <table:table-cell office:value-type="float" office:value="0.175506" calcext:value-type="float">
            <text:p>0.175506</text:p>
          </table:table-cell>
          <table:table-cell office:value-type="float" office:value="0.150434" calcext:value-type="float">
            <text:p>0.150434</text:p>
          </table:table-cell>
          <table:table-cell office:value-type="float" office:value="0.137166" calcext:value-type="float">
            <text:p>0.137166</text:p>
          </table:table-cell>
          <table:table-cell office:value-type="float" office:value="0.46378" calcext:value-type="float">
            <text:p>0.46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63208" calcext:value-type="float">
            <text:p>0.463208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46362" calcext:value-type="float">
            <text:p>0.46362</text:p>
          </table:table-cell>
          <table:table-cell office:value-type="float" office:value="0.265518" calcext:value-type="float">
            <text:p>0.265518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0.092698" calcext:value-type="float">
            <text:p>0.092698</text:p>
          </table:table-cell>
          <table:table-cell office:value-type="float" office:value="0.46373" calcext:value-type="float">
            <text:p>0.46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62324" calcext:value-type="float">
            <text:p>0.462324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462631" calcext:value-type="float">
            <text:p>0.462631</text:p>
          </table:table-cell>
          <table:table-cell office:value-type="float" office:value="0.313157" calcext:value-type="float">
            <text:p>0.313157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69981" calcext:value-type="float">
            <text:p>0.069981</text:p>
          </table:table-cell>
          <table:table-cell office:value-type="float" office:value="0.462741" calcext:value-type="float">
            <text:p>0.462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79518" calcext:value-type="float">
            <text:p>0.479518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.479785" calcext:value-type="float">
            <text:p>0.479785</text:p>
          </table:table-cell>
          <table:table-cell office:value-type="float" office:value="0.35322" calcext:value-type="float">
            <text:p>0.35322</text:p>
          </table:table-cell>
          <table:table-cell office:value-type="float" office:value="0.066456" calcext:value-type="float">
            <text:p>0.066456</text:p>
          </table:table-cell>
          <table:table-cell office:value-type="float" office:value="0.058755" calcext:value-type="float">
            <text:p>0.058755</text:p>
          </table:table-cell>
          <table:table-cell office:value-type="float" office:value="0.479907" calcext:value-type="float">
            <text:p>0.4799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0256" calcext:value-type="float">
            <text:p>0.5002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50049" calcext:value-type="float">
            <text:p>0.50049</text:p>
          </table:table-cell>
          <table:table-cell office:value-type="float" office:value="0.390364" calcext:value-type="float">
            <text:p>0.390364</text:p>
          </table:table-cell>
          <table:table-cell office:value-type="float" office:value="0.057903" calcext:value-type="float">
            <text:p>0.057903</text:p>
          </table:table-cell>
          <table:table-cell office:value-type="float" office:value="0.051179" calcext:value-type="float">
            <text:p>0.051179</text:p>
          </table:table-cell>
          <table:table-cell office:value-type="float" office:value="0.500601" calcext:value-type="float">
            <text:p>0.500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498525" calcext:value-type="float">
            <text:p>0.498525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498727" calcext:value-type="float">
            <text:p>0.498727</text:p>
          </table:table-cell>
          <table:table-cell office:value-type="float" office:value="0.403225" calcext:value-type="float">
            <text:p>0.403225</text:p>
          </table:table-cell>
          <table:table-cell office:value-type="float" office:value="0.049984" calcext:value-type="float">
            <text:p>0.049984</text:p>
          </table:table-cell>
          <table:table-cell office:value-type="float" office:value="0.044396" calcext:value-type="float">
            <text:p>0.044396</text:p>
          </table:table-cell>
          <table:table-cell office:value-type="float" office:value="0.498834" calcext:value-type="float">
            <text:p>0.4988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49984" calcext:value-type="float">
            <text:p>0.49984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500024" calcext:value-type="float">
            <text:p>0.500024</text:p>
          </table:table-cell>
          <table:table-cell office:value-type="float" office:value="0.415209" calcext:value-type="float">
            <text:p>0.415209</text:p>
          </table:table-cell>
          <table:table-cell office:value-type="float" office:value="0.044206" calcext:value-type="float">
            <text:p>0.044206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.500139" calcext:value-type="float">
            <text:p>0.500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01936" calcext:value-type="float">
            <text:p>0.501936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502106" calcext:value-type="float">
            <text:p>0.502106</text:p>
          </table:table-cell>
          <table:table-cell office:value-type="float" office:value="0.421771" calcext:value-type="float">
            <text:p>0.421771</text:p>
          </table:table-cell>
          <table:table-cell office:value-type="float" office:value="0.040564" calcext:value-type="float">
            <text:p>0.040564</text:p>
          </table:table-cell>
          <table:table-cell office:value-type="float" office:value="0.035904" calcext:value-type="float">
            <text:p>0.035904</text:p>
          </table:table-cell>
          <table:table-cell office:value-type="float" office:value="0.502219" calcext:value-type="float">
            <text:p>0.502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77684" calcext:value-type="float">
            <text:p>0.577684</text:p>
          </table:table-cell>
          <table:table-cell office:value-type="float" office:value="0.105614" calcext:value-type="float">
            <text:p>0.105614</text:p>
          </table:table-cell>
          <table:table-cell office:value-type="float" office:value="0.578877" calcext:value-type="float">
            <text:p>0.57887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30353" calcext:value-type="float">
            <text:p>0.30353</text:p>
          </table:table-cell>
          <table:table-cell office:value-type="float" office:value="0.273243" calcext:value-type="float">
            <text:p>0.273243</text:p>
          </table:table-cell>
          <table:table-cell office:value-type="float" office:value="0.578995" calcext:value-type="float">
            <text:p>0.578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463796" calcext:value-type="float">
            <text:p>0.463796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464392" calcext:value-type="float">
            <text:p>0.464392</text:p>
          </table:table-cell>
          <table:table-cell office:value-type="float" office:value="0.175168" calcext:value-type="float">
            <text:p>0.175168</text:p>
          </table:table-cell>
          <table:table-cell office:value-type="float" office:value="0.151173" calcext:value-type="float">
            <text:p>0.151173</text:p>
          </table:table-cell>
          <table:table-cell office:value-type="float" office:value="0.137491" calcext:value-type="float">
            <text:p>0.137491</text:p>
          </table:table-cell>
          <table:table-cell office:value-type="float" office:value="0.464513" calcext:value-type="float">
            <text:p>0.464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472055" calcext:value-type="float">
            <text:p>0.472055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472477" calcext:value-type="float">
            <text:p>0.472477</text:p>
          </table:table-cell>
          <table:table-cell office:value-type="float" office:value="0.266557" calcext:value-type="float">
            <text:p>0.266557</text:p>
          </table:table-cell>
          <table:table-cell office:value-type="float" office:value="0.107873" calcext:value-type="float">
            <text:p>0.107873</text:p>
          </table:table-cell>
          <table:table-cell office:value-type="float" office:value="0.096258" calcext:value-type="float">
            <text:p>0.096258</text:p>
          </table:table-cell>
          <table:table-cell office:value-type="float" office:value="0.472592" calcext:value-type="float">
            <text:p>0.472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90051" calcext:value-type="float">
            <text:p>0.490051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490386" calcext:value-type="float">
            <text:p>0.490386</text:p>
          </table:table-cell>
          <table:table-cell office:value-type="float" office:value="0.332334" calcext:value-type="float">
            <text:p>0.332334</text:p>
          </table:table-cell>
          <table:table-cell office:value-type="float" office:value="0.082851" calcext:value-type="float">
            <text:p>0.082851</text:p>
          </table:table-cell>
          <table:table-cell office:value-type="float" office:value="0.073977" calcext:value-type="float">
            <text:p>0.073977</text:p>
          </table:table-cell>
          <table:table-cell office:value-type="float" office:value="0.490497" calcext:value-type="float">
            <text:p>0.4904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99763" calcext:value-type="float">
            <text:p>0.499763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500041" calcext:value-type="float">
            <text:p>0.500041</text:p>
          </table:table-cell>
          <table:table-cell office:value-type="float" office:value="0.369224" calcext:value-type="float">
            <text:p>0.369224</text:p>
          </table:table-cell>
          <table:table-cell office:value-type="float" office:value="0.068868" calcext:value-type="float">
            <text:p>0.068868</text:p>
          </table:table-cell>
          <table:table-cell office:value-type="float" office:value="0.060685" calcext:value-type="float">
            <text:p>0.060685</text:p>
          </table:table-cell>
          <table:table-cell office:value-type="float" office:value="0.500153" calcext:value-type="float">
            <text:p>0.500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99724" calcext:value-type="float">
            <text:p>0.499724</text:p>
          </table:table-cell>
          <table:table-cell office:value-type="float" office:value="0.002451" calcext:value-type="float">
            <text:p>0.002451</text:p>
          </table:table-cell>
          <table:table-cell office:value-type="float" office:value="0.499959" calcext:value-type="float">
            <text:p>0.499959</text:p>
          </table:table-cell>
          <table:table-cell office:value-type="float" office:value="0.387769" calcext:value-type="float">
            <text:p>0.387769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051541" calcext:value-type="float">
            <text:p>0.051541</text:p>
          </table:table-cell>
          <table:table-cell office:value-type="float" office:value="0.500074" calcext:value-type="float">
            <text:p>0.500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499437" calcext:value-type="float">
            <text:p>0.499437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499644" calcext:value-type="float">
            <text:p>0.499644</text:p>
          </table:table-cell>
          <table:table-cell office:value-type="float" office:value="0.403796" calcext:value-type="float">
            <text:p>0.403796</text:p>
          </table:table-cell>
          <table:table-cell office:value-type="float" office:value="0.050147" calcext:value-type="float">
            <text:p>0.050147</text:p>
          </table:table-cell>
          <table:table-cell office:value-type="float" office:value="0.044528" calcext:value-type="float">
            <text:p>0.044528</text:p>
          </table:table-cell>
          <table:table-cell office:value-type="float" office:value="0.499757" calcext:value-type="float">
            <text:p>0.499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0157" calcext:value-type="float">
            <text:p>0.50157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501753" calcext:value-type="float">
            <text:p>0.501753</text:p>
          </table:table-cell>
          <table:table-cell office:value-type="float" office:value="0.413526" calcext:value-type="float">
            <text:p>0.413526</text:p>
          </table:table-cell>
          <table:table-cell office:value-type="float" office:value="0.044092" calcext:value-type="float">
            <text:p>0.044092</text:p>
          </table:table-cell>
          <table:table-cell office:value-type="float" office:value="0.039508" calcext:value-type="float">
            <text:p>0.039508</text:p>
          </table:table-cell>
          <table:table-cell office:value-type="float" office:value="0.501874" calcext:value-type="float">
            <text:p>0.5018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64401" calcext:value-type="float">
            <text:p>0.564401</text:p>
          </table:table-cell>
          <table:table-cell office:value-type="float" office:value="0.12515" calcext:value-type="float">
            <text:p>0.12515</text:p>
          </table:table-cell>
          <table:table-cell office:value-type="float" office:value="0.565594" calcext:value-type="float">
            <text:p>0.565594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296402" calcext:value-type="float">
            <text:p>0.296402</text:p>
          </table:table-cell>
          <table:table-cell office:value-type="float" office:value="0.266693" calcext:value-type="float">
            <text:p>0.266693</text:p>
          </table:table-cell>
          <table:table-cell office:value-type="float" office:value="0.565714" calcext:value-type="float">
            <text:p>0.56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450247" calcext:value-type="float">
            <text:p>0.45024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450855" calcext:value-type="float">
            <text:p>0.450855</text:p>
          </table:table-cell>
          <table:table-cell office:value-type="float" office:value="0.156545" calcext:value-type="float">
            <text:p>0.156545</text:p>
          </table:table-cell>
          <table:table-cell office:value-type="float" office:value="0.153772" calcext:value-type="float">
            <text:p>0.153772</text:p>
          </table:table-cell>
          <table:table-cell office:value-type="float" office:value="0.139988" calcext:value-type="float">
            <text:p>0.139988</text:p>
          </table:table-cell>
          <table:table-cell office:value-type="float" office:value="0.450976" calcext:value-type="float">
            <text:p>0.450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463178" calcext:value-type="float">
            <text:p>0.463178</text:p>
          </table:table-cell>
          <table:table-cell office:value-type="float" office:value="0.002759" calcext:value-type="float">
            <text:p>0.002759</text:p>
          </table:table-cell>
          <table:table-cell office:value-type="float" office:value="0.463617" calcext:value-type="float">
            <text:p>0.463617</text:p>
          </table:table-cell>
          <table:table-cell office:value-type="float" office:value="0.256157" calcext:value-type="float">
            <text:p>0.256157</text:p>
          </table:table-cell>
          <table:table-cell office:value-type="float" office:value="0.109395" calcext:value-type="float">
            <text:p>0.109395</text:p>
          </table:table-cell>
          <table:table-cell office:value-type="float" office:value="0.097432" calcext:value-type="float">
            <text:p>0.097432</text:p>
          </table:table-cell>
          <table:table-cell office:value-type="float" office:value="0.463728" calcext:value-type="float">
            <text:p>0.463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47872" calcext:value-type="float">
            <text:p>0.47872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479063" calcext:value-type="float">
            <text:p>0.479063</text:p>
          </table:table-cell>
          <table:table-cell office:value-type="float" office:value="0.315983" calcext:value-type="float">
            <text:p>0.315983</text:p>
          </table:table-cell>
          <table:table-cell office:value-type="float" office:value="0.084907" calcext:value-type="float">
            <text:p>0.084907</text:p>
          </table:table-cell>
          <table:table-cell office:value-type="float" office:value="0.075741" calcext:value-type="float">
            <text:p>0.075741</text:p>
          </table:table-cell>
          <table:table-cell office:value-type="float" office:value="0.479182" calcext:value-type="float">
            <text:p>0.479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76748" calcext:value-type="float">
            <text:p>0.476748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477027" calcext:value-type="float">
            <text:p>0.477027</text:p>
          </table:table-cell>
          <table:table-cell office:value-type="float" office:value="0.346578" calcext:value-type="float">
            <text:p>0.34657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0.477144" calcext:value-type="float">
            <text:p>0.477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78337" calcext:value-type="float">
            <text:p>0.478337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478642" calcext:value-type="float">
            <text:p>0.478642</text:p>
          </table:table-cell>
          <table:table-cell office:value-type="float" office:value="0.368081" calcext:value-type="float">
            <text:p>0.368081</text:p>
          </table:table-cell>
          <table:table-cell office:value-type="float" office:value="0.057974" calcext:value-type="float">
            <text:p>0.057974</text:p>
          </table:table-cell>
          <table:table-cell office:value-type="float" office:value="0.051144" calcext:value-type="float">
            <text:p>0.051144</text:p>
          </table:table-cell>
          <table:table-cell office:value-type="float" office:value="0.478746" calcext:value-type="float">
            <text:p>0.478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78852" calcext:value-type="float">
            <text:p>0.478852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0.47906" calcext:value-type="float">
            <text:p>0.47906</text:p>
          </table:table-cell>
          <table:table-cell office:value-type="float" office:value="0.380914" calcext:value-type="float">
            <text:p>0.380914</text:p>
          </table:table-cell>
          <table:table-cell office:value-type="float" office:value="0.050124" calcext:value-type="float">
            <text:p>0.050124</text:p>
          </table:table-cell>
          <table:table-cell office:value-type="float" office:value="0.044365" calcext:value-type="float">
            <text:p>0.044365</text:p>
          </table:table-cell>
          <table:table-cell office:value-type="float" office:value="0.479181" calcext:value-type="float">
            <text:p>0.4791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7674" calcext:value-type="float">
            <text:p>0.57674</text:p>
          </table:table-cell>
          <table:table-cell office:value-type="float" office:value="0.065782" calcext:value-type="float">
            <text:p>0.065782</text:p>
          </table:table-cell>
          <table:table-cell office:value-type="float" office:value="0.577921" calcext:value-type="float">
            <text:p>0.577921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302413" calcext:value-type="float">
            <text:p>0.302413</text:p>
          </table:table-cell>
          <table:table-cell office:value-type="float" office:value="0.273219" calcext:value-type="float">
            <text:p>0.273219</text:p>
          </table:table-cell>
          <table:table-cell office:value-type="float" office:value="0.578039" calcext:value-type="float">
            <text:p>0.578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34955" calcext:value-type="float">
            <text:p>0.534955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535598" calcext:value-type="float">
            <text:p>0.535598</text:p>
          </table:table-cell>
          <table:table-cell office:value-type="float" office:value="0.228368" calcext:value-type="float">
            <text:p>0.228368</text:p>
          </table:table-cell>
          <table:table-cell office:value-type="float" office:value="0.160524" calcext:value-type="float">
            <text:p>0.160524</text:p>
          </table:table-cell>
          <table:table-cell office:value-type="float" office:value="0.146173" calcext:value-type="float">
            <text:p>0.146173</text:p>
          </table:table-cell>
          <table:table-cell office:value-type="float" office:value="0.535719" calcext:value-type="float">
            <text:p>0.535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46728" calcext:value-type="float">
            <text:p>0.546728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.547178" calcext:value-type="float">
            <text:p>0.547178</text:p>
          </table:table-cell>
          <table:table-cell office:value-type="float" office:value="0.32567" calcext:value-type="float">
            <text:p>0.32567</text:p>
          </table:table-cell>
          <table:table-cell office:value-type="float" office:value="0.116194" calcext:value-type="float">
            <text:p>0.116194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0.547303" calcext:value-type="float">
            <text:p>0.5473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49595" calcext:value-type="float">
            <text:p>0.54959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549939" calcext:value-type="float">
            <text:p>0.549939</text:p>
          </table:table-cell>
          <table:table-cell office:value-type="float" office:value="0.388511" calcext:value-type="float">
            <text:p>0.388511</text:p>
          </table:table-cell>
          <table:table-cell office:value-type="float" office:value="0.084769" calcext:value-type="float">
            <text:p>0.084769</text:p>
          </table:table-cell>
          <table:table-cell office:value-type="float" office:value="0.075895" calcext:value-type="float">
            <text:p>0.075895</text:p>
          </table:table-cell>
          <table:table-cell office:value-type="float" office:value="0.550044" calcext:value-type="float">
            <text:p>0.550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44747" calcext:value-type="float">
            <text:p>0.544747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545026" calcext:value-type="float">
            <text:p>0.545026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069129" calcext:value-type="float">
            <text:p>0.069129</text:p>
          </table:table-cell>
          <table:table-cell office:value-type="float" office:value="0.060857" calcext:value-type="float">
            <text:p>0.060857</text:p>
          </table:table-cell>
          <table:table-cell office:value-type="float" office:value="0.545143" calcext:value-type="float">
            <text:p>0.545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47913" calcext:value-type="float">
            <text:p>0.54791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548151" calcext:value-type="float">
            <text:p>0.548151</text:p>
          </table:table-cell>
          <table:table-cell office:value-type="float" office:value="0.435049" calcext:value-type="float">
            <text:p>0.435049</text:p>
          </table:table-cell>
          <table:table-cell office:value-type="float" office:value="0.059229" calcext:value-type="float">
            <text:p>0.059229</text:p>
          </table:table-cell>
          <table:table-cell office:value-type="float" office:value="0.051416" calcext:value-type="float">
            <text:p>0.051416</text:p>
          </table:table-cell>
          <table:table-cell office:value-type="float" office:value="0.54826" calcext:value-type="float">
            <text:p>0.54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606381" calcext:value-type="float">
            <text:p>0.606381</text:p>
          </table:table-cell>
          <table:table-cell office:value-type="float" office:value="0.157781" calcext:value-type="float">
            <text:p>0.157781</text:p>
          </table:table-cell>
          <table:table-cell office:value-type="float" office:value="0.607615" calcext:value-type="float">
            <text:p>0.607615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318346" calcext:value-type="float">
            <text:p>0.318346</text:p>
          </table:table-cell>
          <table:table-cell office:value-type="float" office:value="0.287174" calcext:value-type="float">
            <text:p>0.287174</text:p>
          </table:table-cell>
          <table:table-cell office:value-type="float" office:value="0.607736" calcext:value-type="float">
            <text:p>0.60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51485" calcext:value-type="float">
            <text:p>0.451485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0.452145" calcext:value-type="float">
            <text:p>0.452145</text:p>
          </table:table-cell>
          <table:table-cell office:value-type="float" office:value="0.142307" calcext:value-type="float">
            <text:p>0.142307</text:p>
          </table:table-cell>
          <table:table-cell office:value-type="float" office:value="0.16145" calcext:value-type="float">
            <text:p>0.16145</text:p>
          </table:table-cell>
          <table:table-cell office:value-type="float" office:value="0.146986" calcext:value-type="float">
            <text:p>0.146986</text:p>
          </table:table-cell>
          <table:table-cell office:value-type="float" office:value="0.452264" calcext:value-type="float">
            <text:p>0.452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460739" calcext:value-type="float">
            <text:p>0.460739</text:p>
          </table:table-cell>
          <table:table-cell office:value-type="float" office:value="0.002863" calcext:value-type="float">
            <text:p>0.002863</text:p>
          </table:table-cell>
          <table:table-cell office:value-type="float" office:value="0.461187" calcext:value-type="float">
            <text:p>0.461187</text:p>
          </table:table-cell>
          <table:table-cell office:value-type="float" office:value="0.244982" calcext:value-type="float">
            <text:p>0.244982</text:p>
          </table:table-cell>
          <table:table-cell office:value-type="float" office:value="0.113779" calcext:value-type="float">
            <text:p>0.113779</text:p>
          </table:table-cell>
          <table:table-cell office:value-type="float" office:value="0.101744" calcext:value-type="float">
            <text:p>0.101744</text:p>
          </table:table-cell>
          <table:table-cell office:value-type="float" office:value="0.461303" calcext:value-type="float">
            <text:p>0.461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444511" calcext:value-type="float">
            <text:p>0.444511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444854" calcext:value-type="float">
            <text:p>0.444854</text:p>
          </table:table-cell>
          <table:table-cell office:value-type="float" office:value="0.289417" calcext:value-type="float">
            <text:p>0.289417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0.073119" calcext:value-type="float">
            <text:p>0.073119</text:p>
          </table:table-cell>
          <table:table-cell office:value-type="float" office:value="0.444959" calcext:value-type="float">
            <text:p>0.444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26" calcext:value-type="float">
            <text:p>0.45626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456542" calcext:value-type="float">
            <text:p>0.456542</text:p>
          </table:table-cell>
          <table:table-cell office:value-type="float" office:value="0.32555" calcext:value-type="float">
            <text:p>0.32555</text:p>
          </table:table-cell>
          <table:table-cell office:value-type="float" office:value="0.069617" calcext:value-type="float">
            <text:p>0.069617</text:p>
          </table:table-cell>
          <table:table-cell office:value-type="float" office:value="0.060565" calcext:value-type="float">
            <text:p>0.060565</text:p>
          </table:table-cell>
          <table:table-cell office:value-type="float" office:value="0.456654" calcext:value-type="float">
            <text:p>0.456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629323" calcext:value-type="float">
            <text:p>0.629323</text:p>
          </table:table-cell>
          <table:table-cell office:value-type="float" office:value="0.184478" calcext:value-type="float">
            <text:p>0.184478</text:p>
          </table:table-cell>
          <table:table-cell office:value-type="float" office:value="0.630619" calcext:value-type="float">
            <text:p>0.630619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330161" calcext:value-type="float">
            <text:p>0.330161</text:p>
          </table:table-cell>
          <table:table-cell office:value-type="float" office:value="0.298272" calcext:value-type="float">
            <text:p>0.298272</text:p>
          </table:table-cell>
          <table:table-cell office:value-type="float" office:value="0.630733" calcext:value-type="float">
            <text:p>0.630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4716" calcext:value-type="float">
            <text:p>0.44716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0.447821" calcext:value-type="float">
            <text:p>0.447821</text:p>
          </table:table-cell>
          <table:table-cell office:value-type="float" office:value="0.129791" calcext:value-type="float">
            <text:p>0.129791</text:p>
          </table:table-cell>
          <table:table-cell office:value-type="float" office:value="0.166002" calcext:value-type="float">
            <text:p>0.166002</text:p>
          </table:table-cell>
          <table:table-cell office:value-type="float" office:value="0.150947" calcext:value-type="float">
            <text:p>0.150947</text:p>
          </table:table-cell>
          <table:table-cell office:value-type="float" office:value="0.447942" calcext:value-type="float">
            <text:p>0.4479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42827" calcext:value-type="float">
            <text:p>0.442827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443277" calcext:value-type="float">
            <text:p>0.443277</text:p>
          </table:table-cell>
          <table:table-cell office:value-type="float" office:value="0.227088" calcext:value-type="float">
            <text:p>0.227088</text:p>
          </table:table-cell>
          <table:table-cell office:value-type="float" office:value="0.113603" calcext:value-type="float">
            <text:p>0.113603</text:p>
          </table:table-cell>
          <table:table-cell office:value-type="float" office:value="0.101676" calcext:value-type="float">
            <text:p>0.101676</text:p>
          </table:table-cell>
          <table:table-cell office:value-type="float" office:value="0.443383" calcext:value-type="float">
            <text:p>0.443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21917" calcext:value-type="float">
            <text:p>0.421917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422262" calcext:value-type="float">
            <text:p>0.422262</text:p>
          </table:table-cell>
          <table:table-cell office:value-type="float" office:value="0.265332" calcext:value-type="float">
            <text:p>0.265332</text:p>
          </table:table-cell>
          <table:table-cell office:value-type="float" office:value="0.081335" calcext:value-type="float">
            <text:p>0.081335</text:p>
          </table:table-cell>
          <table:table-cell office:value-type="float" office:value="0.072657" calcext:value-type="float">
            <text:p>0.072657</text:p>
          </table:table-cell>
          <table:table-cell office:value-type="float" office:value="0.422384" calcext:value-type="float">
            <text:p>0.4223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629357" calcext:value-type="float">
            <text:p>0.629357</text:p>
          </table:table-cell>
          <table:table-cell office:value-type="float" office:value="0.193451" calcext:value-type="float">
            <text:p>0.193451</text:p>
          </table:table-cell>
          <table:table-cell office:value-type="float" office:value="0.630643" calcext:value-type="float">
            <text:p>0.630643</text:p>
          </table:table-cell>
          <table:table-cell office:value-type="float" office:value="0.001892" calcext:value-type="float">
            <text:p>0.001892</text:p>
          </table:table-cell>
          <table:table-cell office:value-type="float" office:value="0.330068" calcext:value-type="float">
            <text:p>0.330068</text:p>
          </table:table-cell>
          <table:table-cell office:value-type="float" office:value="0.298339" calcext:value-type="float">
            <text:p>0.298339</text:p>
          </table:table-cell>
          <table:table-cell office:value-type="float" office:value="0.630754" calcext:value-type="float">
            <text:p>0.6307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34261" calcext:value-type="float">
            <text:p>0.434261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434923" calcext:value-type="float">
            <text:p>0.434923</text:p>
          </table:table-cell>
          <table:table-cell office:value-type="float" office:value="0.117408" calcext:value-type="float">
            <text:p>0.117408</text:p>
          </table:table-cell>
          <table:table-cell office:value-type="float" office:value="0.165664" calcext:value-type="float">
            <text:p>0.165664</text:p>
          </table:table-cell>
          <table:table-cell office:value-type="float" office:value="0.150971" calcext:value-type="float">
            <text:p>0.150971</text:p>
          </table:table-cell>
          <table:table-cell office:value-type="float" office:value="0.435032" calcext:value-type="float">
            <text:p>0.4350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3711" calcext:value-type="float">
            <text:p>0.433711</text:p>
          </table:table-cell>
          <table:table-cell office:value-type="float" office:value="0.003955" calcext:value-type="float">
            <text:p>0.003955</text:p>
          </table:table-cell>
          <table:table-cell office:value-type="float" office:value="0.434161" calcext:value-type="float">
            <text:p>0.434161</text:p>
          </table:table-cell>
          <table:table-cell office:value-type="float" office:value="0.217529" calcext:value-type="float">
            <text:p>0.217529</text:p>
          </table:table-cell>
          <table:table-cell office:value-type="float" office:value="0.113382" calcext:value-type="float">
            <text:p>0.113382</text:p>
          </table:table-cell>
          <table:table-cell office:value-type="float" office:value="0.101442" calcext:value-type="float">
            <text:p>0.101442</text:p>
          </table:table-cell>
          <table:table-cell office:value-type="float" office:value="0.434275" calcext:value-type="float">
            <text:p>0.434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629368" calcext:value-type="float">
            <text:p>0.629368</text:p>
          </table:table-cell>
          <table:table-cell office:value-type="float" office:value="0.280703" calcext:value-type="float">
            <text:p>0.280703</text:p>
          </table:table-cell>
          <table:table-cell office:value-type="float" office:value="0.630661" calcext:value-type="float">
            <text:p>0.630661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330326" calcext:value-type="float">
            <text:p>0.330326</text:p>
          </table:table-cell>
          <table:table-cell office:value-type="float" office:value="0.298233" calcext:value-type="float">
            <text:p>0.298233</text:p>
          </table:table-cell>
          <table:table-cell office:value-type="float" office:value="0.630781" calcext:value-type="float">
            <text:p>0.6307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97" calcext:value-type="float">
            <text:p>0.350197</text:p>
          </table:table-cell>
          <table:table-cell office:value-type="float" office:value="0.002927" calcext:value-type="float">
            <text:p>0.002927</text:p>
          </table:table-cell>
          <table:table-cell office:value-type="float" office:value="0.350861" calcext:value-type="float">
            <text:p>0.350861</text:p>
          </table:table-cell>
          <table:table-cell office:value-type="float" office:value="0.032419" calcext:value-type="float">
            <text:p>0.032419</text:p>
          </table:table-cell>
          <table:table-cell office:value-type="float" office:value="0.16561" calcext:value-type="float">
            <text:p>0.16561</text:p>
          </table:table-cell>
          <table:table-cell office:value-type="float" office:value="0.150359" calcext:value-type="float">
            <text:p>0.150359</text:p>
          </table:table-cell>
          <table:table-cell office:value-type="float" office:value="0.350983" calcext:value-type="float">
            <text:p>0.350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617069" calcext:value-type="float">
            <text:p>0.617069</text:p>
          </table:table-cell>
          <table:table-cell office:value-type="float" office:value="0.20617" calcext:value-type="float">
            <text:p>0.20617</text:p>
          </table:table-cell>
          <table:table-cell office:value-type="float" office:value="0.618366" calcext:value-type="float">
            <text:p>0.618366</text:p>
          </table:table-cell>
          <table:table-cell office:value-type="float" office:value="0.002319" calcext:value-type="float">
            <text:p>0.002319</text:p>
          </table:table-cell>
          <table:table-cell office:value-type="float" office:value="0.322928" calcext:value-type="float">
            <text:p>0.322928</text:p>
          </table:table-cell>
          <table:table-cell office:value-type="float" office:value="0.292786" calcext:value-type="float">
            <text:p>0.292786</text:p>
          </table:table-cell>
          <table:table-cell office:value-type="float" office:value="0.618486" calcext:value-type="float">
            <text:p>0.618486</text:p>
          </table:table-cell>
        </table:table-row>
      </table:table>
      <table:named-expressions/>
      <table:database-ranges>
        <table:database-range table:name="__Anonymous_Sheet_DB__0" table:target-range-address="'performance_result_100_it_drm-nvm'.A2:'performance_result_100_it_drm-nvm'.J12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performance_result_100.A2:performance_result_100.I12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performance_result.A2:performance_result.J12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3:19:29.212047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21:18:36.816981230</meta:creation-date>
    <dc:title>SveinGunnar</dc:title>
    <meta:editing-duration>PT9H3M14S</meta:editing-duration>
    <meta:editing-cycles>8</meta:editing-cycles>
    <meta:generator>LibreOffice/6.3.5.2$Linux_X86_64 LibreOffice_project/30$Build-2</meta:generator>
    <dc:date>2020-03-19T13:19:41.568332624</dc:date>
    <meta:print-date>2020-03-13T07:38:28.132428153</meta:print-date>
    <meta:document-statistic meta:table-count="5" meta:cell-count="3632" meta:object-count="0"/>
    <meta:template xlink:type="simple" xlink:actuate="onRequest" xlink:title="SveinGunnar" xlink:href="../../../../../Templates/SveinGunnar.ots" meta:date="2020-03-03T21:18:36.383631755"/>
  </office:meta>
</office:document-meta>
</file>